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61"/>
    <style:style style:name="ce3" style:family="table-cell" style:parent-style-name="Default" style:data-style-name="N1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N_Q</text:p>
          </table:table-cell>
          <table:table-cell table:style-name="ce1" office:value-type="string" calcext:value-type="string">
            <text:p>IN_I</text:p>
          </table:table-cell>
          <table:table-cell office:value-type="string" calcext:value-type="string">
            <text:p>OUT ideal</text:p>
          </table:table-cell>
          <table:table-cell table:style-name="ce1" office:value-type="string" calcext:value-type="string">
            <text:p>OUT_bench</text:p>
          </table:table-cell>
          <table:table-cell table:style-name="ce1" office:value-type="string" calcext:value-type="string">
            <text:p>Out 16 bits</text:p>
          </table:table-cell>
          <table:table-cell table:style-name="ce1" office:value-type="string" calcext:value-type="string">
            <text:p>Out 15 bits</text:p>
          </table:table-cell>
          <table:table-cell table:style-name="ce1" office:value-type="string" calcext:value-type="string">
            <text:p>Out 14</text:p>
          </table:table-cell>
          <table:table-cell table:style-name="ce1" office:value-type="string" calcext:value-type="string">
            <text:p>Out 13</text:p>
          </table:table-cell>
          <table:table-cell table:style-name="ce1" office:value-type="string" calcext:value-type="string">
            <text:p>Out 12</text:p>
          </table:table-cell>
          <table:table-cell table:style-name="ce1" office:value-type="string" calcext:value-type="string">
            <text:p>Out 11</text:p>
          </table:table-cell>
          <table:table-cell table:style-name="ce1" office:value-type="string" calcext:value-type="string">
            <text:p>Out 10</text:p>
          </table:table-cell>
          <table:table-cell table:style-name="ce1" office:value-type="string" calcext:value-type="string">
            <text:p>Out 9</text:p>
          </table:table-cell>
          <table:table-cell table:style-name="ce1" office:value-type="string" calcext:value-type="string">
            <text:p>Out 8</text:p>
          </table:table-cell>
          <table:table-cell table:style-name="ce1" office:value-type="string" calcext:value-type="string">
            <text:p>Out 7</text:p>
          </table:table-cell>
          <table:table-cell table:style-name="ce1" office:value-type="string" calcext:value-type="string">
            <text:p>Out 6</text:p>
          </table:table-cell>
          <table:table-cell table:style-name="ce1" office:value-type="string" calcext:value-type="string">
            <text:p>Out 5</text:p>
          </table:table-cell>
          <table:table-cell table:style-name="ce1" office:value-type="string" calcext:value-type="string">
            <text:p>Out 4</text:p>
          </table:table-cell>
          <table:table-cell table:style-name="ce1" office:value-type="string" calcext:value-type="string">
            <text:p>Out 3</text:p>
          </table:table-cell>
          <table:table-cell table:style-name="ce1" office:value-type="string" calcext:value-type="string">
            <text:p>Out 4</text:p>
          </table:table-cell>
          <table:table-cell table:style-name="ce1"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010414" calcext:value-type="float">
            <text:p>0,0010414</text:p>
          </table:table-cell>
          <table:table-cell table:style-name="ce2" office:value-type="float" office:value="-1.2753E-019" calcext:value-type="float">
            <text:p>-1,28E-19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12626" calcext:value-type="float">
            <text:p>0,012626</text:p>
          </table:table-cell>
          <table:table-cell office:value-type="float" office:value="0.016141" calcext:value-type="float">
            <text:p>0,01614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14068" calcext:value-type="float">
            <text:p>-0,014068</text:p>
          </table:table-cell>
          <table:table-cell office:value-type="float" office:value="-0.0068428" calcext:value-type="float">
            <text:p>-0,0068428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10" office:value-type="float" office:value="-96" calcext:value-type="float">
            <text:p>-9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9717" calcext:value-type="float">
            <text:p>-0,079717</text:p>
          </table:table-cell>
          <table:table-cell office:value-type="float" office:value="-0.10345" calcext:value-type="float">
            <text:p>-0,1034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044" calcext:value-type="float">
            <text:p>-0,2044</text:p>
          </table:table-cell>
          <table:table-cell office:value-type="float" office:value="-0.23968" calcext:value-type="float">
            <text:p>-0,23968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35959" calcext:value-type="float">
            <text:p>-0,35959</text:p>
          </table:table-cell>
          <table:table-cell office:value-type="float" office:value="-0.31849" calcext:value-type="float">
            <text:p>-0,31849</text:p>
          </table:table-cell>
          <table:table-cell table:style-name="ce3"/>
          <table:table-cell table:style-name="ce3" office:value-type="float" office:value="11" calcext:value-type="float">
            <text:p>11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253" calcext:value-type="float">
            <text:p>-0,49253</text:p>
          </table:table-cell>
          <table:table-cell office:value-type="float" office:value="-0.26951" calcext:value-type="float">
            <text:p>-0,26951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066" calcext:value-type="float">
            <text:p>-0,56066</text:p>
          </table:table-cell>
          <table:table-cell office:value-type="float" office:value="-0.082523" calcext:value-type="float">
            <text:p>-0,082523</text:p>
          </table:table-cell>
          <table:table-cell table:style-name="ce3"/>
          <table:table-cell table:style-name="ce3" office:value-type="float" office:value="51" calcext:value-type="float">
            <text:p>51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9158" calcext:value-type="float">
            <text:p>-0,59158</text:p>
          </table:table-cell>
          <table:table-cell office:value-type="float" office:value="0.096215" calcext:value-type="float">
            <text:p>0,096215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364" calcext:value-type="float">
            <text:p>-0,58364</text:p>
          </table:table-cell>
          <table:table-cell office:value-type="float" office:value="0.16195" calcext:value-type="float">
            <text:p>0,16195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2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47" calcext:value-type="float">
            <text:p>-0,5747</text:p>
          </table:table-cell>
          <table:table-cell office:value-type="float" office:value="0.089158" calcext:value-type="float">
            <text:p>0,089158</text:p>
          </table:table-cell>
          <table:table-cell table:style-name="ce3"/>
          <table:table-cell table:style-name="ce3" office:value-type="float" office:value="-46" calcext:value-type="float">
            <text:p>-4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345" calcext:value-type="float">
            <text:p>-0,55345</text:p>
          </table:table-cell>
          <table:table-cell office:value-type="float" office:value="-0.078645" calcext:value-type="float">
            <text:p>-0,078645</text:p>
          </table:table-cell>
          <table:table-cell table:style-name="ce3"/>
          <table:table-cell table:style-name="ce3" office:value-type="float" office:value="-46" calcext:value-type="float">
            <text:p>-4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8391" calcext:value-type="float">
            <text:p>-0,48391</text:p>
          </table:table-cell>
          <table:table-cell office:value-type="float" office:value="-0.26535" calcext:value-type="float">
            <text:p>-0,26535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38" calcext:value-type="float">
            <text:p>-0,4038</text:p>
          </table:table-cell>
          <table:table-cell office:value-type="float" office:value="-0.38911" calcext:value-type="float">
            <text:p>-0,3891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44" calcext:value-type="float">
            <text:p>-0,36844</text:p>
          </table:table-cell>
          <table:table-cell office:value-type="float" office:value="-0.42966" calcext:value-type="float">
            <text:p>-0,42966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01" calcext:value-type="float">
            <text:p>-0,40701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8812" calcext:value-type="float">
            <text:p>-0,48812</text:p>
          </table:table-cell>
          <table:table-cell office:value-type="float" office:value="-0.24968" calcext:value-type="float">
            <text:p>-0,24968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842" calcext:value-type="float">
            <text:p>-0,55842</text:p>
          </table:table-cell>
          <table:table-cell office:value-type="float" office:value="-0.067012" calcext:value-type="float">
            <text:p>-0,06701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097" calcext:value-type="float">
            <text:p>-0,58097</text:p>
          </table:table-cell>
          <table:table-cell office:value-type="float" office:value="0.094347" calcext:value-type="float">
            <text:p>0,09434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221" calcext:value-type="float">
            <text:p>-0,58221</text:p>
          </table:table-cell>
          <table:table-cell office:value-type="float" office:value="0.15889" calcext:value-type="float">
            <text:p>0,158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574" calcext:value-type="float">
            <text:p>-0,57574</text:p>
          </table:table-cell>
          <table:table-cell office:value-type="float" office:value="0.091938" calcext:value-type="float">
            <text:p>0,091938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345" calcext:value-type="float">
            <text:p>-0,55345</text:p>
          </table:table-cell>
          <table:table-cell office:value-type="float" office:value="-0.075651" calcext:value-type="float">
            <text:p>-0,075651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8391" calcext:value-type="float">
            <text:p>-0,48391</text:p>
          </table:table-cell>
          <table:table-cell office:value-type="float" office:value="-0.26437" calcext:value-type="float">
            <text:p>-0,26437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38" calcext:value-type="float">
            <text:p>-0,4038</text:p>
          </table:table-cell>
          <table:table-cell office:value-type="float" office:value="-0.38964" calcext:value-type="float">
            <text:p>-0,38964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44" calcext:value-type="float">
            <text:p>-0,36844</text:p>
          </table:table-cell>
          <table:table-cell office:value-type="float" office:value="-0.42966" calcext:value-type="float">
            <text:p>-0,42966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01" calcext:value-type="float">
            <text:p>-0,40701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5176" calcext:value-type="float">
            <text:p>-0,2517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" calcext:value-type="float">
            <text:p>-0,562</text:p>
          </table:table-cell>
          <table:table-cell office:value-type="float" office:value="-0.080809" calcext:value-type="float">
            <text:p>-0,0808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35" calcext:value-type="float">
            <text:p>-0,56235</text:p>
          </table:table-cell>
          <table:table-cell office:value-type="float" office:value="0.10204" calcext:value-type="float">
            <text:p>0,1020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09" calcext:value-type="float">
            <text:p>-0,5009</text:p>
          </table:table-cell>
          <table:table-cell office:value-type="float" office:value="0.27392" calcext:value-type="float">
            <text:p>0,2739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38994" calcext:value-type="float">
            <text:p>-0,38994</text:p>
          </table:table-cell>
          <table:table-cell office:value-type="float" office:value="0.41412" calcext:value-type="float">
            <text:p>0,4141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022" calcext:value-type="float">
            <text:p>-0,24022</text:p>
          </table:table-cell>
          <table:table-cell office:value-type="float" office:value="0.50952" calcext:value-type="float">
            <text:p>0,5095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0"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56681" calcext:value-type="float">
            <text:p>-0,056681</text:p>
          </table:table-cell>
          <table:table-cell office:value-type="float" office:value="0.56111" calcext:value-type="float">
            <text:p>0,5611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0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9294" calcext:value-type="float">
            <text:p>0,099294</text:p>
          </table:table-cell>
          <table:table-cell office:value-type="float" office:value="0.58091" calcext:value-type="float">
            <text:p>0,5809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3" calcext:value-type="float">
            <text:p>0,15883</text:p>
          </table:table-cell>
          <table:table-cell office:value-type="float" office:value="0.58395" calcext:value-type="float">
            <text:p>0,58395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417" calcext:value-type="float">
            <text:p>0,091417</text:p>
          </table:table-cell>
          <table:table-cell office:value-type="float" office:value="0.57874" calcext:value-type="float">
            <text:p>0,57874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2006" calcext:value-type="float">
            <text:p>-0,072006</text:p>
          </table:table-cell>
          <table:table-cell office:value-type="float" office:value="0.55599" calcext:value-type="float">
            <text:p>0,55599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079" calcext:value-type="float">
            <text:p>-0,26079</text:p>
          </table:table-cell>
          <table:table-cell office:value-type="float" office:value="0.49869" calcext:value-type="float">
            <text:p>0,49869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0878" calcext:value-type="float">
            <text:p>-0,40878</text:p>
          </table:table-cell>
          <table:table-cell office:value-type="float" office:value="0.3976" calcext:value-type="float">
            <text:p>0,3976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99" calcext:value-type="float">
            <text:p>-0,50999</text:p>
          </table:table-cell>
          <table:table-cell office:value-type="float" office:value="0.25469" calcext:value-type="float">
            <text:p>0,2546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3088" calcext:value-type="float">
            <text:p>0,08308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68" calcext:value-type="float">
            <text:p>-0,55968</text:p>
          </table:table-cell>
          <table:table-cell office:value-type="float" office:value="-0.10154" calcext:value-type="float">
            <text:p>-0,1015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7082" calcext:value-type="float">
            <text:p>-0,2708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77" calcext:value-type="float">
            <text:p>-0,40777</text:p>
          </table:table-cell>
          <table:table-cell office:value-type="float" office:value="-0.38905" calcext:value-type="float">
            <text:p>-0,38905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9" calcext:value-type="float">
            <text:p>-0,3689</text:p>
          </table:table-cell>
          <table:table-cell office:value-type="float" office:value="-0.42914" calcext:value-type="float">
            <text:p>-0,42914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649" calcext:value-type="float">
            <text:p>-0,40649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8812" calcext:value-type="float">
            <text:p>-0,48812</text:p>
          </table:table-cell>
          <table:table-cell office:value-type="float" office:value="-0.24968" calcext:value-type="float">
            <text:p>-0,24968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842" calcext:value-type="float">
            <text:p>-0,55842</text:p>
          </table:table-cell>
          <table:table-cell office:value-type="float" office:value="-0.067012" calcext:value-type="float">
            <text:p>-0,06701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097" calcext:value-type="float">
            <text:p>-0,58097</text:p>
          </table:table-cell>
          <table:table-cell office:value-type="float" office:value="0.094347" calcext:value-type="float">
            <text:p>0,09434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221" calcext:value-type="float">
            <text:p>-0,58221</text:p>
          </table:table-cell>
          <table:table-cell office:value-type="float" office:value="0.15889" calcext:value-type="float">
            <text:p>0,158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574" calcext:value-type="float">
            <text:p>-0,57574</text:p>
          </table:table-cell>
          <table:table-cell office:value-type="float" office:value="0.091938" calcext:value-type="float">
            <text:p>0,091938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345" calcext:value-type="float">
            <text:p>-0,55345</text:p>
          </table:table-cell>
          <table:table-cell office:value-type="float" office:value="-0.075651" calcext:value-type="float">
            <text:p>-0,075651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8391" calcext:value-type="float">
            <text:p>-0,48391</text:p>
          </table:table-cell>
          <table:table-cell office:value-type="float" office:value="-0.26437" calcext:value-type="float">
            <text:p>-0,26437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38" calcext:value-type="float">
            <text:p>-0,4038</text:p>
          </table:table-cell>
          <table:table-cell office:value-type="float" office:value="-0.38964" calcext:value-type="float">
            <text:p>-0,38964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44" calcext:value-type="float">
            <text:p>-0,36844</text:p>
          </table:table-cell>
          <table:table-cell office:value-type="float" office:value="-0.42966" calcext:value-type="float">
            <text:p>-0,42966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01" calcext:value-type="float">
            <text:p>-0,40701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5176" calcext:value-type="float">
            <text:p>-0,2517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" calcext:value-type="float">
            <text:p>-0,562</text:p>
          </table:table-cell>
          <table:table-cell office:value-type="float" office:value="-0.080809" calcext:value-type="float">
            <text:p>-0,0808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35" calcext:value-type="float">
            <text:p>-0,56235</text:p>
          </table:table-cell>
          <table:table-cell office:value-type="float" office:value="0.10204" calcext:value-type="float">
            <text:p>0,1020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09" calcext:value-type="float">
            <text:p>-0,5009</text:p>
          </table:table-cell>
          <table:table-cell office:value-type="float" office:value="0.27392" calcext:value-type="float">
            <text:p>0,2739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38994" calcext:value-type="float">
            <text:p>-0,38994</text:p>
          </table:table-cell>
          <table:table-cell office:value-type="float" office:value="0.41412" calcext:value-type="float">
            <text:p>0,4141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23" calcext:value-type="float">
            <text:p>-0,2423</text:p>
          </table:table-cell>
          <table:table-cell office:value-type="float" office:value="0.51368" calcext:value-type="float">
            <text:p>0,51368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8" office:value-type="float" office:value="-24" calcext:value-type="float">
            <text:p>-24</text:p>
          </table:table-cell>
          <table:table-cell table:number-columns-repeated="3"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0478" calcext:value-type="float">
            <text:p>-0,070478</text:p>
          </table:table-cell>
          <table:table-cell office:value-type="float" office:value="0.56371" calcext:value-type="float">
            <text:p>0,5637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2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699" calcext:value-type="float">
            <text:p>0,10699</text:p>
          </table:table-cell>
          <table:table-cell office:value-type="float" office:value="0.55981" calcext:value-type="float">
            <text:p>0,5598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86" calcext:value-type="float">
            <text:p>0,27386</text:p>
          </table:table-cell>
          <table:table-cell office:value-type="float" office:value="0.4994" calcext:value-type="float">
            <text:p>0,499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136" calcext:value-type="float">
            <text:p>0,4136</text:p>
          </table:table-cell>
          <table:table-cell office:value-type="float" office:value="0.39046" calcext:value-type="float">
            <text:p>0,3904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1368" calcext:value-type="float">
            <text:p>0,51368</text:p>
          </table:table-cell>
          <table:table-cell office:value-type="float" office:value="0.2423" calcext:value-type="float">
            <text:p>0,2423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8" office:value-type="float" office:value="66" calcext:value-type="float">
            <text:p>6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371" calcext:value-type="float">
            <text:p>0,56371</text:p>
          </table:table-cell>
          <table:table-cell office:value-type="float" office:value="0.070478" calcext:value-type="float">
            <text:p>0,070478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81" calcext:value-type="float">
            <text:p>0,55981</text:p>
          </table:table-cell>
          <table:table-cell office:value-type="float" office:value="-0.10699" calcext:value-type="float">
            <text:p>-0,10699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94" calcext:value-type="float">
            <text:p>0,4994</text:p>
          </table:table-cell>
          <table:table-cell office:value-type="float" office:value="-0.27386" calcext:value-type="float">
            <text:p>-0,27386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9046" calcext:value-type="float">
            <text:p>0,39046</text:p>
          </table:table-cell>
          <table:table-cell office:value-type="float" office:value="-0.4136" calcext:value-type="float">
            <text:p>-0,4136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022" calcext:value-type="float">
            <text:p>0,24022</text:p>
          </table:table-cell>
          <table:table-cell office:value-type="float" office:value="-0.50952" calcext:value-type="float">
            <text:p>-0,50952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56681" calcext:value-type="float">
            <text:p>0,056681</text:p>
          </table:table-cell>
          <table:table-cell office:value-type="float" office:value="-0.56111" calcext:value-type="float">
            <text:p>-0,5611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2"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9294" calcext:value-type="float">
            <text:p>-0,099294</text:p>
          </table:table-cell>
          <table:table-cell office:value-type="float" office:value="-0.58091" calcext:value-type="float">
            <text:p>-0,580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3" calcext:value-type="float">
            <text:p>-0,15883</text:p>
          </table:table-cell>
          <table:table-cell office:value-type="float" office:value="-0.58395" calcext:value-type="float">
            <text:p>-0,58395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417" calcext:value-type="float">
            <text:p>-0,091417</text:p>
          </table:table-cell>
          <table:table-cell office:value-type="float" office:value="-0.57874" calcext:value-type="float">
            <text:p>-0,5787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2006" calcext:value-type="float">
            <text:p>0,072006</text:p>
          </table:table-cell>
          <table:table-cell office:value-type="float" office:value="-0.55599" calcext:value-type="float">
            <text:p>-0,5559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079" calcext:value-type="float">
            <text:p>0,26079</text:p>
          </table:table-cell>
          <table:table-cell office:value-type="float" office:value="-0.49869" calcext:value-type="float">
            <text:p>-0,4986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78" calcext:value-type="float">
            <text:p>0,40878</text:p>
          </table:table-cell>
          <table:table-cell office:value-type="float" office:value="-0.3976" calcext:value-type="float">
            <text:p>-0,3976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99" calcext:value-type="float">
            <text:p>0,50999</text:p>
          </table:table-cell>
          <table:table-cell office:value-type="float" office:value="-0.25469" calcext:value-type="float">
            <text:p>-0,2546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3088" calcext:value-type="float">
            <text:p>-0,08308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68" calcext:value-type="float">
            <text:p>0,55968</text:p>
          </table:table-cell>
          <table:table-cell office:value-type="float" office:value="0.10154" calcext:value-type="float">
            <text:p>0,10154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7082" calcext:value-type="float">
            <text:p>0,2708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8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77" calcext:value-type="float">
            <text:p>0,40777</text:p>
          </table:table-cell>
          <table:table-cell office:value-type="float" office:value="0.38905" calcext:value-type="float">
            <text:p>0,38905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9" calcext:value-type="float">
            <text:p>0,3689</text:p>
          </table:table-cell>
          <table:table-cell office:value-type="float" office:value="0.42914" calcext:value-type="float">
            <text:p>0,4291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649" calcext:value-type="float">
            <text:p>0,40649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5176" calcext:value-type="float">
            <text:p>0,25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62" calcext:value-type="float">
            <text:p>0,562</text:p>
          </table:table-cell>
          <table:table-cell office:value-type="float" office:value="0.080809" calcext:value-type="float">
            <text:p>0,0808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35" calcext:value-type="float">
            <text:p>0,56235</text:p>
          </table:table-cell>
          <table:table-cell office:value-type="float" office:value="-0.10204" calcext:value-type="float">
            <text:p>-0,10204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09" calcext:value-type="float">
            <text:p>0,5009</text:p>
          </table:table-cell>
          <table:table-cell office:value-type="float" office:value="-0.27392" calcext:value-type="float">
            <text:p>-0,27392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94" calcext:value-type="float">
            <text:p>0,38994</text:p>
          </table:table-cell>
          <table:table-cell office:value-type="float" office:value="-0.41412" calcext:value-type="float">
            <text:p>-0,41412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022" calcext:value-type="float">
            <text:p>0,24022</text:p>
          </table:table-cell>
          <table:table-cell office:value-type="float" office:value="-0.50952" calcext:value-type="float">
            <text:p>-0,50952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56681" calcext:value-type="float">
            <text:p>0,056681</text:p>
          </table:table-cell>
          <table:table-cell office:value-type="float" office:value="-0.56111" calcext:value-type="float">
            <text:p>-0,5611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2"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9294" calcext:value-type="float">
            <text:p>-0,099294</text:p>
          </table:table-cell>
          <table:table-cell office:value-type="float" office:value="-0.58091" calcext:value-type="float">
            <text:p>-0,580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3" calcext:value-type="float">
            <text:p>-0,15883</text:p>
          </table:table-cell>
          <table:table-cell office:value-type="float" office:value="-0.58395" calcext:value-type="float">
            <text:p>-0,58395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417" calcext:value-type="float">
            <text:p>-0,091417</text:p>
          </table:table-cell>
          <table:table-cell office:value-type="float" office:value="-0.57874" calcext:value-type="float">
            <text:p>-0,5787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5651" calcext:value-type="float">
            <text:p>0,075651</text:p>
          </table:table-cell>
          <table:table-cell office:value-type="float" office:value="-0.55443" calcext:value-type="float">
            <text:p>-0,5544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437" calcext:value-type="float">
            <text:p>0,26437</text:p>
          </table:table-cell>
          <table:table-cell office:value-type="float" office:value="-0.48339" calcext:value-type="float">
            <text:p>-0,4833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64" calcext:value-type="float">
            <text:p>0,38964</text:p>
          </table:table-cell>
          <table:table-cell office:value-type="float" office:value="-0.4038" calcext:value-type="float">
            <text:p>-0,403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66" calcext:value-type="float">
            <text:p>0,42966</text:p>
          </table:table-cell>
          <table:table-cell office:value-type="float" office:value="-0.36844" calcext:value-type="float">
            <text:p>-0,3684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701" calcext:value-type="float">
            <text:p>-0,40701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968" calcext:value-type="float">
            <text:p>0,24968</text:p>
          </table:table-cell>
          <table:table-cell office:value-type="float" office:value="-0.48812" calcext:value-type="float">
            <text:p>-0,48812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67012" calcext:value-type="float">
            <text:p>0,067012</text:p>
          </table:table-cell>
          <table:table-cell office:value-type="float" office:value="-0.55842" calcext:value-type="float">
            <text:p>-0,5584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4347" calcext:value-type="float">
            <text:p>-0,094347</text:p>
          </table:table-cell>
          <table:table-cell office:value-type="float" office:value="-0.58097" calcext:value-type="float">
            <text:p>-0,58097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9" calcext:value-type="float">
            <text:p>-0,15889</text:p>
          </table:table-cell>
          <table:table-cell office:value-type="float" office:value="-0.58221" calcext:value-type="float">
            <text:p>-0,5822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938" calcext:value-type="float">
            <text:p>-0,091938</text:p>
          </table:table-cell>
          <table:table-cell office:value-type="float" office:value="-0.57574" calcext:value-type="float">
            <text:p>-0,5757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2006" calcext:value-type="float">
            <text:p>0,072006</text:p>
          </table:table-cell>
          <table:table-cell office:value-type="float" office:value="-0.55501" calcext:value-type="float">
            <text:p>-0,55501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079" calcext:value-type="float">
            <text:p>0,26079</text:p>
          </table:table-cell>
          <table:table-cell office:value-type="float" office:value="-0.49921" calcext:value-type="float">
            <text:p>-0,4992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78" calcext:value-type="float">
            <text:p>0,40878</text:p>
          </table:table-cell>
          <table:table-cell office:value-type="float" office:value="-0.3976" calcext:value-type="float">
            <text:p>-0,3976</text:p>
          </table:table-cell>
          <table:table-cell table:style-name="ce3"/>
          <table:table-cell table:style-name="ce3" office:value-type="float" office:value="52" calcext:value-type="float">
            <text:p>5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99" calcext:value-type="float">
            <text:p>0,50999</text:p>
          </table:table-cell>
          <table:table-cell office:value-type="float" office:value="-0.25469" calcext:value-type="float">
            <text:p>-0,2546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3088" calcext:value-type="float">
            <text:p>-0,08308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68" calcext:value-type="float">
            <text:p>0,55968</text:p>
          </table:table-cell>
          <table:table-cell office:value-type="float" office:value="0.10154" calcext:value-type="float">
            <text:p>0,10154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7082" calcext:value-type="float">
            <text:p>0,2708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8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77" calcext:value-type="float">
            <text:p>0,40777</text:p>
          </table:table-cell>
          <table:table-cell office:value-type="float" office:value="0.38905" calcext:value-type="float">
            <text:p>0,38905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9" calcext:value-type="float">
            <text:p>0,3689</text:p>
          </table:table-cell>
          <table:table-cell office:value-type="float" office:value="0.42914" calcext:value-type="float">
            <text:p>0,4291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649" calcext:value-type="float">
            <text:p>0,40649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8812" calcext:value-type="float">
            <text:p>0,48812</text:p>
          </table:table-cell>
          <table:table-cell office:value-type="float" office:value="0.24968" calcext:value-type="float">
            <text:p>0,24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842" calcext:value-type="float">
            <text:p>0,55842</text:p>
          </table:table-cell>
          <table:table-cell office:value-type="float" office:value="0.067012" calcext:value-type="float">
            <text:p>0,06701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097" calcext:value-type="float">
            <text:p>0,58097</text:p>
          </table:table-cell>
          <table:table-cell office:value-type="float" office:value="-0.094347" calcext:value-type="float">
            <text:p>-0,094347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221" calcext:value-type="float">
            <text:p>0,58221</text:p>
          </table:table-cell>
          <table:table-cell office:value-type="float" office:value="-0.15889" calcext:value-type="float">
            <text:p>-0,15889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7574" calcext:value-type="float">
            <text:p>0,57574</text:p>
          </table:table-cell>
          <table:table-cell office:value-type="float" office:value="-0.091938" calcext:value-type="float">
            <text:p>-0,091938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501" calcext:value-type="float">
            <text:p>0,55501</text:p>
          </table:table-cell>
          <table:table-cell office:value-type="float" office:value="0.072006" calcext:value-type="float">
            <text:p>0,072006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921" calcext:value-type="float">
            <text:p>0,49921</text:p>
          </table:table-cell>
          <table:table-cell office:value-type="float" office:value="0.26079" calcext:value-type="float">
            <text:p>0,26079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976" calcext:value-type="float">
            <text:p>0,3976</text:p>
          </table:table-cell>
          <table:table-cell office:value-type="float" office:value="0.40878" calcext:value-type="float">
            <text:p>0,40878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25469" calcext:value-type="float">
            <text:p>0,25469</text:p>
          </table:table-cell>
          <table:table-cell office:value-type="float" office:value="0.50999" calcext:value-type="float">
            <text:p>0,50999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083088" calcext:value-type="float">
            <text:p>0,083088</text:p>
          </table:table-cell>
          <table:table-cell office:value-type="float" office:value="0.56222" calcext:value-type="float">
            <text:p>0,562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7892" calcext:value-type="float">
            <text:p>-0,097892</text:p>
          </table:table-cell>
          <table:table-cell office:value-type="float" office:value="0.56176" calcext:value-type="float">
            <text:p>0,56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0" office:value-type="float" office:value="-10" calcext:value-type="float">
            <text:p>-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724" calcext:value-type="float">
            <text:p>-0,26724</text:p>
          </table:table-cell>
          <table:table-cell office:value-type="float" office:value="0.50609" calcext:value-type="float">
            <text:p>0,506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-28" calcext:value-type="float">
            <text:p>-28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table:number-columns-repeated="1005"/>
        </table:table-row>
        <table:table-row table:style-name="ro1">
          <table:table-cell office:value-type="float" office:value="-0.40819" calcext:value-type="float">
            <text:p>-0,40819</text:p>
          </table:table-cell>
          <table:table-cell office:value-type="float" office:value="0.3991" calcext:value-type="float">
            <text:p>0,3991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47" calcext:value-type="float">
            <text:p>-0,50947</text:p>
          </table:table-cell>
          <table:table-cell office:value-type="float" office:value="0.25191" calcext:value-type="float">
            <text:p>0,251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0094" calcext:value-type="float">
            <text:p>0,080094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7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76" calcext:value-type="float">
            <text:p>-0,56176</text:p>
          </table:table-cell>
          <table:table-cell office:value-type="float" office:value="-0.098868" calcext:value-type="float">
            <text:p>-0,098868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609" calcext:value-type="float">
            <text:p>-0,50609</text:p>
          </table:table-cell>
          <table:table-cell office:value-type="float" office:value="-0.26672" calcext:value-type="float">
            <text:p>-0,2667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91" calcext:value-type="float">
            <text:p>-0,3991</text:p>
          </table:table-cell>
          <table:table-cell office:value-type="float" office:value="-0.40819" calcext:value-type="float">
            <text:p>-0,40819</text:p>
          </table:table-cell>
          <table:table-cell table:style-name="ce3"/>
          <table:table-cell table:style-name="ce3" office:value-type="float" office:value="-10" calcext:value-type="float">
            <text:p>-1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191" calcext:value-type="float">
            <text:p>-0,25191</text:p>
          </table:table-cell>
          <table:table-cell office:value-type="float" office:value="-0.50947" calcext:value-type="float">
            <text:p>-0,50947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0094" calcext:value-type="float">
            <text:p>-0,080094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251" calcext:value-type="float">
            <text:p>0,10251</text:p>
          </table:table-cell>
          <table:table-cell office:value-type="float" office:value="-0.55968" calcext:value-type="float">
            <text:p>-0,55968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03" calcext:value-type="float">
            <text:p>0,2703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05" calcext:value-type="float">
            <text:p>0,38905</text:p>
          </table:table-cell>
          <table:table-cell office:value-type="float" office:value="-0.40777" calcext:value-type="float">
            <text:p>-0,4077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14" calcext:value-type="float">
            <text:p>0,42914</text:p>
          </table:table-cell>
          <table:table-cell office:value-type="float" office:value="-0.3689" calcext:value-type="float">
            <text:p>-0,36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649" calcext:value-type="float">
            <text:p>-0,40649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968" calcext:value-type="float">
            <text:p>0,24968</text:p>
          </table:table-cell>
          <table:table-cell office:value-type="float" office:value="-0.48812" calcext:value-type="float">
            <text:p>-0,4881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67012" calcext:value-type="float">
            <text:p>0,067012</text:p>
          </table:table-cell>
          <table:table-cell office:value-type="float" office:value="-0.55842" calcext:value-type="float">
            <text:p>-0,5584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4347" calcext:value-type="float">
            <text:p>-0,094347</text:p>
          </table:table-cell>
          <table:table-cell office:value-type="float" office:value="-0.58097" calcext:value-type="float">
            <text:p>-0,58097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9" calcext:value-type="float">
            <text:p>-0,15889</text:p>
          </table:table-cell>
          <table:table-cell office:value-type="float" office:value="-0.58221" calcext:value-type="float">
            <text:p>-0,5822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938" calcext:value-type="float">
            <text:p>-0,091938</text:p>
          </table:table-cell>
          <table:table-cell office:value-type="float" office:value="-0.57574" calcext:value-type="float">
            <text:p>-0,5757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2006" calcext:value-type="float">
            <text:p>0,072006</text:p>
          </table:table-cell>
          <table:table-cell office:value-type="float" office:value="-0.55501" calcext:value-type="float">
            <text:p>-0,55501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079" calcext:value-type="float">
            <text:p>0,26079</text:p>
          </table:table-cell>
          <table:table-cell office:value-type="float" office:value="-0.49921" calcext:value-type="float">
            <text:p>-0,4992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78" calcext:value-type="float">
            <text:p>0,40878</text:p>
          </table:table-cell>
          <table:table-cell office:value-type="float" office:value="-0.3976" calcext:value-type="float">
            <text:p>-0,3976</text:p>
          </table:table-cell>
          <table:table-cell table:style-name="ce3"/>
          <table:table-cell table:style-name="ce3" office:value-type="float" office:value="52" calcext:value-type="float">
            <text:p>5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99" calcext:value-type="float">
            <text:p>0,50999</text:p>
          </table:table-cell>
          <table:table-cell office:value-type="float" office:value="-0.25469" calcext:value-type="float">
            <text:p>-0,2546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3088" calcext:value-type="float">
            <text:p>-0,08308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76" calcext:value-type="float">
            <text:p>0,56176</text:p>
          </table:table-cell>
          <table:table-cell office:value-type="float" office:value="0.097892" calcext:value-type="float">
            <text:p>0,097892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609" calcext:value-type="float">
            <text:p>0,50609</text:p>
          </table:table-cell>
          <table:table-cell office:value-type="float" office:value="0.26724" calcext:value-type="float">
            <text:p>0,26724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office:value-type="float" office:value="0.3991" calcext:value-type="float">
            <text:p>0,3991</text:p>
          </table:table-cell>
          <table:table-cell office:value-type="float" office:value="0.40819" calcext:value-type="float">
            <text:p>0,4081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25191" calcext:value-type="float">
            <text:p>0,25191</text:p>
          </table:table-cell>
          <table:table-cell office:value-type="float" office:value="0.50947" calcext:value-type="float">
            <text:p>0,5094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080094" calcext:value-type="float">
            <text:p>0,080094</text:p>
          </table:table-cell>
          <table:table-cell office:value-type="float" office:value="0.56222" calcext:value-type="float">
            <text:p>0,562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251" calcext:value-type="float">
            <text:p>-0,10251</text:p>
          </table:table-cell>
          <table:table-cell office:value-type="float" office:value="0.55968" calcext:value-type="float">
            <text:p>0,55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0" office:value-type="float" office:value="-10" calcext:value-type="float">
            <text:p>-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03" calcext:value-type="float">
            <text:p>-0,2703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-28" calcext:value-type="float">
            <text:p>-28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05" calcext:value-type="float">
            <text:p>-0,38905</text:p>
          </table:table-cell>
          <table:table-cell office:value-type="float" office:value="0.40777" calcext:value-type="float">
            <text:p>0,40777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14" calcext:value-type="float">
            <text:p>-0,42914</text:p>
          </table:table-cell>
          <table:table-cell office:value-type="float" office:value="0.3689" calcext:value-type="float">
            <text:p>0,368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649" calcext:value-type="float">
            <text:p>0,4064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968" calcext:value-type="float">
            <text:p>-0,24968</text:p>
          </table:table-cell>
          <table:table-cell office:value-type="float" office:value="0.48812" calcext:value-type="float">
            <text:p>0,48812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67012" calcext:value-type="float">
            <text:p>-0,067012</text:p>
          </table:table-cell>
          <table:table-cell office:value-type="float" office:value="0.55842" calcext:value-type="float">
            <text:p>0,5584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4347" calcext:value-type="float">
            <text:p>0,094347</text:p>
          </table:table-cell>
          <table:table-cell office:value-type="float" office:value="0.58097" calcext:value-type="float">
            <text:p>0,58097</text:p>
          </table:table-cell>
          <table:table-cell table:style-name="ce3"/>
          <table:table-cell table:style-name="ce3" office:value-type="float" office:value="-10" calcext:value-type="float">
            <text:p>-10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9" calcext:value-type="float">
            <text:p>0,15889</text:p>
          </table:table-cell>
          <table:table-cell office:value-type="float" office:value="0.58221" calcext:value-type="float">
            <text:p>0,58221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938" calcext:value-type="float">
            <text:p>0,091938</text:p>
          </table:table-cell>
          <table:table-cell office:value-type="float" office:value="0.57574" calcext:value-type="float">
            <text:p>0,57574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5651" calcext:value-type="float">
            <text:p>-0,075651</text:p>
          </table:table-cell>
          <table:table-cell office:value-type="float" office:value="0.55345" calcext:value-type="float">
            <text:p>0,55345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437" calcext:value-type="float">
            <text:p>-0,26437</text:p>
          </table:table-cell>
          <table:table-cell office:value-type="float" office:value="0.48391" calcext:value-type="float">
            <text:p>0,4839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-28" calcext:value-type="float">
            <text:p>-28</text:p>
          </table:table-cell>
          <table:table-cell table:number-columns-repeated="2"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64" calcext:value-type="float">
            <text:p>-0,38964</text:p>
          </table:table-cell>
          <table:table-cell office:value-type="float" office:value="0.4038" calcext:value-type="float">
            <text:p>0,4038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1" office:value-type="float" office:value="-44" calcext:value-type="float">
            <text:p>-44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66" calcext:value-type="float">
            <text:p>-0,42966</text:p>
          </table:table-cell>
          <table:table-cell office:value-type="float" office:value="0.36844" calcext:value-type="float">
            <text:p>0,36844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701" calcext:value-type="float">
            <text:p>0,4070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968" calcext:value-type="float">
            <text:p>-0,24968</text:p>
          </table:table-cell>
          <table:table-cell office:value-type="float" office:value="0.48812" calcext:value-type="float">
            <text:p>0,4881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67012" calcext:value-type="float">
            <text:p>-0,067012</text:p>
          </table:table-cell>
          <table:table-cell office:value-type="float" office:value="0.55842" calcext:value-type="float">
            <text:p>0,5584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4347" calcext:value-type="float">
            <text:p>0,094347</text:p>
          </table:table-cell>
          <table:table-cell office:value-type="float" office:value="0.58097" calcext:value-type="float">
            <text:p>0,58097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9" calcext:value-type="float">
            <text:p>0,15889</text:p>
          </table:table-cell>
          <table:table-cell office:value-type="float" office:value="0.58221" calcext:value-type="float">
            <text:p>0,58221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938" calcext:value-type="float">
            <text:p>0,091938</text:p>
          </table:table-cell>
          <table:table-cell office:value-type="float" office:value="0.57574" calcext:value-type="float">
            <text:p>0,57574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2006" calcext:value-type="float">
            <text:p>-0,072006</text:p>
          </table:table-cell>
          <table:table-cell office:value-type="float" office:value="0.55501" calcext:value-type="float">
            <text:p>0,55501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079" calcext:value-type="float">
            <text:p>-0,26079</text:p>
          </table:table-cell>
          <table:table-cell office:value-type="float" office:value="0.49921" calcext:value-type="float">
            <text:p>0,4992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0878" calcext:value-type="float">
            <text:p>-0,40878</text:p>
          </table:table-cell>
          <table:table-cell office:value-type="float" office:value="0.3976" calcext:value-type="float">
            <text:p>0,3976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99" calcext:value-type="float">
            <text:p>-0,50999</text:p>
          </table:table-cell>
          <table:table-cell office:value-type="float" office:value="0.25469" calcext:value-type="float">
            <text:p>0,2546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3088" calcext:value-type="float">
            <text:p>0,08308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68" calcext:value-type="float">
            <text:p>-0,55968</text:p>
          </table:table-cell>
          <table:table-cell office:value-type="float" office:value="-0.10154" calcext:value-type="float">
            <text:p>-0,1015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7082" calcext:value-type="float">
            <text:p>-0,2708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77" calcext:value-type="float">
            <text:p>-0,40777</text:p>
          </table:table-cell>
          <table:table-cell office:value-type="float" office:value="-0.38905" calcext:value-type="float">
            <text:p>-0,38905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9" calcext:value-type="float">
            <text:p>-0,3689</text:p>
          </table:table-cell>
          <table:table-cell office:value-type="float" office:value="-0.42914" calcext:value-type="float">
            <text:p>-0,42914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649" calcext:value-type="float">
            <text:p>-0,40649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5176" calcext:value-type="float">
            <text:p>-0,25176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" calcext:value-type="float">
            <text:p>-0,562</text:p>
          </table:table-cell>
          <table:table-cell office:value-type="float" office:value="-0.080809" calcext:value-type="float">
            <text:p>-0,0808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35" calcext:value-type="float">
            <text:p>-0,56235</text:p>
          </table:table-cell>
          <table:table-cell office:value-type="float" office:value="0.10204" calcext:value-type="float">
            <text:p>0,1020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09" calcext:value-type="float">
            <text:p>-0,5009</text:p>
          </table:table-cell>
          <table:table-cell office:value-type="float" office:value="0.27392" calcext:value-type="float">
            <text:p>0,2739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38994" calcext:value-type="float">
            <text:p>-0,38994</text:p>
          </table:table-cell>
          <table:table-cell office:value-type="float" office:value="0.41412" calcext:value-type="float">
            <text:p>0,4141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022" calcext:value-type="float">
            <text:p>-0,24022</text:p>
          </table:table-cell>
          <table:table-cell office:value-type="float" office:value="0.50952" calcext:value-type="float">
            <text:p>0,5095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0"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56681" calcext:value-type="float">
            <text:p>-0,056681</text:p>
          </table:table-cell>
          <table:table-cell office:value-type="float" office:value="0.56111" calcext:value-type="float">
            <text:p>0,5611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0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9294" calcext:value-type="float">
            <text:p>0,099294</text:p>
          </table:table-cell>
          <table:table-cell office:value-type="float" office:value="0.58091" calcext:value-type="float">
            <text:p>0,5809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3" calcext:value-type="float">
            <text:p>0,15883</text:p>
          </table:table-cell>
          <table:table-cell office:value-type="float" office:value="0.58395" calcext:value-type="float">
            <text:p>0,58395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417" calcext:value-type="float">
            <text:p>0,091417</text:p>
          </table:table-cell>
          <table:table-cell office:value-type="float" office:value="0.57874" calcext:value-type="float">
            <text:p>0,57874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5651" calcext:value-type="float">
            <text:p>-0,075651</text:p>
          </table:table-cell>
          <table:table-cell office:value-type="float" office:value="0.55443" calcext:value-type="float">
            <text:p>0,55443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437" calcext:value-type="float">
            <text:p>-0,26437</text:p>
          </table:table-cell>
          <table:table-cell office:value-type="float" office:value="0.48339" calcext:value-type="float">
            <text:p>0,48339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-28" calcext:value-type="float">
            <text:p>-28</text:p>
          </table:table-cell>
          <table:table-cell table:number-columns-repeated="2"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64" calcext:value-type="float">
            <text:p>-0,38964</text:p>
          </table:table-cell>
          <table:table-cell office:value-type="float" office:value="0.4038" calcext:value-type="float">
            <text:p>0,4038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1" office:value-type="float" office:value="-44" calcext:value-type="float">
            <text:p>-44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66" calcext:value-type="float">
            <text:p>-0,42966</text:p>
          </table:table-cell>
          <table:table-cell office:value-type="float" office:value="0.36844" calcext:value-type="float">
            <text:p>0,36844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701" calcext:value-type="float">
            <text:p>0,4070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5176" calcext:value-type="float">
            <text:p>-0,25176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080809" calcext:value-type="float">
            <text:p>-0,080809</text:p>
          </table:table-cell>
          <table:table-cell office:value-type="float" office:value="0.562" calcext:value-type="float">
            <text:p>0,56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8" office:value-type="float" office:value="-10" calcext:value-type="float">
            <text:p>-10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204" calcext:value-type="float">
            <text:p>0,10204</text:p>
          </table:table-cell>
          <table:table-cell office:value-type="float" office:value="0.56183" calcext:value-type="float">
            <text:p>0,56183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92" calcext:value-type="float">
            <text:p>0,27392</text:p>
          </table:table-cell>
          <table:table-cell office:value-type="float" office:value="0.50187" calcext:value-type="float">
            <text:p>0,50187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41412" calcext:value-type="float">
            <text:p>0,41412</text:p>
          </table:table-cell>
          <table:table-cell office:value-type="float" office:value="0.39241" calcext:value-type="float">
            <text:p>0,3924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0952" calcext:value-type="float">
            <text:p>0,50952</text:p>
          </table:table-cell>
          <table:table-cell office:value-type="float" office:value="0.24345" calcext:value-type="float">
            <text:p>0,24345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9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11" calcext:value-type="float">
            <text:p>0,56111</text:p>
          </table:table-cell>
          <table:table-cell office:value-type="float" office:value="0.059155" calcext:value-type="float">
            <text:p>0,059155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091" calcext:value-type="float">
            <text:p>0,58091</text:p>
          </table:table-cell>
          <table:table-cell office:value-type="float" office:value="-0.098318" calcext:value-type="float">
            <text:p>-0,098318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395" calcext:value-type="float">
            <text:p>0,58395</text:p>
          </table:table-cell>
          <table:table-cell office:value-type="float" office:value="-0.15935" calcext:value-type="float">
            <text:p>-0,15935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7874" calcext:value-type="float">
            <text:p>0,57874</text:p>
          </table:table-cell>
          <table:table-cell office:value-type="float" office:value="-0.091417" calcext:value-type="float">
            <text:p>-0,09141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443" calcext:value-type="float">
            <text:p>0,55443</text:p>
          </table:table-cell>
          <table:table-cell office:value-type="float" office:value="0.075651" calcext:value-type="float">
            <text:p>0,075651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8339" calcext:value-type="float">
            <text:p>0,48339</text:p>
          </table:table-cell>
          <table:table-cell office:value-type="float" office:value="0.26437" calcext:value-type="float">
            <text:p>0,26437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0"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38" calcext:value-type="float">
            <text:p>0,4038</text:p>
          </table:table-cell>
          <table:table-cell office:value-type="float" office:value="0.38964" calcext:value-type="float">
            <text:p>0,3896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44" calcext:value-type="float">
            <text:p>0,36844</text:p>
          </table:table-cell>
          <table:table-cell office:value-type="float" office:value="0.42966" calcext:value-type="float">
            <text:p>0,42966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01" calcext:value-type="float">
            <text:p>0,40701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8812" calcext:value-type="float">
            <text:p>0,48812</text:p>
          </table:table-cell>
          <table:table-cell office:value-type="float" office:value="0.24968" calcext:value-type="float">
            <text:p>0,24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842" calcext:value-type="float">
            <text:p>0,55842</text:p>
          </table:table-cell>
          <table:table-cell office:value-type="float" office:value="0.067012" calcext:value-type="float">
            <text:p>0,06701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097" calcext:value-type="float">
            <text:p>0,58097</text:p>
          </table:table-cell>
          <table:table-cell office:value-type="float" office:value="-0.094347" calcext:value-type="float">
            <text:p>-0,094347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221" calcext:value-type="float">
            <text:p>0,58221</text:p>
          </table:table-cell>
          <table:table-cell office:value-type="float" office:value="-0.15889" calcext:value-type="float">
            <text:p>-0,15889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7574" calcext:value-type="float">
            <text:p>0,57574</text:p>
          </table:table-cell>
          <table:table-cell office:value-type="float" office:value="-0.091938" calcext:value-type="float">
            <text:p>-0,091938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345" calcext:value-type="float">
            <text:p>0,55345</text:p>
          </table:table-cell>
          <table:table-cell office:value-type="float" office:value="0.075651" calcext:value-type="float">
            <text:p>0,075651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8391" calcext:value-type="float">
            <text:p>0,48391</text:p>
          </table:table-cell>
          <table:table-cell office:value-type="float" office:value="0.26437" calcext:value-type="float">
            <text:p>0,26437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0"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38" calcext:value-type="float">
            <text:p>0,4038</text:p>
          </table:table-cell>
          <table:table-cell office:value-type="float" office:value="0.38964" calcext:value-type="float">
            <text:p>0,3896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44" calcext:value-type="float">
            <text:p>0,36844</text:p>
          </table:table-cell>
          <table:table-cell office:value-type="float" office:value="0.42966" calcext:value-type="float">
            <text:p>0,42966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01" calcext:value-type="float">
            <text:p>0,40701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5176" calcext:value-type="float">
            <text:p>0,25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62" calcext:value-type="float">
            <text:p>0,562</text:p>
          </table:table-cell>
          <table:table-cell office:value-type="float" office:value="0.080809" calcext:value-type="float">
            <text:p>0,0808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35" calcext:value-type="float">
            <text:p>0,56235</text:p>
          </table:table-cell>
          <table:table-cell office:value-type="float" office:value="-0.10204" calcext:value-type="float">
            <text:p>-0,10204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09" calcext:value-type="float">
            <text:p>0,5009</text:p>
          </table:table-cell>
          <table:table-cell office:value-type="float" office:value="-0.27392" calcext:value-type="float">
            <text:p>-0,27392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94" calcext:value-type="float">
            <text:p>0,38994</text:p>
          </table:table-cell>
          <table:table-cell office:value-type="float" office:value="-0.41412" calcext:value-type="float">
            <text:p>-0,41412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23" calcext:value-type="float">
            <text:p>0,2423</text:p>
          </table:table-cell>
          <table:table-cell office:value-type="float" office:value="-0.51368" calcext:value-type="float">
            <text:p>-0,51368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0478" calcext:value-type="float">
            <text:p>0,070478</text:p>
          </table:table-cell>
          <table:table-cell office:value-type="float" office:value="-0.56371" calcext:value-type="float">
            <text:p>-0,5637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699" calcext:value-type="float">
            <text:p>-0,10699</text:p>
          </table:table-cell>
          <table:table-cell office:value-type="float" office:value="-0.55981" calcext:value-type="float">
            <text:p>-0,5598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86" calcext:value-type="float">
            <text:p>-0,27386</text:p>
          </table:table-cell>
          <table:table-cell office:value-type="float" office:value="-0.4994" calcext:value-type="float">
            <text:p>-0,4994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36" calcext:value-type="float">
            <text:p>-0,4136</text:p>
          </table:table-cell>
          <table:table-cell office:value-type="float" office:value="-0.39046" calcext:value-type="float">
            <text:p>-0,3904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952" calcext:value-type="float">
            <text:p>-0,50952</text:p>
          </table:table-cell>
          <table:table-cell office:value-type="float" office:value="-0.24022" calcext:value-type="float">
            <text:p>-0,240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11" calcext:value-type="float">
            <text:p>-0,56111</text:p>
          </table:table-cell>
          <table:table-cell office:value-type="float" office:value="-0.056681" calcext:value-type="float">
            <text:p>-0,05668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9" office:value-type="float" office:value="-94" calcext:value-type="float">
            <text:p>-94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091" calcext:value-type="float">
            <text:p>-0,58091</text:p>
          </table:table-cell>
          <table:table-cell office:value-type="float" office:value="0.099294" calcext:value-type="float">
            <text:p>0,09929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395" calcext:value-type="float">
            <text:p>-0,58395</text:p>
          </table:table-cell>
          <table:table-cell office:value-type="float" office:value="0.15883" calcext:value-type="float">
            <text:p>0,15883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874" calcext:value-type="float">
            <text:p>-0,57874</text:p>
          </table:table-cell>
          <table:table-cell office:value-type="float" office:value="0.091417" calcext:value-type="float">
            <text:p>0,091417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599" calcext:value-type="float">
            <text:p>-0,55599</text:p>
          </table:table-cell>
          <table:table-cell office:value-type="float" office:value="-0.072006" calcext:value-type="float">
            <text:p>-0,072006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869" calcext:value-type="float">
            <text:p>-0,49869</text:p>
          </table:table-cell>
          <table:table-cell office:value-type="float" office:value="-0.26079" calcext:value-type="float">
            <text:p>-0,2607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76" calcext:value-type="float">
            <text:p>-0,3976</text:p>
          </table:table-cell>
          <table:table-cell office:value-type="float" office:value="-0.40878" calcext:value-type="float">
            <text:p>-0,40878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469" calcext:value-type="float">
            <text:p>-0,25469</text:p>
          </table:table-cell>
          <table:table-cell office:value-type="float" office:value="-0.50999" calcext:value-type="float">
            <text:p>-0,50999</text:p>
          </table:table-cell>
          <table:table-cell table:style-name="ce3"/>
          <table:table-cell table:style-name="ce3" office:value-type="float" office:value="-80" calcext:value-type="float">
            <text:p>-8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3088" calcext:value-type="float">
            <text:p>-0,083088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7892" calcext:value-type="float">
            <text:p>0,097892</text:p>
          </table:table-cell>
          <table:table-cell office:value-type="float" office:value="-0.56176" calcext:value-type="float">
            <text:p>-0,5617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724" calcext:value-type="float">
            <text:p>0,26724</text:p>
          </table:table-cell>
          <table:table-cell office:value-type="float" office:value="-0.50609" calcext:value-type="float">
            <text:p>-0,506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19" calcext:value-type="float">
            <text:p>0,40819</text:p>
          </table:table-cell>
          <table:table-cell office:value-type="float" office:value="-0.3991" calcext:value-type="float">
            <text:p>-0,3991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47" calcext:value-type="float">
            <text:p>0,50947</text:p>
          </table:table-cell>
          <table:table-cell office:value-type="float" office:value="-0.25191" calcext:value-type="float">
            <text:p>-0,2519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0094" calcext:value-type="float">
            <text:p>-0,080094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76" calcext:value-type="float">
            <text:p>0,56176</text:p>
          </table:table-cell>
          <table:table-cell office:value-type="float" office:value="0.098868" calcext:value-type="float">
            <text:p>0,09886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609" calcext:value-type="float">
            <text:p>0,50609</text:p>
          </table:table-cell>
          <table:table-cell office:value-type="float" office:value="0.26672" calcext:value-type="float">
            <text:p>0,2667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1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office:value-type="float" office:value="0.3991" calcext:value-type="float">
            <text:p>0,3991</text:p>
          </table:table-cell>
          <table:table-cell office:value-type="float" office:value="0.40819" calcext:value-type="float">
            <text:p>0,4081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25191" calcext:value-type="float">
            <text:p>0,25191</text:p>
          </table:table-cell>
          <table:table-cell office:value-type="float" office:value="0.50947" calcext:value-type="float">
            <text:p>0,5094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080094" calcext:value-type="float">
            <text:p>0,080094</text:p>
          </table:table-cell>
          <table:table-cell office:value-type="float" office:value="0.56222" calcext:value-type="float">
            <text:p>0,562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251" calcext:value-type="float">
            <text:p>-0,10251</text:p>
          </table:table-cell>
          <table:table-cell office:value-type="float" office:value="0.55968" calcext:value-type="float">
            <text:p>0,55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0" office:value-type="float" office:value="-10" calcext:value-type="float">
            <text:p>-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03" calcext:value-type="float">
            <text:p>-0,2703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-28" calcext:value-type="float">
            <text:p>-28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05" calcext:value-type="float">
            <text:p>-0,38905</text:p>
          </table:table-cell>
          <table:table-cell office:value-type="float" office:value="0.40777" calcext:value-type="float">
            <text:p>0,40777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14" calcext:value-type="float">
            <text:p>-0,42914</text:p>
          </table:table-cell>
          <table:table-cell office:value-type="float" office:value="0.3689" calcext:value-type="float">
            <text:p>0,368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649" calcext:value-type="float">
            <text:p>0,4064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968" calcext:value-type="float">
            <text:p>-0,24968</text:p>
          </table:table-cell>
          <table:table-cell office:value-type="float" office:value="0.48812" calcext:value-type="float">
            <text:p>0,48812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67012" calcext:value-type="float">
            <text:p>-0,067012</text:p>
          </table:table-cell>
          <table:table-cell office:value-type="float" office:value="0.55842" calcext:value-type="float">
            <text:p>0,5584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4347" calcext:value-type="float">
            <text:p>0,094347</text:p>
          </table:table-cell>
          <table:table-cell office:value-type="float" office:value="0.58097" calcext:value-type="float">
            <text:p>0,58097</text:p>
          </table:table-cell>
          <table:table-cell table:style-name="ce3"/>
          <table:table-cell table:style-name="ce3" office:value-type="float" office:value="-10" calcext:value-type="float">
            <text:p>-10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9" calcext:value-type="float">
            <text:p>0,15889</text:p>
          </table:table-cell>
          <table:table-cell office:value-type="float" office:value="0.58221" calcext:value-type="float">
            <text:p>0,58221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938" calcext:value-type="float">
            <text:p>0,091938</text:p>
          </table:table-cell>
          <table:table-cell office:value-type="float" office:value="0.57574" calcext:value-type="float">
            <text:p>0,57574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5651" calcext:value-type="float">
            <text:p>-0,075651</text:p>
          </table:table-cell>
          <table:table-cell office:value-type="float" office:value="0.55345" calcext:value-type="float">
            <text:p>0,55345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437" calcext:value-type="float">
            <text:p>-0,26437</text:p>
          </table:table-cell>
          <table:table-cell office:value-type="float" office:value="0.48391" calcext:value-type="float">
            <text:p>0,4839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-28" calcext:value-type="float">
            <text:p>-28</text:p>
          </table:table-cell>
          <table:table-cell table:number-columns-repeated="2"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64" calcext:value-type="float">
            <text:p>-0,38964</text:p>
          </table:table-cell>
          <table:table-cell office:value-type="float" office:value="0.4038" calcext:value-type="float">
            <text:p>0,4038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1" office:value-type="float" office:value="-44" calcext:value-type="float">
            <text:p>-44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66" calcext:value-type="float">
            <text:p>-0,42966</text:p>
          </table:table-cell>
          <table:table-cell office:value-type="float" office:value="0.36844" calcext:value-type="float">
            <text:p>0,36844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701" calcext:value-type="float">
            <text:p>0,4070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968" calcext:value-type="float">
            <text:p>-0,24968</text:p>
          </table:table-cell>
          <table:table-cell office:value-type="float" office:value="0.48812" calcext:value-type="float">
            <text:p>0,4881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67012" calcext:value-type="float">
            <text:p>-0,067012</text:p>
          </table:table-cell>
          <table:table-cell office:value-type="float" office:value="0.55842" calcext:value-type="float">
            <text:p>0,5584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4347" calcext:value-type="float">
            <text:p>0,094347</text:p>
          </table:table-cell>
          <table:table-cell office:value-type="float" office:value="0.58097" calcext:value-type="float">
            <text:p>0,58097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9" calcext:value-type="float">
            <text:p>0,15889</text:p>
          </table:table-cell>
          <table:table-cell office:value-type="float" office:value="0.58221" calcext:value-type="float">
            <text:p>0,58221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938" calcext:value-type="float">
            <text:p>0,091938</text:p>
          </table:table-cell>
          <table:table-cell office:value-type="float" office:value="0.57574" calcext:value-type="float">
            <text:p>0,57574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5651" calcext:value-type="float">
            <text:p>-0,075651</text:p>
          </table:table-cell>
          <table:table-cell office:value-type="float" office:value="0.55345" calcext:value-type="float">
            <text:p>0,55345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437" calcext:value-type="float">
            <text:p>-0,26437</text:p>
          </table:table-cell>
          <table:table-cell office:value-type="float" office:value="0.48391" calcext:value-type="float">
            <text:p>0,4839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-28" calcext:value-type="float">
            <text:p>-28</text:p>
          </table:table-cell>
          <table:table-cell table:number-columns-repeated="2"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64" calcext:value-type="float">
            <text:p>-0,38964</text:p>
          </table:table-cell>
          <table:table-cell office:value-type="float" office:value="0.4038" calcext:value-type="float">
            <text:p>0,4038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1" office:value-type="float" office:value="-44" calcext:value-type="float">
            <text:p>-44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66" calcext:value-type="float">
            <text:p>-0,42966</text:p>
          </table:table-cell>
          <table:table-cell office:value-type="float" office:value="0.36844" calcext:value-type="float">
            <text:p>0,36844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701" calcext:value-type="float">
            <text:p>0,4070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968" calcext:value-type="float">
            <text:p>-0,24968</text:p>
          </table:table-cell>
          <table:table-cell office:value-type="float" office:value="0.48812" calcext:value-type="float">
            <text:p>0,4881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67012" calcext:value-type="float">
            <text:p>-0,067012</text:p>
          </table:table-cell>
          <table:table-cell office:value-type="float" office:value="0.55842" calcext:value-type="float">
            <text:p>0,5584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4347" calcext:value-type="float">
            <text:p>0,094347</text:p>
          </table:table-cell>
          <table:table-cell office:value-type="float" office:value="0.58097" calcext:value-type="float">
            <text:p>0,58097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9" calcext:value-type="float">
            <text:p>0,15889</text:p>
          </table:table-cell>
          <table:table-cell office:value-type="float" office:value="0.58221" calcext:value-type="float">
            <text:p>0,58221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938" calcext:value-type="float">
            <text:p>0,091938</text:p>
          </table:table-cell>
          <table:table-cell office:value-type="float" office:value="0.57574" calcext:value-type="float">
            <text:p>0,57574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5651" calcext:value-type="float">
            <text:p>-0,075651</text:p>
          </table:table-cell>
          <table:table-cell office:value-type="float" office:value="0.55345" calcext:value-type="float">
            <text:p>0,55345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437" calcext:value-type="float">
            <text:p>-0,26437</text:p>
          </table:table-cell>
          <table:table-cell office:value-type="float" office:value="0.48391" calcext:value-type="float">
            <text:p>0,4839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-28" calcext:value-type="float">
            <text:p>-28</text:p>
          </table:table-cell>
          <table:table-cell table:number-columns-repeated="2"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64" calcext:value-type="float">
            <text:p>-0,38964</text:p>
          </table:table-cell>
          <table:table-cell office:value-type="float" office:value="0.4038" calcext:value-type="float">
            <text:p>0,4038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1" office:value-type="float" office:value="-44" calcext:value-type="float">
            <text:p>-44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66" calcext:value-type="float">
            <text:p>-0,42966</text:p>
          </table:table-cell>
          <table:table-cell office:value-type="float" office:value="0.36844" calcext:value-type="float">
            <text:p>0,36844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701" calcext:value-type="float">
            <text:p>0,4070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5176" calcext:value-type="float">
            <text:p>-0,25176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080809" calcext:value-type="float">
            <text:p>-0,080809</text:p>
          </table:table-cell>
          <table:table-cell office:value-type="float" office:value="0.562" calcext:value-type="float">
            <text:p>0,56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8" office:value-type="float" office:value="-10" calcext:value-type="float">
            <text:p>-10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204" calcext:value-type="float">
            <text:p>0,10204</text:p>
          </table:table-cell>
          <table:table-cell office:value-type="float" office:value="0.56183" calcext:value-type="float">
            <text:p>0,56183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92" calcext:value-type="float">
            <text:p>0,27392</text:p>
          </table:table-cell>
          <table:table-cell office:value-type="float" office:value="0.50187" calcext:value-type="float">
            <text:p>0,50187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41412" calcext:value-type="float">
            <text:p>0,41412</text:p>
          </table:table-cell>
          <table:table-cell office:value-type="float" office:value="0.39241" calcext:value-type="float">
            <text:p>0,3924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1368" calcext:value-type="float">
            <text:p>0,51368</text:p>
          </table:table-cell>
          <table:table-cell office:value-type="float" office:value="0.24553" calcext:value-type="float">
            <text:p>0,24553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7" office:value-type="float" office:value="62" calcext:value-type="float">
            <text:p>6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371" calcext:value-type="float">
            <text:p>0,56371</text:p>
          </table:table-cell>
          <table:table-cell office:value-type="float" office:value="0.072952" calcext:value-type="float">
            <text:p>0,072952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81" calcext:value-type="float">
            <text:p>0,55981</text:p>
          </table:table-cell>
          <table:table-cell office:value-type="float" office:value="-0.10601" calcext:value-type="float">
            <text:p>-0,10601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94" calcext:value-type="float">
            <text:p>0,4994</text:p>
          </table:table-cell>
          <table:table-cell office:value-type="float" office:value="-0.27438" calcext:value-type="float">
            <text:p>-0,27438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9046" calcext:value-type="float">
            <text:p>0,39046</text:p>
          </table:table-cell>
          <table:table-cell office:value-type="float" office:value="-0.4136" calcext:value-type="float">
            <text:p>-0,4136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022" calcext:value-type="float">
            <text:p>0,24022</text:p>
          </table:table-cell>
          <table:table-cell office:value-type="float" office:value="-0.50952" calcext:value-type="float">
            <text:p>-0,50952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56681" calcext:value-type="float">
            <text:p>0,056681</text:p>
          </table:table-cell>
          <table:table-cell office:value-type="float" office:value="-0.56111" calcext:value-type="float">
            <text:p>-0,5611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2"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9294" calcext:value-type="float">
            <text:p>-0,099294</text:p>
          </table:table-cell>
          <table:table-cell office:value-type="float" office:value="-0.58091" calcext:value-type="float">
            <text:p>-0,580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3" calcext:value-type="float">
            <text:p>-0,15883</text:p>
          </table:table-cell>
          <table:table-cell office:value-type="float" office:value="-0.58395" calcext:value-type="float">
            <text:p>-0,58395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417" calcext:value-type="float">
            <text:p>-0,091417</text:p>
          </table:table-cell>
          <table:table-cell office:value-type="float" office:value="-0.57874" calcext:value-type="float">
            <text:p>-0,5787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5651" calcext:value-type="float">
            <text:p>0,075651</text:p>
          </table:table-cell>
          <table:table-cell office:value-type="float" office:value="-0.55443" calcext:value-type="float">
            <text:p>-0,5544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437" calcext:value-type="float">
            <text:p>0,26437</text:p>
          </table:table-cell>
          <table:table-cell office:value-type="float" office:value="-0.48339" calcext:value-type="float">
            <text:p>-0,4833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64" calcext:value-type="float">
            <text:p>0,38964</text:p>
          </table:table-cell>
          <table:table-cell office:value-type="float" office:value="-0.4038" calcext:value-type="float">
            <text:p>-0,403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66" calcext:value-type="float">
            <text:p>0,42966</text:p>
          </table:table-cell>
          <table:table-cell office:value-type="float" office:value="-0.36844" calcext:value-type="float">
            <text:p>-0,3684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701" calcext:value-type="float">
            <text:p>-0,40701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5176" calcext:value-type="float">
            <text:p>0,25176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080809" calcext:value-type="float">
            <text:p>0,080809</text:p>
          </table:table-cell>
          <table:table-cell office:value-type="float" office:value="-0.562" calcext:value-type="float">
            <text:p>-0,56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204" calcext:value-type="float">
            <text:p>-0,10204</text:p>
          </table:table-cell>
          <table:table-cell office:value-type="float" office:value="-0.56183" calcext:value-type="float">
            <text:p>-0,56183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92" calcext:value-type="float">
            <text:p>-0,27392</text:p>
          </table:table-cell>
          <table:table-cell office:value-type="float" office:value="-0.50187" calcext:value-type="float">
            <text:p>-0,5018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412" calcext:value-type="float">
            <text:p>-0,41412</text:p>
          </table:table-cell>
          <table:table-cell office:value-type="float" office:value="-0.39241" calcext:value-type="float">
            <text:p>-0,3924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1368" calcext:value-type="float">
            <text:p>-0,51368</text:p>
          </table:table-cell>
          <table:table-cell office:value-type="float" office:value="-0.24553" calcext:value-type="float">
            <text:p>-0,2455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371" calcext:value-type="float">
            <text:p>-0,56371</text:p>
          </table:table-cell>
          <table:table-cell office:value-type="float" office:value="-0.072952" calcext:value-type="float">
            <text:p>-0,072952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81" calcext:value-type="float">
            <text:p>-0,55981</text:p>
          </table:table-cell>
          <table:table-cell office:value-type="float" office:value="0.10601" calcext:value-type="float">
            <text:p>0,1060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94" calcext:value-type="float">
            <text:p>-0,4994</text:p>
          </table:table-cell>
          <table:table-cell office:value-type="float" office:value="0.27438" calcext:value-type="float">
            <text:p>0,27438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9046" calcext:value-type="float">
            <text:p>-0,39046</text:p>
          </table:table-cell>
          <table:table-cell office:value-type="float" office:value="0.4136" calcext:value-type="float">
            <text:p>0,4136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23" calcext:value-type="float">
            <text:p>-0,2423</text:p>
          </table:table-cell>
          <table:table-cell office:value-type="float" office:value="0.51368" calcext:value-type="float">
            <text:p>0,5136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8" office:value-type="float" office:value="-24" calcext:value-type="float">
            <text:p>-24</text:p>
          </table:table-cell>
          <table:table-cell table:number-columns-repeated="3"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0478" calcext:value-type="float">
            <text:p>-0,070478</text:p>
          </table:table-cell>
          <table:table-cell office:value-type="float" office:value="0.56371" calcext:value-type="float">
            <text:p>0,5637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2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699" calcext:value-type="float">
            <text:p>0,10699</text:p>
          </table:table-cell>
          <table:table-cell office:value-type="float" office:value="0.55981" calcext:value-type="float">
            <text:p>0,5598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86" calcext:value-type="float">
            <text:p>0,27386</text:p>
          </table:table-cell>
          <table:table-cell office:value-type="float" office:value="0.4994" calcext:value-type="float">
            <text:p>0,499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136" calcext:value-type="float">
            <text:p>0,4136</text:p>
          </table:table-cell>
          <table:table-cell office:value-type="float" office:value="0.39046" calcext:value-type="float">
            <text:p>0,3904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1368" calcext:value-type="float">
            <text:p>0,51368</text:p>
          </table:table-cell>
          <table:table-cell office:value-type="float" office:value="0.2423" calcext:value-type="float">
            <text:p>0,2423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8" office:value-type="float" office:value="66" calcext:value-type="float">
            <text:p>6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371" calcext:value-type="float">
            <text:p>0,56371</text:p>
          </table:table-cell>
          <table:table-cell office:value-type="float" office:value="0.070478" calcext:value-type="float">
            <text:p>0,070478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81" calcext:value-type="float">
            <text:p>0,55981</text:p>
          </table:table-cell>
          <table:table-cell office:value-type="float" office:value="-0.10699" calcext:value-type="float">
            <text:p>-0,10699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94" calcext:value-type="float">
            <text:p>0,4994</text:p>
          </table:table-cell>
          <table:table-cell office:value-type="float" office:value="-0.27386" calcext:value-type="float">
            <text:p>-0,27386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9046" calcext:value-type="float">
            <text:p>0,39046</text:p>
          </table:table-cell>
          <table:table-cell office:value-type="float" office:value="-0.4136" calcext:value-type="float">
            <text:p>-0,4136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022" calcext:value-type="float">
            <text:p>0,24022</text:p>
          </table:table-cell>
          <table:table-cell office:value-type="float" office:value="-0.50952" calcext:value-type="float">
            <text:p>-0,50952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56681" calcext:value-type="float">
            <text:p>0,056681</text:p>
          </table:table-cell>
          <table:table-cell office:value-type="float" office:value="-0.56111" calcext:value-type="float">
            <text:p>-0,5611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2"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9294" calcext:value-type="float">
            <text:p>-0,099294</text:p>
          </table:table-cell>
          <table:table-cell office:value-type="float" office:value="-0.58091" calcext:value-type="float">
            <text:p>-0,580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3" calcext:value-type="float">
            <text:p>-0,15883</text:p>
          </table:table-cell>
          <table:table-cell office:value-type="float" office:value="-0.58395" calcext:value-type="float">
            <text:p>-0,58395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417" calcext:value-type="float">
            <text:p>-0,091417</text:p>
          </table:table-cell>
          <table:table-cell office:value-type="float" office:value="-0.57874" calcext:value-type="float">
            <text:p>-0,5787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2006" calcext:value-type="float">
            <text:p>0,072006</text:p>
          </table:table-cell>
          <table:table-cell office:value-type="float" office:value="-0.55599" calcext:value-type="float">
            <text:p>-0,5559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079" calcext:value-type="float">
            <text:p>0,26079</text:p>
          </table:table-cell>
          <table:table-cell office:value-type="float" office:value="-0.49869" calcext:value-type="float">
            <text:p>-0,4986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78" calcext:value-type="float">
            <text:p>0,40878</text:p>
          </table:table-cell>
          <table:table-cell office:value-type="float" office:value="-0.3976" calcext:value-type="float">
            <text:p>-0,3976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99" calcext:value-type="float">
            <text:p>0,50999</text:p>
          </table:table-cell>
          <table:table-cell office:value-type="float" office:value="-0.25469" calcext:value-type="float">
            <text:p>-0,2546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3088" calcext:value-type="float">
            <text:p>-0,08308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76" calcext:value-type="float">
            <text:p>0,56176</text:p>
          </table:table-cell>
          <table:table-cell office:value-type="float" office:value="0.097892" calcext:value-type="float">
            <text:p>0,097892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609" calcext:value-type="float">
            <text:p>0,50609</text:p>
          </table:table-cell>
          <table:table-cell office:value-type="float" office:value="0.26724" calcext:value-type="float">
            <text:p>0,26724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office:value-type="float" office:value="0.3991" calcext:value-type="float">
            <text:p>0,3991</text:p>
          </table:table-cell>
          <table:table-cell office:value-type="float" office:value="0.40819" calcext:value-type="float">
            <text:p>0,4081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25191" calcext:value-type="float">
            <text:p>0,25191</text:p>
          </table:table-cell>
          <table:table-cell office:value-type="float" office:value="0.50947" calcext:value-type="float">
            <text:p>0,5094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080094" calcext:value-type="float">
            <text:p>0,080094</text:p>
          </table:table-cell>
          <table:table-cell office:value-type="float" office:value="0.56222" calcext:value-type="float">
            <text:p>0,562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251" calcext:value-type="float">
            <text:p>-0,10251</text:p>
          </table:table-cell>
          <table:table-cell office:value-type="float" office:value="0.55968" calcext:value-type="float">
            <text:p>0,55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0" office:value-type="float" office:value="-10" calcext:value-type="float">
            <text:p>-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03" calcext:value-type="float">
            <text:p>-0,2703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-28" calcext:value-type="float">
            <text:p>-28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05" calcext:value-type="float">
            <text:p>-0,38905</text:p>
          </table:table-cell>
          <table:table-cell office:value-type="float" office:value="0.40777" calcext:value-type="float">
            <text:p>0,40777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14" calcext:value-type="float">
            <text:p>-0,42914</text:p>
          </table:table-cell>
          <table:table-cell office:value-type="float" office:value="0.3689" calcext:value-type="float">
            <text:p>0,368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649" calcext:value-type="float">
            <text:p>0,4064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5176" calcext:value-type="float">
            <text:p>-0,25176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080809" calcext:value-type="float">
            <text:p>-0,080809</text:p>
          </table:table-cell>
          <table:table-cell office:value-type="float" office:value="0.562" calcext:value-type="float">
            <text:p>0,56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8" office:value-type="float" office:value="-10" calcext:value-type="float">
            <text:p>-10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204" calcext:value-type="float">
            <text:p>0,10204</text:p>
          </table:table-cell>
          <table:table-cell office:value-type="float" office:value="0.56183" calcext:value-type="float">
            <text:p>0,56183</text:p>
          </table:table-cell>
          <table:table-cell table:style-name="ce3"/>
          <table:table-cell table:style-name="ce3" office:value-type="float" office:value="-10" calcext:value-type="float">
            <text:p>-10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92" calcext:value-type="float">
            <text:p>0,27392</text:p>
          </table:table-cell>
          <table:table-cell office:value-type="float" office:value="0.50187" calcext:value-type="float">
            <text:p>0,50187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41412" calcext:value-type="float">
            <text:p>0,41412</text:p>
          </table:table-cell>
          <table:table-cell office:value-type="float" office:value="0.39241" calcext:value-type="float">
            <text:p>0,3924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0952" calcext:value-type="float">
            <text:p>0,50952</text:p>
          </table:table-cell>
          <table:table-cell office:value-type="float" office:value="0.24345" calcext:value-type="float">
            <text:p>0,24345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9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11" calcext:value-type="float">
            <text:p>0,56111</text:p>
          </table:table-cell>
          <table:table-cell office:value-type="float" office:value="0.059155" calcext:value-type="float">
            <text:p>0,059155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091" calcext:value-type="float">
            <text:p>0,58091</text:p>
          </table:table-cell>
          <table:table-cell office:value-type="float" office:value="-0.098318" calcext:value-type="float">
            <text:p>-0,098318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395" calcext:value-type="float">
            <text:p>0,58395</text:p>
          </table:table-cell>
          <table:table-cell office:value-type="float" office:value="-0.15935" calcext:value-type="float">
            <text:p>-0,15935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7874" calcext:value-type="float">
            <text:p>0,57874</text:p>
          </table:table-cell>
          <table:table-cell office:value-type="float" office:value="-0.091417" calcext:value-type="float">
            <text:p>-0,09141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443" calcext:value-type="float">
            <text:p>0,55443</text:p>
          </table:table-cell>
          <table:table-cell office:value-type="float" office:value="0.075651" calcext:value-type="float">
            <text:p>0,075651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8339" calcext:value-type="float">
            <text:p>0,48339</text:p>
          </table:table-cell>
          <table:table-cell office:value-type="float" office:value="0.26437" calcext:value-type="float">
            <text:p>0,26437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0"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38" calcext:value-type="float">
            <text:p>0,4038</text:p>
          </table:table-cell>
          <table:table-cell office:value-type="float" office:value="0.38964" calcext:value-type="float">
            <text:p>0,3896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44" calcext:value-type="float">
            <text:p>0,36844</text:p>
          </table:table-cell>
          <table:table-cell office:value-type="float" office:value="0.42966" calcext:value-type="float">
            <text:p>0,42966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01" calcext:value-type="float">
            <text:p>0,40701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5176" calcext:value-type="float">
            <text:p>0,25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62" calcext:value-type="float">
            <text:p>0,562</text:p>
          </table:table-cell>
          <table:table-cell office:value-type="float" office:value="0.080809" calcext:value-type="float">
            <text:p>0,0808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35" calcext:value-type="float">
            <text:p>0,56235</text:p>
          </table:table-cell>
          <table:table-cell office:value-type="float" office:value="-0.10204" calcext:value-type="float">
            <text:p>-0,10204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09" calcext:value-type="float">
            <text:p>0,5009</text:p>
          </table:table-cell>
          <table:table-cell office:value-type="float" office:value="-0.27392" calcext:value-type="float">
            <text:p>-0,27392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94" calcext:value-type="float">
            <text:p>0,38994</text:p>
          </table:table-cell>
          <table:table-cell office:value-type="float" office:value="-0.41412" calcext:value-type="float">
            <text:p>-0,41412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022" calcext:value-type="float">
            <text:p>0,24022</text:p>
          </table:table-cell>
          <table:table-cell office:value-type="float" office:value="-0.50952" calcext:value-type="float">
            <text:p>-0,50952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56681" calcext:value-type="float">
            <text:p>0,056681</text:p>
          </table:table-cell>
          <table:table-cell office:value-type="float" office:value="-0.56111" calcext:value-type="float">
            <text:p>-0,5611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2"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9294" calcext:value-type="float">
            <text:p>-0,099294</text:p>
          </table:table-cell>
          <table:table-cell office:value-type="float" office:value="-0.58091" calcext:value-type="float">
            <text:p>-0,580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3" calcext:value-type="float">
            <text:p>-0,15883</text:p>
          </table:table-cell>
          <table:table-cell office:value-type="float" office:value="-0.58395" calcext:value-type="float">
            <text:p>-0,58395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417" calcext:value-type="float">
            <text:p>-0,091417</text:p>
          </table:table-cell>
          <table:table-cell office:value-type="float" office:value="-0.57874" calcext:value-type="float">
            <text:p>-0,5787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5651" calcext:value-type="float">
            <text:p>0,075651</text:p>
          </table:table-cell>
          <table:table-cell office:value-type="float" office:value="-0.55443" calcext:value-type="float">
            <text:p>-0,5544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437" calcext:value-type="float">
            <text:p>0,26437</text:p>
          </table:table-cell>
          <table:table-cell office:value-type="float" office:value="-0.48339" calcext:value-type="float">
            <text:p>-0,4833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64" calcext:value-type="float">
            <text:p>0,38964</text:p>
          </table:table-cell>
          <table:table-cell office:value-type="float" office:value="-0.4038" calcext:value-type="float">
            <text:p>-0,403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66" calcext:value-type="float">
            <text:p>0,42966</text:p>
          </table:table-cell>
          <table:table-cell office:value-type="float" office:value="-0.36844" calcext:value-type="float">
            <text:p>-0,3684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701" calcext:value-type="float">
            <text:p>-0,40701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5176" calcext:value-type="float">
            <text:p>0,25176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080809" calcext:value-type="float">
            <text:p>0,080809</text:p>
          </table:table-cell>
          <table:table-cell office:value-type="float" office:value="-0.562" calcext:value-type="float">
            <text:p>-0,56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204" calcext:value-type="float">
            <text:p>-0,10204</text:p>
          </table:table-cell>
          <table:table-cell office:value-type="float" office:value="-0.56183" calcext:value-type="float">
            <text:p>-0,56183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92" calcext:value-type="float">
            <text:p>-0,27392</text:p>
          </table:table-cell>
          <table:table-cell office:value-type="float" office:value="-0.50187" calcext:value-type="float">
            <text:p>-0,5018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412" calcext:value-type="float">
            <text:p>-0,41412</text:p>
          </table:table-cell>
          <table:table-cell office:value-type="float" office:value="-0.39241" calcext:value-type="float">
            <text:p>-0,3924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952" calcext:value-type="float">
            <text:p>-0,50952</text:p>
          </table:table-cell>
          <table:table-cell office:value-type="float" office:value="-0.24345" calcext:value-type="float">
            <text:p>-0,24345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11" calcext:value-type="float">
            <text:p>-0,56111</text:p>
          </table:table-cell>
          <table:table-cell office:value-type="float" office:value="-0.059155" calcext:value-type="float">
            <text:p>-0,059155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8"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091" calcext:value-type="float">
            <text:p>-0,58091</text:p>
          </table:table-cell>
          <table:table-cell office:value-type="float" office:value="0.098318" calcext:value-type="float">
            <text:p>0,09831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395" calcext:value-type="float">
            <text:p>-0,58395</text:p>
          </table:table-cell>
          <table:table-cell office:value-type="float" office:value="0.15935" calcext:value-type="float">
            <text:p>0,15935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874" calcext:value-type="float">
            <text:p>-0,57874</text:p>
          </table:table-cell>
          <table:table-cell office:value-type="float" office:value="0.091417" calcext:value-type="float">
            <text:p>0,091417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443" calcext:value-type="float">
            <text:p>-0,55443</text:p>
          </table:table-cell>
          <table:table-cell office:value-type="float" office:value="-0.075651" calcext:value-type="float">
            <text:p>-0,075651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8339" calcext:value-type="float">
            <text:p>-0,48339</text:p>
          </table:table-cell>
          <table:table-cell office:value-type="float" office:value="-0.26437" calcext:value-type="float">
            <text:p>-0,26437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38" calcext:value-type="float">
            <text:p>-0,4038</text:p>
          </table:table-cell>
          <table:table-cell office:value-type="float" office:value="-0.38964" calcext:value-type="float">
            <text:p>-0,38964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44" calcext:value-type="float">
            <text:p>-0,36844</text:p>
          </table:table-cell>
          <table:table-cell office:value-type="float" office:value="-0.42966" calcext:value-type="float">
            <text:p>-0,42966</text:p>
          </table:table-cell>
          <table:table-cell table:style-name="ce3"/>
          <table:table-cell table:style-name="ce3" office:value-type="float" office:value="-80" calcext:value-type="float">
            <text:p>-8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01" calcext:value-type="float">
            <text:p>-0,40701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5176" calcext:value-type="float">
            <text:p>-0,2517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" calcext:value-type="float">
            <text:p>-0,562</text:p>
          </table:table-cell>
          <table:table-cell office:value-type="float" office:value="-0.080809" calcext:value-type="float">
            <text:p>-0,0808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35" calcext:value-type="float">
            <text:p>-0,56235</text:p>
          </table:table-cell>
          <table:table-cell office:value-type="float" office:value="0.10204" calcext:value-type="float">
            <text:p>0,1020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09" calcext:value-type="float">
            <text:p>-0,5009</text:p>
          </table:table-cell>
          <table:table-cell office:value-type="float" office:value="0.27392" calcext:value-type="float">
            <text:p>0,2739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38994" calcext:value-type="float">
            <text:p>-0,38994</text:p>
          </table:table-cell>
          <table:table-cell office:value-type="float" office:value="0.41412" calcext:value-type="float">
            <text:p>0,4141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23" calcext:value-type="float">
            <text:p>-0,2423</text:p>
          </table:table-cell>
          <table:table-cell office:value-type="float" office:value="0.51368" calcext:value-type="float">
            <text:p>0,51368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8" office:value-type="float" office:value="-24" calcext:value-type="float">
            <text:p>-24</text:p>
          </table:table-cell>
          <table:table-cell table:number-columns-repeated="3"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0478" calcext:value-type="float">
            <text:p>-0,070478</text:p>
          </table:table-cell>
          <table:table-cell office:value-type="float" office:value="0.56371" calcext:value-type="float">
            <text:p>0,5637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2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699" calcext:value-type="float">
            <text:p>0,10699</text:p>
          </table:table-cell>
          <table:table-cell office:value-type="float" office:value="0.55981" calcext:value-type="float">
            <text:p>0,5598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86" calcext:value-type="float">
            <text:p>0,27386</text:p>
          </table:table-cell>
          <table:table-cell office:value-type="float" office:value="0.4994" calcext:value-type="float">
            <text:p>0,499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136" calcext:value-type="float">
            <text:p>0,4136</text:p>
          </table:table-cell>
          <table:table-cell office:value-type="float" office:value="0.39046" calcext:value-type="float">
            <text:p>0,3904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1368" calcext:value-type="float">
            <text:p>0,51368</text:p>
          </table:table-cell>
          <table:table-cell office:value-type="float" office:value="0.2423" calcext:value-type="float">
            <text:p>0,2423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8" office:value-type="float" office:value="66" calcext:value-type="float">
            <text:p>6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371" calcext:value-type="float">
            <text:p>0,56371</text:p>
          </table:table-cell>
          <table:table-cell office:value-type="float" office:value="0.070478" calcext:value-type="float">
            <text:p>0,070478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81" calcext:value-type="float">
            <text:p>0,55981</text:p>
          </table:table-cell>
          <table:table-cell office:value-type="float" office:value="-0.10699" calcext:value-type="float">
            <text:p>-0,10699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94" calcext:value-type="float">
            <text:p>0,4994</text:p>
          </table:table-cell>
          <table:table-cell office:value-type="float" office:value="-0.27386" calcext:value-type="float">
            <text:p>-0,27386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9046" calcext:value-type="float">
            <text:p>0,39046</text:p>
          </table:table-cell>
          <table:table-cell office:value-type="float" office:value="-0.4136" calcext:value-type="float">
            <text:p>-0,4136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23" calcext:value-type="float">
            <text:p>0,2423</text:p>
          </table:table-cell>
          <table:table-cell office:value-type="float" office:value="-0.51368" calcext:value-type="float">
            <text:p>-0,51368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0478" calcext:value-type="float">
            <text:p>0,070478</text:p>
          </table:table-cell>
          <table:table-cell office:value-type="float" office:value="-0.56371" calcext:value-type="float">
            <text:p>-0,5637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699" calcext:value-type="float">
            <text:p>-0,10699</text:p>
          </table:table-cell>
          <table:table-cell office:value-type="float" office:value="-0.55981" calcext:value-type="float">
            <text:p>-0,5598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86" calcext:value-type="float">
            <text:p>-0,27386</text:p>
          </table:table-cell>
          <table:table-cell office:value-type="float" office:value="-0.4994" calcext:value-type="float">
            <text:p>-0,4994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36" calcext:value-type="float">
            <text:p>-0,4136</text:p>
          </table:table-cell>
          <table:table-cell office:value-type="float" office:value="-0.39046" calcext:value-type="float">
            <text:p>-0,3904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1368" calcext:value-type="float">
            <text:p>-0,51368</text:p>
          </table:table-cell>
          <table:table-cell office:value-type="float" office:value="-0.2423" calcext:value-type="float">
            <text:p>-0,242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371" calcext:value-type="float">
            <text:p>-0,56371</text:p>
          </table:table-cell>
          <table:table-cell office:value-type="float" office:value="-0.070478" calcext:value-type="float">
            <text:p>-0,07047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81" calcext:value-type="float">
            <text:p>-0,55981</text:p>
          </table:table-cell>
          <table:table-cell office:value-type="float" office:value="0.10699" calcext:value-type="float">
            <text:p>0,1069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94" calcext:value-type="float">
            <text:p>-0,4994</text:p>
          </table:table-cell>
          <table:table-cell office:value-type="float" office:value="0.27386" calcext:value-type="float">
            <text:p>0,27386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9046" calcext:value-type="float">
            <text:p>-0,39046</text:p>
          </table:table-cell>
          <table:table-cell office:value-type="float" office:value="0.4136" calcext:value-type="float">
            <text:p>0,4136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022" calcext:value-type="float">
            <text:p>-0,24022</text:p>
          </table:table-cell>
          <table:table-cell office:value-type="float" office:value="0.50952" calcext:value-type="float">
            <text:p>0,5095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56681" calcext:value-type="float">
            <text:p>-0,056681</text:p>
          </table:table-cell>
          <table:table-cell office:value-type="float" office:value="0.56111" calcext:value-type="float">
            <text:p>0,5611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0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9294" calcext:value-type="float">
            <text:p>0,099294</text:p>
          </table:table-cell>
          <table:table-cell office:value-type="float" office:value="0.58091" calcext:value-type="float">
            <text:p>0,5809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3" calcext:value-type="float">
            <text:p>0,15883</text:p>
          </table:table-cell>
          <table:table-cell office:value-type="float" office:value="0.58395" calcext:value-type="float">
            <text:p>0,58395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417" calcext:value-type="float">
            <text:p>0,091417</text:p>
          </table:table-cell>
          <table:table-cell office:value-type="float" office:value="0.57874" calcext:value-type="float">
            <text:p>0,57874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5651" calcext:value-type="float">
            <text:p>-0,075651</text:p>
          </table:table-cell>
          <table:table-cell office:value-type="float" office:value="0.55443" calcext:value-type="float">
            <text:p>0,55443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437" calcext:value-type="float">
            <text:p>-0,26437</text:p>
          </table:table-cell>
          <table:table-cell office:value-type="float" office:value="0.48339" calcext:value-type="float">
            <text:p>0,48339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-28" calcext:value-type="float">
            <text:p>-28</text:p>
          </table:table-cell>
          <table:table-cell table:number-columns-repeated="2"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64" calcext:value-type="float">
            <text:p>-0,38964</text:p>
          </table:table-cell>
          <table:table-cell office:value-type="float" office:value="0.4038" calcext:value-type="float">
            <text:p>0,4038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1" office:value-type="float" office:value="-44" calcext:value-type="float">
            <text:p>-44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66" calcext:value-type="float">
            <text:p>-0,42966</text:p>
          </table:table-cell>
          <table:table-cell office:value-type="float" office:value="0.36844" calcext:value-type="float">
            <text:p>0,36844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701" calcext:value-type="float">
            <text:p>0,4070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968" calcext:value-type="float">
            <text:p>-0,24968</text:p>
          </table:table-cell>
          <table:table-cell office:value-type="float" office:value="0.48812" calcext:value-type="float">
            <text:p>0,4881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67012" calcext:value-type="float">
            <text:p>-0,067012</text:p>
          </table:table-cell>
          <table:table-cell office:value-type="float" office:value="0.55842" calcext:value-type="float">
            <text:p>0,5584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4347" calcext:value-type="float">
            <text:p>0,094347</text:p>
          </table:table-cell>
          <table:table-cell office:value-type="float" office:value="0.58097" calcext:value-type="float">
            <text:p>0,58097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9" calcext:value-type="float">
            <text:p>0,15889</text:p>
          </table:table-cell>
          <table:table-cell office:value-type="float" office:value="0.58221" calcext:value-type="float">
            <text:p>0,58221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938" calcext:value-type="float">
            <text:p>0,091938</text:p>
          </table:table-cell>
          <table:table-cell office:value-type="float" office:value="0.57574" calcext:value-type="float">
            <text:p>0,57574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2006" calcext:value-type="float">
            <text:p>-0,072006</text:p>
          </table:table-cell>
          <table:table-cell office:value-type="float" office:value="0.55501" calcext:value-type="float">
            <text:p>0,55501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079" calcext:value-type="float">
            <text:p>-0,26079</text:p>
          </table:table-cell>
          <table:table-cell office:value-type="float" office:value="0.49921" calcext:value-type="float">
            <text:p>0,4992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0878" calcext:value-type="float">
            <text:p>-0,40878</text:p>
          </table:table-cell>
          <table:table-cell office:value-type="float" office:value="0.3976" calcext:value-type="float">
            <text:p>0,3976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99" calcext:value-type="float">
            <text:p>-0,50999</text:p>
          </table:table-cell>
          <table:table-cell office:value-type="float" office:value="0.25469" calcext:value-type="float">
            <text:p>0,2546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3088" calcext:value-type="float">
            <text:p>0,08308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68" calcext:value-type="float">
            <text:p>-0,55968</text:p>
          </table:table-cell>
          <table:table-cell office:value-type="float" office:value="-0.10154" calcext:value-type="float">
            <text:p>-0,1015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7082" calcext:value-type="float">
            <text:p>-0,2708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77" calcext:value-type="float">
            <text:p>-0,40777</text:p>
          </table:table-cell>
          <table:table-cell office:value-type="float" office:value="-0.38905" calcext:value-type="float">
            <text:p>-0,38905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9" calcext:value-type="float">
            <text:p>-0,3689</text:p>
          </table:table-cell>
          <table:table-cell office:value-type="float" office:value="-0.42914" calcext:value-type="float">
            <text:p>-0,42914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649" calcext:value-type="float">
            <text:p>-0,40649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5176" calcext:value-type="float">
            <text:p>-0,25176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" calcext:value-type="float">
            <text:p>-0,562</text:p>
          </table:table-cell>
          <table:table-cell office:value-type="float" office:value="-0.080809" calcext:value-type="float">
            <text:p>-0,0808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35" calcext:value-type="float">
            <text:p>-0,56235</text:p>
          </table:table-cell>
          <table:table-cell office:value-type="float" office:value="0.10204" calcext:value-type="float">
            <text:p>0,1020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09" calcext:value-type="float">
            <text:p>-0,5009</text:p>
          </table:table-cell>
          <table:table-cell office:value-type="float" office:value="0.27392" calcext:value-type="float">
            <text:p>0,2739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38994" calcext:value-type="float">
            <text:p>-0,38994</text:p>
          </table:table-cell>
          <table:table-cell office:value-type="float" office:value="0.41412" calcext:value-type="float">
            <text:p>0,4141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022" calcext:value-type="float">
            <text:p>-0,24022</text:p>
          </table:table-cell>
          <table:table-cell office:value-type="float" office:value="0.50952" calcext:value-type="float">
            <text:p>0,5095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0"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56681" calcext:value-type="float">
            <text:p>-0,056681</text:p>
          </table:table-cell>
          <table:table-cell office:value-type="float" office:value="0.56111" calcext:value-type="float">
            <text:p>0,5611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0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9294" calcext:value-type="float">
            <text:p>0,099294</text:p>
          </table:table-cell>
          <table:table-cell office:value-type="float" office:value="0.58091" calcext:value-type="float">
            <text:p>0,5809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3" calcext:value-type="float">
            <text:p>0,15883</text:p>
          </table:table-cell>
          <table:table-cell office:value-type="float" office:value="0.58395" calcext:value-type="float">
            <text:p>0,58395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417" calcext:value-type="float">
            <text:p>0,091417</text:p>
          </table:table-cell>
          <table:table-cell office:value-type="float" office:value="0.57874" calcext:value-type="float">
            <text:p>0,57874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2006" calcext:value-type="float">
            <text:p>-0,072006</text:p>
          </table:table-cell>
          <table:table-cell office:value-type="float" office:value="0.55599" calcext:value-type="float">
            <text:p>0,55599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079" calcext:value-type="float">
            <text:p>-0,26079</text:p>
          </table:table-cell>
          <table:table-cell office:value-type="float" office:value="0.49869" calcext:value-type="float">
            <text:p>0,49869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0878" calcext:value-type="float">
            <text:p>-0,40878</text:p>
          </table:table-cell>
          <table:table-cell office:value-type="float" office:value="0.3976" calcext:value-type="float">
            <text:p>0,3976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99" calcext:value-type="float">
            <text:p>-0,50999</text:p>
          </table:table-cell>
          <table:table-cell office:value-type="float" office:value="0.25469" calcext:value-type="float">
            <text:p>0,2546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3088" calcext:value-type="float">
            <text:p>0,08308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68" calcext:value-type="float">
            <text:p>-0,55968</text:p>
          </table:table-cell>
          <table:table-cell office:value-type="float" office:value="-0.10154" calcext:value-type="float">
            <text:p>-0,1015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7082" calcext:value-type="float">
            <text:p>-0,2708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77" calcext:value-type="float">
            <text:p>-0,40777</text:p>
          </table:table-cell>
          <table:table-cell office:value-type="float" office:value="-0.38905" calcext:value-type="float">
            <text:p>-0,38905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9" calcext:value-type="float">
            <text:p>-0,3689</text:p>
          </table:table-cell>
          <table:table-cell office:value-type="float" office:value="-0.42914" calcext:value-type="float">
            <text:p>-0,42914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649" calcext:value-type="float">
            <text:p>-0,40649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8812" calcext:value-type="float">
            <text:p>-0,48812</text:p>
          </table:table-cell>
          <table:table-cell office:value-type="float" office:value="-0.24968" calcext:value-type="float">
            <text:p>-0,24968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842" calcext:value-type="float">
            <text:p>-0,55842</text:p>
          </table:table-cell>
          <table:table-cell office:value-type="float" office:value="-0.067012" calcext:value-type="float">
            <text:p>-0,06701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097" calcext:value-type="float">
            <text:p>-0,58097</text:p>
          </table:table-cell>
          <table:table-cell office:value-type="float" office:value="0.094347" calcext:value-type="float">
            <text:p>0,09434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221" calcext:value-type="float">
            <text:p>-0,58221</text:p>
          </table:table-cell>
          <table:table-cell office:value-type="float" office:value="0.15889" calcext:value-type="float">
            <text:p>0,158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574" calcext:value-type="float">
            <text:p>-0,57574</text:p>
          </table:table-cell>
          <table:table-cell office:value-type="float" office:value="0.091938" calcext:value-type="float">
            <text:p>0,091938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501" calcext:value-type="float">
            <text:p>-0,55501</text:p>
          </table:table-cell>
          <table:table-cell office:value-type="float" office:value="-0.072006" calcext:value-type="float">
            <text:p>-0,072006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921" calcext:value-type="float">
            <text:p>-0,49921</text:p>
          </table:table-cell>
          <table:table-cell office:value-type="float" office:value="-0.26079" calcext:value-type="float">
            <text:p>-0,2607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76" calcext:value-type="float">
            <text:p>-0,3976</text:p>
          </table:table-cell>
          <table:table-cell office:value-type="float" office:value="-0.40878" calcext:value-type="float">
            <text:p>-0,40878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469" calcext:value-type="float">
            <text:p>-0,25469</text:p>
          </table:table-cell>
          <table:table-cell office:value-type="float" office:value="-0.50999" calcext:value-type="float">
            <text:p>-0,50999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3088" calcext:value-type="float">
            <text:p>-0,083088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154" calcext:value-type="float">
            <text:p>0,10154</text:p>
          </table:table-cell>
          <table:table-cell office:value-type="float" office:value="-0.55968" calcext:value-type="float">
            <text:p>-0,55968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082" calcext:value-type="float">
            <text:p>0,27082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05" calcext:value-type="float">
            <text:p>0,38905</text:p>
          </table:table-cell>
          <table:table-cell office:value-type="float" office:value="-0.40777" calcext:value-type="float">
            <text:p>-0,4077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14" calcext:value-type="float">
            <text:p>0,42914</text:p>
          </table:table-cell>
          <table:table-cell office:value-type="float" office:value="-0.3689" calcext:value-type="float">
            <text:p>-0,36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649" calcext:value-type="float">
            <text:p>-0,40649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968" calcext:value-type="float">
            <text:p>0,24968</text:p>
          </table:table-cell>
          <table:table-cell office:value-type="float" office:value="-0.48812" calcext:value-type="float">
            <text:p>-0,4881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67012" calcext:value-type="float">
            <text:p>0,067012</text:p>
          </table:table-cell>
          <table:table-cell office:value-type="float" office:value="-0.55842" calcext:value-type="float">
            <text:p>-0,5584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4347" calcext:value-type="float">
            <text:p>-0,094347</text:p>
          </table:table-cell>
          <table:table-cell office:value-type="float" office:value="-0.58097" calcext:value-type="float">
            <text:p>-0,58097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9" calcext:value-type="float">
            <text:p>-0,15889</text:p>
          </table:table-cell>
          <table:table-cell office:value-type="float" office:value="-0.58221" calcext:value-type="float">
            <text:p>-0,5822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938" calcext:value-type="float">
            <text:p>-0,091938</text:p>
          </table:table-cell>
          <table:table-cell office:value-type="float" office:value="-0.57574" calcext:value-type="float">
            <text:p>-0,5757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2006" calcext:value-type="float">
            <text:p>0,072006</text:p>
          </table:table-cell>
          <table:table-cell office:value-type="float" office:value="-0.55501" calcext:value-type="float">
            <text:p>-0,55501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079" calcext:value-type="float">
            <text:p>0,26079</text:p>
          </table:table-cell>
          <table:table-cell office:value-type="float" office:value="-0.49921" calcext:value-type="float">
            <text:p>-0,4992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78" calcext:value-type="float">
            <text:p>0,40878</text:p>
          </table:table-cell>
          <table:table-cell office:value-type="float" office:value="-0.3976" calcext:value-type="float">
            <text:p>-0,3976</text:p>
          </table:table-cell>
          <table:table-cell table:style-name="ce3"/>
          <table:table-cell table:style-name="ce3" office:value-type="float" office:value="52" calcext:value-type="float">
            <text:p>5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99" calcext:value-type="float">
            <text:p>0,50999</text:p>
          </table:table-cell>
          <table:table-cell office:value-type="float" office:value="-0.25469" calcext:value-type="float">
            <text:p>-0,2546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3088" calcext:value-type="float">
            <text:p>-0,08308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76" calcext:value-type="float">
            <text:p>0,56176</text:p>
          </table:table-cell>
          <table:table-cell office:value-type="float" office:value="0.097892" calcext:value-type="float">
            <text:p>0,097892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609" calcext:value-type="float">
            <text:p>0,50609</text:p>
          </table:table-cell>
          <table:table-cell office:value-type="float" office:value="0.26724" calcext:value-type="float">
            <text:p>0,26724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office:value-type="float" office:value="0.3991" calcext:value-type="float">
            <text:p>0,3991</text:p>
          </table:table-cell>
          <table:table-cell office:value-type="float" office:value="0.40819" calcext:value-type="float">
            <text:p>0,4081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25191" calcext:value-type="float">
            <text:p>0,25191</text:p>
          </table:table-cell>
          <table:table-cell office:value-type="float" office:value="0.50947" calcext:value-type="float">
            <text:p>0,5094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080094" calcext:value-type="float">
            <text:p>0,080094</text:p>
          </table:table-cell>
          <table:table-cell office:value-type="float" office:value="0.56222" calcext:value-type="float">
            <text:p>0,562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251" calcext:value-type="float">
            <text:p>-0,10251</text:p>
          </table:table-cell>
          <table:table-cell office:value-type="float" office:value="0.55968" calcext:value-type="float">
            <text:p>0,55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0" office:value-type="float" office:value="-10" calcext:value-type="float">
            <text:p>-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03" calcext:value-type="float">
            <text:p>-0,2703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-28" calcext:value-type="float">
            <text:p>-28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05" calcext:value-type="float">
            <text:p>-0,38905</text:p>
          </table:table-cell>
          <table:table-cell office:value-type="float" office:value="0.40777" calcext:value-type="float">
            <text:p>0,40777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14" calcext:value-type="float">
            <text:p>-0,42914</text:p>
          </table:table-cell>
          <table:table-cell office:value-type="float" office:value="0.3689" calcext:value-type="float">
            <text:p>0,368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649" calcext:value-type="float">
            <text:p>0,4064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5176" calcext:value-type="float">
            <text:p>-0,25176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080809" calcext:value-type="float">
            <text:p>-0,080809</text:p>
          </table:table-cell>
          <table:table-cell office:value-type="float" office:value="0.562" calcext:value-type="float">
            <text:p>0,56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8" office:value-type="float" office:value="-10" calcext:value-type="float">
            <text:p>-10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204" calcext:value-type="float">
            <text:p>0,10204</text:p>
          </table:table-cell>
          <table:table-cell office:value-type="float" office:value="0.56183" calcext:value-type="float">
            <text:p>0,56183</text:p>
          </table:table-cell>
          <table:table-cell table:style-name="ce3"/>
          <table:table-cell table:style-name="ce3" office:value-type="float" office:value="-10" calcext:value-type="float">
            <text:p>-10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92" calcext:value-type="float">
            <text:p>0,27392</text:p>
          </table:table-cell>
          <table:table-cell office:value-type="float" office:value="0.50187" calcext:value-type="float">
            <text:p>0,50187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41412" calcext:value-type="float">
            <text:p>0,41412</text:p>
          </table:table-cell>
          <table:table-cell office:value-type="float" office:value="0.39241" calcext:value-type="float">
            <text:p>0,3924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0952" calcext:value-type="float">
            <text:p>0,50952</text:p>
          </table:table-cell>
          <table:table-cell office:value-type="float" office:value="0.24345" calcext:value-type="float">
            <text:p>0,24345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9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11" calcext:value-type="float">
            <text:p>0,56111</text:p>
          </table:table-cell>
          <table:table-cell office:value-type="float" office:value="0.059155" calcext:value-type="float">
            <text:p>0,059155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091" calcext:value-type="float">
            <text:p>0,58091</text:p>
          </table:table-cell>
          <table:table-cell office:value-type="float" office:value="-0.098318" calcext:value-type="float">
            <text:p>-0,098318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395" calcext:value-type="float">
            <text:p>0,58395</text:p>
          </table:table-cell>
          <table:table-cell office:value-type="float" office:value="-0.15935" calcext:value-type="float">
            <text:p>-0,15935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7874" calcext:value-type="float">
            <text:p>0,57874</text:p>
          </table:table-cell>
          <table:table-cell office:value-type="float" office:value="-0.091417" calcext:value-type="float">
            <text:p>-0,09141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443" calcext:value-type="float">
            <text:p>0,55443</text:p>
          </table:table-cell>
          <table:table-cell office:value-type="float" office:value="0.075651" calcext:value-type="float">
            <text:p>0,075651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8339" calcext:value-type="float">
            <text:p>0,48339</text:p>
          </table:table-cell>
          <table:table-cell office:value-type="float" office:value="0.26437" calcext:value-type="float">
            <text:p>0,26437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0"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38" calcext:value-type="float">
            <text:p>0,4038</text:p>
          </table:table-cell>
          <table:table-cell office:value-type="float" office:value="0.38964" calcext:value-type="float">
            <text:p>0,3896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44" calcext:value-type="float">
            <text:p>0,36844</text:p>
          </table:table-cell>
          <table:table-cell office:value-type="float" office:value="0.42966" calcext:value-type="float">
            <text:p>0,42966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01" calcext:value-type="float">
            <text:p>0,40701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8812" calcext:value-type="float">
            <text:p>0,48812</text:p>
          </table:table-cell>
          <table:table-cell office:value-type="float" office:value="0.24968" calcext:value-type="float">
            <text:p>0,24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842" calcext:value-type="float">
            <text:p>0,55842</text:p>
          </table:table-cell>
          <table:table-cell office:value-type="float" office:value="0.067012" calcext:value-type="float">
            <text:p>0,06701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097" calcext:value-type="float">
            <text:p>0,58097</text:p>
          </table:table-cell>
          <table:table-cell office:value-type="float" office:value="-0.094347" calcext:value-type="float">
            <text:p>-0,094347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221" calcext:value-type="float">
            <text:p>0,58221</text:p>
          </table:table-cell>
          <table:table-cell office:value-type="float" office:value="-0.15889" calcext:value-type="float">
            <text:p>-0,15889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7574" calcext:value-type="float">
            <text:p>0,57574</text:p>
          </table:table-cell>
          <table:table-cell office:value-type="float" office:value="-0.091938" calcext:value-type="float">
            <text:p>-0,091938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501" calcext:value-type="float">
            <text:p>0,55501</text:p>
          </table:table-cell>
          <table:table-cell office:value-type="float" office:value="0.072006" calcext:value-type="float">
            <text:p>0,072006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921" calcext:value-type="float">
            <text:p>0,49921</text:p>
          </table:table-cell>
          <table:table-cell office:value-type="float" office:value="0.26079" calcext:value-type="float">
            <text:p>0,26079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976" calcext:value-type="float">
            <text:p>0,3976</text:p>
          </table:table-cell>
          <table:table-cell office:value-type="float" office:value="0.40878" calcext:value-type="float">
            <text:p>0,40878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25469" calcext:value-type="float">
            <text:p>0,25469</text:p>
          </table:table-cell>
          <table:table-cell office:value-type="float" office:value="0.50999" calcext:value-type="float">
            <text:p>0,50999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083088" calcext:value-type="float">
            <text:p>0,083088</text:p>
          </table:table-cell>
          <table:table-cell office:value-type="float" office:value="0.56222" calcext:value-type="float">
            <text:p>0,562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7892" calcext:value-type="float">
            <text:p>-0,097892</text:p>
          </table:table-cell>
          <table:table-cell office:value-type="float" office:value="0.56176" calcext:value-type="float">
            <text:p>0,56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0" office:value-type="float" office:value="-10" calcext:value-type="float">
            <text:p>-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724" calcext:value-type="float">
            <text:p>-0,26724</text:p>
          </table:table-cell>
          <table:table-cell office:value-type="float" office:value="0.50609" calcext:value-type="float">
            <text:p>0,506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-28" calcext:value-type="float">
            <text:p>-28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table:number-columns-repeated="1005"/>
        </table:table-row>
        <table:table-row table:style-name="ro1">
          <table:table-cell office:value-type="float" office:value="-0.40819" calcext:value-type="float">
            <text:p>-0,40819</text:p>
          </table:table-cell>
          <table:table-cell office:value-type="float" office:value="0.3991" calcext:value-type="float">
            <text:p>0,3991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47" calcext:value-type="float">
            <text:p>-0,50947</text:p>
          </table:table-cell>
          <table:table-cell office:value-type="float" office:value="0.25191" calcext:value-type="float">
            <text:p>0,251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0094" calcext:value-type="float">
            <text:p>0,080094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7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68" calcext:value-type="float">
            <text:p>-0,55968</text:p>
          </table:table-cell>
          <table:table-cell office:value-type="float" office:value="-0.10251" calcext:value-type="float">
            <text:p>-0,10251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703" calcext:value-type="float">
            <text:p>-0,2703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77" calcext:value-type="float">
            <text:p>-0,40777</text:p>
          </table:table-cell>
          <table:table-cell office:value-type="float" office:value="-0.38905" calcext:value-type="float">
            <text:p>-0,38905</text:p>
          </table:table-cell>
          <table:table-cell table:style-name="ce3"/>
          <table:table-cell table:style-name="ce3" office:value-type="float" office:value="-10" calcext:value-type="float">
            <text:p>-1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9" calcext:value-type="float">
            <text:p>-0,3689</text:p>
          </table:table-cell>
          <table:table-cell office:value-type="float" office:value="-0.42914" calcext:value-type="float">
            <text:p>-0,42914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649" calcext:value-type="float">
            <text:p>-0,40649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5176" calcext:value-type="float">
            <text:p>-0,25176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" calcext:value-type="float">
            <text:p>-0,562</text:p>
          </table:table-cell>
          <table:table-cell office:value-type="float" office:value="-0.080809" calcext:value-type="float">
            <text:p>-0,0808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35" calcext:value-type="float">
            <text:p>-0,56235</text:p>
          </table:table-cell>
          <table:table-cell office:value-type="float" office:value="0.10204" calcext:value-type="float">
            <text:p>0,1020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09" calcext:value-type="float">
            <text:p>-0,5009</text:p>
          </table:table-cell>
          <table:table-cell office:value-type="float" office:value="0.27392" calcext:value-type="float">
            <text:p>0,2739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38994" calcext:value-type="float">
            <text:p>-0,38994</text:p>
          </table:table-cell>
          <table:table-cell office:value-type="float" office:value="0.41412" calcext:value-type="float">
            <text:p>0,4141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23" calcext:value-type="float">
            <text:p>-0,2423</text:p>
          </table:table-cell>
          <table:table-cell office:value-type="float" office:value="0.51368" calcext:value-type="float">
            <text:p>0,51368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8" office:value-type="float" office:value="-24" calcext:value-type="float">
            <text:p>-24</text:p>
          </table:table-cell>
          <table:table-cell table:number-columns-repeated="3"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0478" calcext:value-type="float">
            <text:p>-0,070478</text:p>
          </table:table-cell>
          <table:table-cell office:value-type="float" office:value="0.56371" calcext:value-type="float">
            <text:p>0,5637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2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699" calcext:value-type="float">
            <text:p>0,10699</text:p>
          </table:table-cell>
          <table:table-cell office:value-type="float" office:value="0.55981" calcext:value-type="float">
            <text:p>0,5598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86" calcext:value-type="float">
            <text:p>0,27386</text:p>
          </table:table-cell>
          <table:table-cell office:value-type="float" office:value="0.4994" calcext:value-type="float">
            <text:p>0,499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136" calcext:value-type="float">
            <text:p>0,4136</text:p>
          </table:table-cell>
          <table:table-cell office:value-type="float" office:value="0.39046" calcext:value-type="float">
            <text:p>0,3904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1368" calcext:value-type="float">
            <text:p>0,51368</text:p>
          </table:table-cell>
          <table:table-cell office:value-type="float" office:value="0.2423" calcext:value-type="float">
            <text:p>0,2423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8" office:value-type="float" office:value="66" calcext:value-type="float">
            <text:p>6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371" calcext:value-type="float">
            <text:p>0,56371</text:p>
          </table:table-cell>
          <table:table-cell office:value-type="float" office:value="0.070478" calcext:value-type="float">
            <text:p>0,070478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81" calcext:value-type="float">
            <text:p>0,55981</text:p>
          </table:table-cell>
          <table:table-cell office:value-type="float" office:value="-0.10699" calcext:value-type="float">
            <text:p>-0,10699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94" calcext:value-type="float">
            <text:p>0,4994</text:p>
          </table:table-cell>
          <table:table-cell office:value-type="float" office:value="-0.27386" calcext:value-type="float">
            <text:p>-0,27386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9046" calcext:value-type="float">
            <text:p>0,39046</text:p>
          </table:table-cell>
          <table:table-cell office:value-type="float" office:value="-0.4136" calcext:value-type="float">
            <text:p>-0,4136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022" calcext:value-type="float">
            <text:p>0,24022</text:p>
          </table:table-cell>
          <table:table-cell office:value-type="float" office:value="-0.50952" calcext:value-type="float">
            <text:p>-0,50952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56681" calcext:value-type="float">
            <text:p>0,056681</text:p>
          </table:table-cell>
          <table:table-cell office:value-type="float" office:value="-0.56111" calcext:value-type="float">
            <text:p>-0,5611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2"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9294" calcext:value-type="float">
            <text:p>-0,099294</text:p>
          </table:table-cell>
          <table:table-cell office:value-type="float" office:value="-0.58091" calcext:value-type="float">
            <text:p>-0,580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3" calcext:value-type="float">
            <text:p>-0,15883</text:p>
          </table:table-cell>
          <table:table-cell office:value-type="float" office:value="-0.58395" calcext:value-type="float">
            <text:p>-0,58395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417" calcext:value-type="float">
            <text:p>-0,091417</text:p>
          </table:table-cell>
          <table:table-cell office:value-type="float" office:value="-0.57874" calcext:value-type="float">
            <text:p>-0,5787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2006" calcext:value-type="float">
            <text:p>0,072006</text:p>
          </table:table-cell>
          <table:table-cell office:value-type="float" office:value="-0.55599" calcext:value-type="float">
            <text:p>-0,5559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079" calcext:value-type="float">
            <text:p>0,26079</text:p>
          </table:table-cell>
          <table:table-cell office:value-type="float" office:value="-0.49869" calcext:value-type="float">
            <text:p>-0,4986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78" calcext:value-type="float">
            <text:p>0,40878</text:p>
          </table:table-cell>
          <table:table-cell office:value-type="float" office:value="-0.3976" calcext:value-type="float">
            <text:p>-0,3976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99" calcext:value-type="float">
            <text:p>0,50999</text:p>
          </table:table-cell>
          <table:table-cell office:value-type="float" office:value="-0.25469" calcext:value-type="float">
            <text:p>-0,2546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3088" calcext:value-type="float">
            <text:p>-0,08308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68" calcext:value-type="float">
            <text:p>0,55968</text:p>
          </table:table-cell>
          <table:table-cell office:value-type="float" office:value="0.10154" calcext:value-type="float">
            <text:p>0,10154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7082" calcext:value-type="float">
            <text:p>0,2708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8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77" calcext:value-type="float">
            <text:p>0,40777</text:p>
          </table:table-cell>
          <table:table-cell office:value-type="float" office:value="0.38905" calcext:value-type="float">
            <text:p>0,38905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9" calcext:value-type="float">
            <text:p>0,3689</text:p>
          </table:table-cell>
          <table:table-cell office:value-type="float" office:value="0.42914" calcext:value-type="float">
            <text:p>0,4291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649" calcext:value-type="float">
            <text:p>0,40649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5176" calcext:value-type="float">
            <text:p>0,25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62" calcext:value-type="float">
            <text:p>0,562</text:p>
          </table:table-cell>
          <table:table-cell office:value-type="float" office:value="0.080809" calcext:value-type="float">
            <text:p>0,0808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35" calcext:value-type="float">
            <text:p>0,56235</text:p>
          </table:table-cell>
          <table:table-cell office:value-type="float" office:value="-0.10204" calcext:value-type="float">
            <text:p>-0,10204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09" calcext:value-type="float">
            <text:p>0,5009</text:p>
          </table:table-cell>
          <table:table-cell office:value-type="float" office:value="-0.27392" calcext:value-type="float">
            <text:p>-0,27392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94" calcext:value-type="float">
            <text:p>0,38994</text:p>
          </table:table-cell>
          <table:table-cell office:value-type="float" office:value="-0.41412" calcext:value-type="float">
            <text:p>-0,41412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022" calcext:value-type="float">
            <text:p>0,24022</text:p>
          </table:table-cell>
          <table:table-cell office:value-type="float" office:value="-0.50952" calcext:value-type="float">
            <text:p>-0,50952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56681" calcext:value-type="float">
            <text:p>0,056681</text:p>
          </table:table-cell>
          <table:table-cell office:value-type="float" office:value="-0.56111" calcext:value-type="float">
            <text:p>-0,5611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2"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9294" calcext:value-type="float">
            <text:p>-0,099294</text:p>
          </table:table-cell>
          <table:table-cell office:value-type="float" office:value="-0.58091" calcext:value-type="float">
            <text:p>-0,580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3" calcext:value-type="float">
            <text:p>-0,15883</text:p>
          </table:table-cell>
          <table:table-cell office:value-type="float" office:value="-0.58395" calcext:value-type="float">
            <text:p>-0,58395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417" calcext:value-type="float">
            <text:p>-0,091417</text:p>
          </table:table-cell>
          <table:table-cell office:value-type="float" office:value="-0.57874" calcext:value-type="float">
            <text:p>-0,5787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5651" calcext:value-type="float">
            <text:p>0,075651</text:p>
          </table:table-cell>
          <table:table-cell office:value-type="float" office:value="-0.55443" calcext:value-type="float">
            <text:p>-0,5544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437" calcext:value-type="float">
            <text:p>0,26437</text:p>
          </table:table-cell>
          <table:table-cell office:value-type="float" office:value="-0.48339" calcext:value-type="float">
            <text:p>-0,4833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64" calcext:value-type="float">
            <text:p>0,38964</text:p>
          </table:table-cell>
          <table:table-cell office:value-type="float" office:value="-0.4038" calcext:value-type="float">
            <text:p>-0,403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66" calcext:value-type="float">
            <text:p>0,42966</text:p>
          </table:table-cell>
          <table:table-cell office:value-type="float" office:value="-0.36844" calcext:value-type="float">
            <text:p>-0,3684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701" calcext:value-type="float">
            <text:p>-0,40701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5176" calcext:value-type="float">
            <text:p>0,25176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080809" calcext:value-type="float">
            <text:p>0,080809</text:p>
          </table:table-cell>
          <table:table-cell office:value-type="float" office:value="-0.562" calcext:value-type="float">
            <text:p>-0,56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204" calcext:value-type="float">
            <text:p>-0,10204</text:p>
          </table:table-cell>
          <table:table-cell office:value-type="float" office:value="-0.56183" calcext:value-type="float">
            <text:p>-0,56183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92" calcext:value-type="float">
            <text:p>-0,27392</text:p>
          </table:table-cell>
          <table:table-cell office:value-type="float" office:value="-0.50187" calcext:value-type="float">
            <text:p>-0,5018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412" calcext:value-type="float">
            <text:p>-0,41412</text:p>
          </table:table-cell>
          <table:table-cell office:value-type="float" office:value="-0.39241" calcext:value-type="float">
            <text:p>-0,3924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952" calcext:value-type="float">
            <text:p>-0,50952</text:p>
          </table:table-cell>
          <table:table-cell office:value-type="float" office:value="-0.24345" calcext:value-type="float">
            <text:p>-0,24345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11" calcext:value-type="float">
            <text:p>-0,56111</text:p>
          </table:table-cell>
          <table:table-cell office:value-type="float" office:value="-0.059155" calcext:value-type="float">
            <text:p>-0,059155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8"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091" calcext:value-type="float">
            <text:p>-0,58091</text:p>
          </table:table-cell>
          <table:table-cell office:value-type="float" office:value="0.098318" calcext:value-type="float">
            <text:p>0,09831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395" calcext:value-type="float">
            <text:p>-0,58395</text:p>
          </table:table-cell>
          <table:table-cell office:value-type="float" office:value="0.15935" calcext:value-type="float">
            <text:p>0,15935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874" calcext:value-type="float">
            <text:p>-0,57874</text:p>
          </table:table-cell>
          <table:table-cell office:value-type="float" office:value="0.091417" calcext:value-type="float">
            <text:p>0,091417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443" calcext:value-type="float">
            <text:p>-0,55443</text:p>
          </table:table-cell>
          <table:table-cell office:value-type="float" office:value="-0.075651" calcext:value-type="float">
            <text:p>-0,075651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8339" calcext:value-type="float">
            <text:p>-0,48339</text:p>
          </table:table-cell>
          <table:table-cell office:value-type="float" office:value="-0.26437" calcext:value-type="float">
            <text:p>-0,26437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38" calcext:value-type="float">
            <text:p>-0,4038</text:p>
          </table:table-cell>
          <table:table-cell office:value-type="float" office:value="-0.38964" calcext:value-type="float">
            <text:p>-0,38964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44" calcext:value-type="float">
            <text:p>-0,36844</text:p>
          </table:table-cell>
          <table:table-cell office:value-type="float" office:value="-0.42966" calcext:value-type="float">
            <text:p>-0,42966</text:p>
          </table:table-cell>
          <table:table-cell table:style-name="ce3"/>
          <table:table-cell table:style-name="ce3" office:value-type="float" office:value="-80" calcext:value-type="float">
            <text:p>-8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01" calcext:value-type="float">
            <text:p>-0,40701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8812" calcext:value-type="float">
            <text:p>-0,48812</text:p>
          </table:table-cell>
          <table:table-cell office:value-type="float" office:value="-0.24968" calcext:value-type="float">
            <text:p>-0,24968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842" calcext:value-type="float">
            <text:p>-0,55842</text:p>
          </table:table-cell>
          <table:table-cell office:value-type="float" office:value="-0.067012" calcext:value-type="float">
            <text:p>-0,06701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097" calcext:value-type="float">
            <text:p>-0,58097</text:p>
          </table:table-cell>
          <table:table-cell office:value-type="float" office:value="0.094347" calcext:value-type="float">
            <text:p>0,09434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221" calcext:value-type="float">
            <text:p>-0,58221</text:p>
          </table:table-cell>
          <table:table-cell office:value-type="float" office:value="0.15889" calcext:value-type="float">
            <text:p>0,158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574" calcext:value-type="float">
            <text:p>-0,57574</text:p>
          </table:table-cell>
          <table:table-cell office:value-type="float" office:value="0.091938" calcext:value-type="float">
            <text:p>0,091938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501" calcext:value-type="float">
            <text:p>-0,55501</text:p>
          </table:table-cell>
          <table:table-cell office:value-type="float" office:value="-0.072006" calcext:value-type="float">
            <text:p>-0,072006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921" calcext:value-type="float">
            <text:p>-0,49921</text:p>
          </table:table-cell>
          <table:table-cell office:value-type="float" office:value="-0.26079" calcext:value-type="float">
            <text:p>-0,2607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76" calcext:value-type="float">
            <text:p>-0,3976</text:p>
          </table:table-cell>
          <table:table-cell office:value-type="float" office:value="-0.40878" calcext:value-type="float">
            <text:p>-0,40878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469" calcext:value-type="float">
            <text:p>-0,25469</text:p>
          </table:table-cell>
          <table:table-cell office:value-type="float" office:value="-0.50999" calcext:value-type="float">
            <text:p>-0,50999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3088" calcext:value-type="float">
            <text:p>-0,083088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7892" calcext:value-type="float">
            <text:p>0,097892</text:p>
          </table:table-cell>
          <table:table-cell office:value-type="float" office:value="-0.56176" calcext:value-type="float">
            <text:p>-0,5617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724" calcext:value-type="float">
            <text:p>0,26724</text:p>
          </table:table-cell>
          <table:table-cell office:value-type="float" office:value="-0.50609" calcext:value-type="float">
            <text:p>-0,506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19" calcext:value-type="float">
            <text:p>0,40819</text:p>
          </table:table-cell>
          <table:table-cell office:value-type="float" office:value="-0.3991" calcext:value-type="float">
            <text:p>-0,3991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47" calcext:value-type="float">
            <text:p>0,50947</text:p>
          </table:table-cell>
          <table:table-cell office:value-type="float" office:value="-0.25191" calcext:value-type="float">
            <text:p>-0,2519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0094" calcext:value-type="float">
            <text:p>-0,080094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68" calcext:value-type="float">
            <text:p>0,55968</text:p>
          </table:table-cell>
          <table:table-cell office:value-type="float" office:value="0.10251" calcext:value-type="float">
            <text:p>0,10251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703" calcext:value-type="float">
            <text:p>0,2703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8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77" calcext:value-type="float">
            <text:p>0,40777</text:p>
          </table:table-cell>
          <table:table-cell office:value-type="float" office:value="0.38905" calcext:value-type="float">
            <text:p>0,38905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9" calcext:value-type="float">
            <text:p>0,3689</text:p>
          </table:table-cell>
          <table:table-cell office:value-type="float" office:value="0.42914" calcext:value-type="float">
            <text:p>0,4291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649" calcext:value-type="float">
            <text:p>0,40649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8812" calcext:value-type="float">
            <text:p>0,48812</text:p>
          </table:table-cell>
          <table:table-cell office:value-type="float" office:value="0.24968" calcext:value-type="float">
            <text:p>0,24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842" calcext:value-type="float">
            <text:p>0,55842</text:p>
          </table:table-cell>
          <table:table-cell office:value-type="float" office:value="0.067012" calcext:value-type="float">
            <text:p>0,06701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097" calcext:value-type="float">
            <text:p>0,58097</text:p>
          </table:table-cell>
          <table:table-cell office:value-type="float" office:value="-0.094347" calcext:value-type="float">
            <text:p>-0,094347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221" calcext:value-type="float">
            <text:p>0,58221</text:p>
          </table:table-cell>
          <table:table-cell office:value-type="float" office:value="-0.15889" calcext:value-type="float">
            <text:p>-0,15889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7574" calcext:value-type="float">
            <text:p>0,57574</text:p>
          </table:table-cell>
          <table:table-cell office:value-type="float" office:value="-0.091938" calcext:value-type="float">
            <text:p>-0,091938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345" calcext:value-type="float">
            <text:p>0,55345</text:p>
          </table:table-cell>
          <table:table-cell office:value-type="float" office:value="0.075651" calcext:value-type="float">
            <text:p>0,075651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8391" calcext:value-type="float">
            <text:p>0,48391</text:p>
          </table:table-cell>
          <table:table-cell office:value-type="float" office:value="0.26437" calcext:value-type="float">
            <text:p>0,26437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0"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38" calcext:value-type="float">
            <text:p>0,4038</text:p>
          </table:table-cell>
          <table:table-cell office:value-type="float" office:value="0.38964" calcext:value-type="float">
            <text:p>0,3896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44" calcext:value-type="float">
            <text:p>0,36844</text:p>
          </table:table-cell>
          <table:table-cell office:value-type="float" office:value="0.42966" calcext:value-type="float">
            <text:p>0,42966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01" calcext:value-type="float">
            <text:p>0,40701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5176" calcext:value-type="float">
            <text:p>0,25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62" calcext:value-type="float">
            <text:p>0,562</text:p>
          </table:table-cell>
          <table:table-cell office:value-type="float" office:value="0.080809" calcext:value-type="float">
            <text:p>0,0808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35" calcext:value-type="float">
            <text:p>0,56235</text:p>
          </table:table-cell>
          <table:table-cell office:value-type="float" office:value="-0.10204" calcext:value-type="float">
            <text:p>-0,10204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09" calcext:value-type="float">
            <text:p>0,5009</text:p>
          </table:table-cell>
          <table:table-cell office:value-type="float" office:value="-0.27392" calcext:value-type="float">
            <text:p>-0,27392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94" calcext:value-type="float">
            <text:p>0,38994</text:p>
          </table:table-cell>
          <table:table-cell office:value-type="float" office:value="-0.41412" calcext:value-type="float">
            <text:p>-0,41412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23" calcext:value-type="float">
            <text:p>0,2423</text:p>
          </table:table-cell>
          <table:table-cell office:value-type="float" office:value="-0.51368" calcext:value-type="float">
            <text:p>-0,51368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0478" calcext:value-type="float">
            <text:p>0,070478</text:p>
          </table:table-cell>
          <table:table-cell office:value-type="float" office:value="-0.56371" calcext:value-type="float">
            <text:p>-0,5637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699" calcext:value-type="float">
            <text:p>-0,10699</text:p>
          </table:table-cell>
          <table:table-cell office:value-type="float" office:value="-0.55981" calcext:value-type="float">
            <text:p>-0,5598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86" calcext:value-type="float">
            <text:p>-0,27386</text:p>
          </table:table-cell>
          <table:table-cell office:value-type="float" office:value="-0.4994" calcext:value-type="float">
            <text:p>-0,4994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36" calcext:value-type="float">
            <text:p>-0,4136</text:p>
          </table:table-cell>
          <table:table-cell office:value-type="float" office:value="-0.39046" calcext:value-type="float">
            <text:p>-0,3904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1368" calcext:value-type="float">
            <text:p>-0,51368</text:p>
          </table:table-cell>
          <table:table-cell office:value-type="float" office:value="-0.2423" calcext:value-type="float">
            <text:p>-0,242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371" calcext:value-type="float">
            <text:p>-0,56371</text:p>
          </table:table-cell>
          <table:table-cell office:value-type="float" office:value="-0.070478" calcext:value-type="float">
            <text:p>-0,07047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81" calcext:value-type="float">
            <text:p>-0,55981</text:p>
          </table:table-cell>
          <table:table-cell office:value-type="float" office:value="0.10699" calcext:value-type="float">
            <text:p>0,1069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94" calcext:value-type="float">
            <text:p>-0,4994</text:p>
          </table:table-cell>
          <table:table-cell office:value-type="float" office:value="0.27386" calcext:value-type="float">
            <text:p>0,27386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9046" calcext:value-type="float">
            <text:p>-0,39046</text:p>
          </table:table-cell>
          <table:table-cell office:value-type="float" office:value="0.4136" calcext:value-type="float">
            <text:p>0,4136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022" calcext:value-type="float">
            <text:p>-0,24022</text:p>
          </table:table-cell>
          <table:table-cell office:value-type="float" office:value="0.50952" calcext:value-type="float">
            <text:p>0,5095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56681" calcext:value-type="float">
            <text:p>-0,056681</text:p>
          </table:table-cell>
          <table:table-cell office:value-type="float" office:value="0.56111" calcext:value-type="float">
            <text:p>0,5611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0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9294" calcext:value-type="float">
            <text:p>0,099294</text:p>
          </table:table-cell>
          <table:table-cell office:value-type="float" office:value="0.58091" calcext:value-type="float">
            <text:p>0,5809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3" calcext:value-type="float">
            <text:p>0,15883</text:p>
          </table:table-cell>
          <table:table-cell office:value-type="float" office:value="0.58395" calcext:value-type="float">
            <text:p>0,58395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417" calcext:value-type="float">
            <text:p>0,091417</text:p>
          </table:table-cell>
          <table:table-cell office:value-type="float" office:value="0.57874" calcext:value-type="float">
            <text:p>0,57874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2006" calcext:value-type="float">
            <text:p>-0,072006</text:p>
          </table:table-cell>
          <table:table-cell office:value-type="float" office:value="0.55599" calcext:value-type="float">
            <text:p>0,55599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079" calcext:value-type="float">
            <text:p>-0,26079</text:p>
          </table:table-cell>
          <table:table-cell office:value-type="float" office:value="0.49869" calcext:value-type="float">
            <text:p>0,49869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0878" calcext:value-type="float">
            <text:p>-0,40878</text:p>
          </table:table-cell>
          <table:table-cell office:value-type="float" office:value="0.3976" calcext:value-type="float">
            <text:p>0,3976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99" calcext:value-type="float">
            <text:p>-0,50999</text:p>
          </table:table-cell>
          <table:table-cell office:value-type="float" office:value="0.25469" calcext:value-type="float">
            <text:p>0,2546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3088" calcext:value-type="float">
            <text:p>0,08308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76" calcext:value-type="float">
            <text:p>-0,56176</text:p>
          </table:table-cell>
          <table:table-cell office:value-type="float" office:value="-0.097892" calcext:value-type="float">
            <text:p>-0,09789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609" calcext:value-type="float">
            <text:p>-0,50609</text:p>
          </table:table-cell>
          <table:table-cell office:value-type="float" office:value="-0.26724" calcext:value-type="float">
            <text:p>-0,2672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91" calcext:value-type="float">
            <text:p>-0,3991</text:p>
          </table:table-cell>
          <table:table-cell office:value-type="float" office:value="-0.40819" calcext:value-type="float">
            <text:p>-0,4081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191" calcext:value-type="float">
            <text:p>-0,25191</text:p>
          </table:table-cell>
          <table:table-cell office:value-type="float" office:value="-0.50947" calcext:value-type="float">
            <text:p>-0,50947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0094" calcext:value-type="float">
            <text:p>-0,080094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251" calcext:value-type="float">
            <text:p>0,10251</text:p>
          </table:table-cell>
          <table:table-cell office:value-type="float" office:value="-0.55968" calcext:value-type="float">
            <text:p>-0,55968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03" calcext:value-type="float">
            <text:p>0,2703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05" calcext:value-type="float">
            <text:p>0,38905</text:p>
          </table:table-cell>
          <table:table-cell office:value-type="float" office:value="-0.40777" calcext:value-type="float">
            <text:p>-0,4077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14" calcext:value-type="float">
            <text:p>0,42914</text:p>
          </table:table-cell>
          <table:table-cell office:value-type="float" office:value="-0.3689" calcext:value-type="float">
            <text:p>-0,36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649" calcext:value-type="float">
            <text:p>-0,40649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968" calcext:value-type="float">
            <text:p>0,24968</text:p>
          </table:table-cell>
          <table:table-cell office:value-type="float" office:value="-0.48812" calcext:value-type="float">
            <text:p>-0,4881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67012" calcext:value-type="float">
            <text:p>0,067012</text:p>
          </table:table-cell>
          <table:table-cell office:value-type="float" office:value="-0.55842" calcext:value-type="float">
            <text:p>-0,5584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4347" calcext:value-type="float">
            <text:p>-0,094347</text:p>
          </table:table-cell>
          <table:table-cell office:value-type="float" office:value="-0.58097" calcext:value-type="float">
            <text:p>-0,58097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9" calcext:value-type="float">
            <text:p>-0,15889</text:p>
          </table:table-cell>
          <table:table-cell office:value-type="float" office:value="-0.58221" calcext:value-type="float">
            <text:p>-0,5822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938" calcext:value-type="float">
            <text:p>-0,091938</text:p>
          </table:table-cell>
          <table:table-cell office:value-type="float" office:value="-0.57574" calcext:value-type="float">
            <text:p>-0,5757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5651" calcext:value-type="float">
            <text:p>0,075651</text:p>
          </table:table-cell>
          <table:table-cell office:value-type="float" office:value="-0.55345" calcext:value-type="float">
            <text:p>-0,55345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437" calcext:value-type="float">
            <text:p>0,26437</text:p>
          </table:table-cell>
          <table:table-cell office:value-type="float" office:value="-0.48391" calcext:value-type="float">
            <text:p>-0,4839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64" calcext:value-type="float">
            <text:p>0,38964</text:p>
          </table:table-cell>
          <table:table-cell office:value-type="float" office:value="-0.4038" calcext:value-type="float">
            <text:p>-0,4038</text:p>
          </table:table-cell>
          <table:table-cell table:style-name="ce3"/>
          <table:table-cell table:style-name="ce3" office:value-type="float" office:value="52" calcext:value-type="float">
            <text:p>5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66" calcext:value-type="float">
            <text:p>0,42966</text:p>
          </table:table-cell>
          <table:table-cell office:value-type="float" office:value="-0.36844" calcext:value-type="float">
            <text:p>-0,3684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701" calcext:value-type="float">
            <text:p>-0,40701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5176" calcext:value-type="float">
            <text:p>0,25176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080809" calcext:value-type="float">
            <text:p>0,080809</text:p>
          </table:table-cell>
          <table:table-cell office:value-type="float" office:value="-0.562" calcext:value-type="float">
            <text:p>-0,56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204" calcext:value-type="float">
            <text:p>-0,10204</text:p>
          </table:table-cell>
          <table:table-cell office:value-type="float" office:value="-0.56183" calcext:value-type="float">
            <text:p>-0,56183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92" calcext:value-type="float">
            <text:p>-0,27392</text:p>
          </table:table-cell>
          <table:table-cell office:value-type="float" office:value="-0.50187" calcext:value-type="float">
            <text:p>-0,5018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412" calcext:value-type="float">
            <text:p>-0,41412</text:p>
          </table:table-cell>
          <table:table-cell office:value-type="float" office:value="-0.39241" calcext:value-type="float">
            <text:p>-0,3924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952" calcext:value-type="float">
            <text:p>-0,50952</text:p>
          </table:table-cell>
          <table:table-cell office:value-type="float" office:value="-0.24345" calcext:value-type="float">
            <text:p>-0,24345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11" calcext:value-type="float">
            <text:p>-0,56111</text:p>
          </table:table-cell>
          <table:table-cell office:value-type="float" office:value="-0.059155" calcext:value-type="float">
            <text:p>-0,059155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8"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091" calcext:value-type="float">
            <text:p>-0,58091</text:p>
          </table:table-cell>
          <table:table-cell office:value-type="float" office:value="0.098318" calcext:value-type="float">
            <text:p>0,09831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395" calcext:value-type="float">
            <text:p>-0,58395</text:p>
          </table:table-cell>
          <table:table-cell office:value-type="float" office:value="0.15935" calcext:value-type="float">
            <text:p>0,15935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874" calcext:value-type="float">
            <text:p>-0,57874</text:p>
          </table:table-cell>
          <table:table-cell office:value-type="float" office:value="0.091417" calcext:value-type="float">
            <text:p>0,091417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443" calcext:value-type="float">
            <text:p>-0,55443</text:p>
          </table:table-cell>
          <table:table-cell office:value-type="float" office:value="-0.075651" calcext:value-type="float">
            <text:p>-0,075651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8339" calcext:value-type="float">
            <text:p>-0,48339</text:p>
          </table:table-cell>
          <table:table-cell office:value-type="float" office:value="-0.26437" calcext:value-type="float">
            <text:p>-0,26437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38" calcext:value-type="float">
            <text:p>-0,4038</text:p>
          </table:table-cell>
          <table:table-cell office:value-type="float" office:value="-0.38964" calcext:value-type="float">
            <text:p>-0,38964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44" calcext:value-type="float">
            <text:p>-0,36844</text:p>
          </table:table-cell>
          <table:table-cell office:value-type="float" office:value="-0.42966" calcext:value-type="float">
            <text:p>-0,42966</text:p>
          </table:table-cell>
          <table:table-cell table:style-name="ce3"/>
          <table:table-cell table:style-name="ce3" office:value-type="float" office:value="-80" calcext:value-type="float">
            <text:p>-8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01" calcext:value-type="float">
            <text:p>-0,40701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8812" calcext:value-type="float">
            <text:p>-0,48812</text:p>
          </table:table-cell>
          <table:table-cell office:value-type="float" office:value="-0.24968" calcext:value-type="float">
            <text:p>-0,24968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842" calcext:value-type="float">
            <text:p>-0,55842</text:p>
          </table:table-cell>
          <table:table-cell office:value-type="float" office:value="-0.067012" calcext:value-type="float">
            <text:p>-0,06701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097" calcext:value-type="float">
            <text:p>-0,58097</text:p>
          </table:table-cell>
          <table:table-cell office:value-type="float" office:value="0.094347" calcext:value-type="float">
            <text:p>0,09434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221" calcext:value-type="float">
            <text:p>-0,58221</text:p>
          </table:table-cell>
          <table:table-cell office:value-type="float" office:value="0.15889" calcext:value-type="float">
            <text:p>0,158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574" calcext:value-type="float">
            <text:p>-0,57574</text:p>
          </table:table-cell>
          <table:table-cell office:value-type="float" office:value="0.091938" calcext:value-type="float">
            <text:p>0,091938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501" calcext:value-type="float">
            <text:p>-0,55501</text:p>
          </table:table-cell>
          <table:table-cell office:value-type="float" office:value="-0.072006" calcext:value-type="float">
            <text:p>-0,072006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921" calcext:value-type="float">
            <text:p>-0,49921</text:p>
          </table:table-cell>
          <table:table-cell office:value-type="float" office:value="-0.26079" calcext:value-type="float">
            <text:p>-0,2607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76" calcext:value-type="float">
            <text:p>-0,3976</text:p>
          </table:table-cell>
          <table:table-cell office:value-type="float" office:value="-0.40878" calcext:value-type="float">
            <text:p>-0,40878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469" calcext:value-type="float">
            <text:p>-0,25469</text:p>
          </table:table-cell>
          <table:table-cell office:value-type="float" office:value="-0.50999" calcext:value-type="float">
            <text:p>-0,50999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3088" calcext:value-type="float">
            <text:p>-0,083088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154" calcext:value-type="float">
            <text:p>0,10154</text:p>
          </table:table-cell>
          <table:table-cell office:value-type="float" office:value="-0.55968" calcext:value-type="float">
            <text:p>-0,55968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082" calcext:value-type="float">
            <text:p>0,27082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05" calcext:value-type="float">
            <text:p>0,38905</text:p>
          </table:table-cell>
          <table:table-cell office:value-type="float" office:value="-0.40777" calcext:value-type="float">
            <text:p>-0,4077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14" calcext:value-type="float">
            <text:p>0,42914</text:p>
          </table:table-cell>
          <table:table-cell office:value-type="float" office:value="-0.3689" calcext:value-type="float">
            <text:p>-0,36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649" calcext:value-type="float">
            <text:p>-0,40649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5176" calcext:value-type="float">
            <text:p>0,25176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080809" calcext:value-type="float">
            <text:p>0,080809</text:p>
          </table:table-cell>
          <table:table-cell office:value-type="float" office:value="-0.562" calcext:value-type="float">
            <text:p>-0,56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204" calcext:value-type="float">
            <text:p>-0,10204</text:p>
          </table:table-cell>
          <table:table-cell office:value-type="float" office:value="-0.56183" calcext:value-type="float">
            <text:p>-0,56183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92" calcext:value-type="float">
            <text:p>-0,27392</text:p>
          </table:table-cell>
          <table:table-cell office:value-type="float" office:value="-0.50187" calcext:value-type="float">
            <text:p>-0,5018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412" calcext:value-type="float">
            <text:p>-0,41412</text:p>
          </table:table-cell>
          <table:table-cell office:value-type="float" office:value="-0.39241" calcext:value-type="float">
            <text:p>-0,3924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952" calcext:value-type="float">
            <text:p>-0,50952</text:p>
          </table:table-cell>
          <table:table-cell office:value-type="float" office:value="-0.24345" calcext:value-type="float">
            <text:p>-0,24345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11" calcext:value-type="float">
            <text:p>-0,56111</text:p>
          </table:table-cell>
          <table:table-cell office:value-type="float" office:value="-0.059155" calcext:value-type="float">
            <text:p>-0,059155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8"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091" calcext:value-type="float">
            <text:p>-0,58091</text:p>
          </table:table-cell>
          <table:table-cell office:value-type="float" office:value="0.098318" calcext:value-type="float">
            <text:p>0,09831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395" calcext:value-type="float">
            <text:p>-0,58395</text:p>
          </table:table-cell>
          <table:table-cell office:value-type="float" office:value="0.15935" calcext:value-type="float">
            <text:p>0,15935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874" calcext:value-type="float">
            <text:p>-0,57874</text:p>
          </table:table-cell>
          <table:table-cell office:value-type="float" office:value="0.091417" calcext:value-type="float">
            <text:p>0,091417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443" calcext:value-type="float">
            <text:p>-0,55443</text:p>
          </table:table-cell>
          <table:table-cell office:value-type="float" office:value="-0.075651" calcext:value-type="float">
            <text:p>-0,075651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8339" calcext:value-type="float">
            <text:p>-0,48339</text:p>
          </table:table-cell>
          <table:table-cell office:value-type="float" office:value="-0.26437" calcext:value-type="float">
            <text:p>-0,26437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38" calcext:value-type="float">
            <text:p>-0,4038</text:p>
          </table:table-cell>
          <table:table-cell office:value-type="float" office:value="-0.38964" calcext:value-type="float">
            <text:p>-0,38964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44" calcext:value-type="float">
            <text:p>-0,36844</text:p>
          </table:table-cell>
          <table:table-cell office:value-type="float" office:value="-0.42966" calcext:value-type="float">
            <text:p>-0,42966</text:p>
          </table:table-cell>
          <table:table-cell table:style-name="ce3"/>
          <table:table-cell table:style-name="ce3" office:value-type="float" office:value="-80" calcext:value-type="float">
            <text:p>-8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01" calcext:value-type="float">
            <text:p>-0,40701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5176" calcext:value-type="float">
            <text:p>-0,2517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" calcext:value-type="float">
            <text:p>-0,562</text:p>
          </table:table-cell>
          <table:table-cell office:value-type="float" office:value="-0.080809" calcext:value-type="float">
            <text:p>-0,0808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35" calcext:value-type="float">
            <text:p>-0,56235</text:p>
          </table:table-cell>
          <table:table-cell office:value-type="float" office:value="0.10204" calcext:value-type="float">
            <text:p>0,1020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09" calcext:value-type="float">
            <text:p>-0,5009</text:p>
          </table:table-cell>
          <table:table-cell office:value-type="float" office:value="0.27392" calcext:value-type="float">
            <text:p>0,2739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38994" calcext:value-type="float">
            <text:p>-0,38994</text:p>
          </table:table-cell>
          <table:table-cell office:value-type="float" office:value="0.41412" calcext:value-type="float">
            <text:p>0,4141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022" calcext:value-type="float">
            <text:p>-0,24022</text:p>
          </table:table-cell>
          <table:table-cell office:value-type="float" office:value="0.50952" calcext:value-type="float">
            <text:p>0,5095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0"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56681" calcext:value-type="float">
            <text:p>-0,056681</text:p>
          </table:table-cell>
          <table:table-cell office:value-type="float" office:value="0.56111" calcext:value-type="float">
            <text:p>0,5611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0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9294" calcext:value-type="float">
            <text:p>0,099294</text:p>
          </table:table-cell>
          <table:table-cell office:value-type="float" office:value="0.58091" calcext:value-type="float">
            <text:p>0,5809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3" calcext:value-type="float">
            <text:p>0,15883</text:p>
          </table:table-cell>
          <table:table-cell office:value-type="float" office:value="0.58395" calcext:value-type="float">
            <text:p>0,58395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417" calcext:value-type="float">
            <text:p>0,091417</text:p>
          </table:table-cell>
          <table:table-cell office:value-type="float" office:value="0.57874" calcext:value-type="float">
            <text:p>0,57874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2006" calcext:value-type="float">
            <text:p>-0,072006</text:p>
          </table:table-cell>
          <table:table-cell office:value-type="float" office:value="0.55599" calcext:value-type="float">
            <text:p>0,55599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079" calcext:value-type="float">
            <text:p>-0,26079</text:p>
          </table:table-cell>
          <table:table-cell office:value-type="float" office:value="0.49869" calcext:value-type="float">
            <text:p>0,49869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0878" calcext:value-type="float">
            <text:p>-0,40878</text:p>
          </table:table-cell>
          <table:table-cell office:value-type="float" office:value="0.3976" calcext:value-type="float">
            <text:p>0,3976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99" calcext:value-type="float">
            <text:p>-0,50999</text:p>
          </table:table-cell>
          <table:table-cell office:value-type="float" office:value="0.25469" calcext:value-type="float">
            <text:p>0,2546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3088" calcext:value-type="float">
            <text:p>0,08308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68" calcext:value-type="float">
            <text:p>-0,55968</text:p>
          </table:table-cell>
          <table:table-cell office:value-type="float" office:value="-0.10154" calcext:value-type="float">
            <text:p>-0,1015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7082" calcext:value-type="float">
            <text:p>-0,2708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77" calcext:value-type="float">
            <text:p>-0,40777</text:p>
          </table:table-cell>
          <table:table-cell office:value-type="float" office:value="-0.38905" calcext:value-type="float">
            <text:p>-0,38905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9" calcext:value-type="float">
            <text:p>-0,3689</text:p>
          </table:table-cell>
          <table:table-cell office:value-type="float" office:value="-0.42914" calcext:value-type="float">
            <text:p>-0,42914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649" calcext:value-type="float">
            <text:p>-0,40649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5176" calcext:value-type="float">
            <text:p>-0,25176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" calcext:value-type="float">
            <text:p>-0,562</text:p>
          </table:table-cell>
          <table:table-cell office:value-type="float" office:value="-0.080809" calcext:value-type="float">
            <text:p>-0,0808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35" calcext:value-type="float">
            <text:p>-0,56235</text:p>
          </table:table-cell>
          <table:table-cell office:value-type="float" office:value="0.10204" calcext:value-type="float">
            <text:p>0,1020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09" calcext:value-type="float">
            <text:p>-0,5009</text:p>
          </table:table-cell>
          <table:table-cell office:value-type="float" office:value="0.27392" calcext:value-type="float">
            <text:p>0,2739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38994" calcext:value-type="float">
            <text:p>-0,38994</text:p>
          </table:table-cell>
          <table:table-cell office:value-type="float" office:value="0.41412" calcext:value-type="float">
            <text:p>0,4141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022" calcext:value-type="float">
            <text:p>-0,24022</text:p>
          </table:table-cell>
          <table:table-cell office:value-type="float" office:value="0.50952" calcext:value-type="float">
            <text:p>0,5095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0"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56681" calcext:value-type="float">
            <text:p>-0,056681</text:p>
          </table:table-cell>
          <table:table-cell office:value-type="float" office:value="0.56111" calcext:value-type="float">
            <text:p>0,5611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0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9294" calcext:value-type="float">
            <text:p>0,099294</text:p>
          </table:table-cell>
          <table:table-cell office:value-type="float" office:value="0.58091" calcext:value-type="float">
            <text:p>0,5809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3" calcext:value-type="float">
            <text:p>0,15883</text:p>
          </table:table-cell>
          <table:table-cell office:value-type="float" office:value="0.58395" calcext:value-type="float">
            <text:p>0,58395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417" calcext:value-type="float">
            <text:p>0,091417</text:p>
          </table:table-cell>
          <table:table-cell office:value-type="float" office:value="0.57874" calcext:value-type="float">
            <text:p>0,57874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5651" calcext:value-type="float">
            <text:p>-0,075651</text:p>
          </table:table-cell>
          <table:table-cell office:value-type="float" office:value="0.55443" calcext:value-type="float">
            <text:p>0,55443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437" calcext:value-type="float">
            <text:p>-0,26437</text:p>
          </table:table-cell>
          <table:table-cell office:value-type="float" office:value="0.48339" calcext:value-type="float">
            <text:p>0,48339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-28" calcext:value-type="float">
            <text:p>-28</text:p>
          </table:table-cell>
          <table:table-cell table:number-columns-repeated="2"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64" calcext:value-type="float">
            <text:p>-0,38964</text:p>
          </table:table-cell>
          <table:table-cell office:value-type="float" office:value="0.4038" calcext:value-type="float">
            <text:p>0,4038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1" office:value-type="float" office:value="-44" calcext:value-type="float">
            <text:p>-44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66" calcext:value-type="float">
            <text:p>-0,42966</text:p>
          </table:table-cell>
          <table:table-cell office:value-type="float" office:value="0.36844" calcext:value-type="float">
            <text:p>0,36844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701" calcext:value-type="float">
            <text:p>0,4070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968" calcext:value-type="float">
            <text:p>-0,24968</text:p>
          </table:table-cell>
          <table:table-cell office:value-type="float" office:value="0.48812" calcext:value-type="float">
            <text:p>0,4881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67012" calcext:value-type="float">
            <text:p>-0,067012</text:p>
          </table:table-cell>
          <table:table-cell office:value-type="float" office:value="0.55842" calcext:value-type="float">
            <text:p>0,5584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4347" calcext:value-type="float">
            <text:p>0,094347</text:p>
          </table:table-cell>
          <table:table-cell office:value-type="float" office:value="0.58097" calcext:value-type="float">
            <text:p>0,58097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9" calcext:value-type="float">
            <text:p>0,15889</text:p>
          </table:table-cell>
          <table:table-cell office:value-type="float" office:value="0.58221" calcext:value-type="float">
            <text:p>0,58221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938" calcext:value-type="float">
            <text:p>0,091938</text:p>
          </table:table-cell>
          <table:table-cell office:value-type="float" office:value="0.57574" calcext:value-type="float">
            <text:p>0,57574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2006" calcext:value-type="float">
            <text:p>-0,072006</text:p>
          </table:table-cell>
          <table:table-cell office:value-type="float" office:value="0.55501" calcext:value-type="float">
            <text:p>0,55501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079" calcext:value-type="float">
            <text:p>-0,26079</text:p>
          </table:table-cell>
          <table:table-cell office:value-type="float" office:value="0.49921" calcext:value-type="float">
            <text:p>0,4992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0878" calcext:value-type="float">
            <text:p>-0,40878</text:p>
          </table:table-cell>
          <table:table-cell office:value-type="float" office:value="0.3976" calcext:value-type="float">
            <text:p>0,3976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99" calcext:value-type="float">
            <text:p>-0,50999</text:p>
          </table:table-cell>
          <table:table-cell office:value-type="float" office:value="0.25469" calcext:value-type="float">
            <text:p>0,2546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3088" calcext:value-type="float">
            <text:p>0,08308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76" calcext:value-type="float">
            <text:p>-0,56176</text:p>
          </table:table-cell>
          <table:table-cell office:value-type="float" office:value="-0.097892" calcext:value-type="float">
            <text:p>-0,09789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609" calcext:value-type="float">
            <text:p>-0,50609</text:p>
          </table:table-cell>
          <table:table-cell office:value-type="float" office:value="-0.26724" calcext:value-type="float">
            <text:p>-0,2672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91" calcext:value-type="float">
            <text:p>-0,3991</text:p>
          </table:table-cell>
          <table:table-cell office:value-type="float" office:value="-0.40819" calcext:value-type="float">
            <text:p>-0,4081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191" calcext:value-type="float">
            <text:p>-0,25191</text:p>
          </table:table-cell>
          <table:table-cell office:value-type="float" office:value="-0.50947" calcext:value-type="float">
            <text:p>-0,50947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0094" calcext:value-type="float">
            <text:p>-0,080094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8868" calcext:value-type="float">
            <text:p>0,098868</text:p>
          </table:table-cell>
          <table:table-cell office:value-type="float" office:value="-0.56176" calcext:value-type="float">
            <text:p>-0,56176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672" calcext:value-type="float">
            <text:p>0,26672</text:p>
          </table:table-cell>
          <table:table-cell office:value-type="float" office:value="-0.50609" calcext:value-type="float">
            <text:p>-0,506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19" calcext:value-type="float">
            <text:p>0,40819</text:p>
          </table:table-cell>
          <table:table-cell office:value-type="float" office:value="-0.3991" calcext:value-type="float">
            <text:p>-0,3991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47" calcext:value-type="float">
            <text:p>0,50947</text:p>
          </table:table-cell>
          <table:table-cell office:value-type="float" office:value="-0.25191" calcext:value-type="float">
            <text:p>-0,2519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0094" calcext:value-type="float">
            <text:p>-0,080094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76" calcext:value-type="float">
            <text:p>0,56176</text:p>
          </table:table-cell>
          <table:table-cell office:value-type="float" office:value="0.098868" calcext:value-type="float">
            <text:p>0,09886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609" calcext:value-type="float">
            <text:p>0,50609</text:p>
          </table:table-cell>
          <table:table-cell office:value-type="float" office:value="0.26672" calcext:value-type="float">
            <text:p>0,2667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1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office:value-type="float" office:value="0.3991" calcext:value-type="float">
            <text:p>0,3991</text:p>
          </table:table-cell>
          <table:table-cell office:value-type="float" office:value="0.40819" calcext:value-type="float">
            <text:p>0,4081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25191" calcext:value-type="float">
            <text:p>0,25191</text:p>
          </table:table-cell>
          <table:table-cell office:value-type="float" office:value="0.50947" calcext:value-type="float">
            <text:p>0,5094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080094" calcext:value-type="float">
            <text:p>0,080094</text:p>
          </table:table-cell>
          <table:table-cell office:value-type="float" office:value="0.56222" calcext:value-type="float">
            <text:p>0,562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8868" calcext:value-type="float">
            <text:p>-0,098868</text:p>
          </table:table-cell>
          <table:table-cell office:value-type="float" office:value="0.56176" calcext:value-type="float">
            <text:p>0,56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0" office:value-type="float" office:value="-10" calcext:value-type="float">
            <text:p>-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672" calcext:value-type="float">
            <text:p>-0,26672</text:p>
          </table:table-cell>
          <table:table-cell office:value-type="float" office:value="0.50609" calcext:value-type="float">
            <text:p>0,506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-28" calcext:value-type="float">
            <text:p>-28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table:number-columns-repeated="1005"/>
        </table:table-row>
        <table:table-row table:style-name="ro1">
          <table:table-cell office:value-type="float" office:value="-0.40819" calcext:value-type="float">
            <text:p>-0,40819</text:p>
          </table:table-cell>
          <table:table-cell office:value-type="float" office:value="0.3991" calcext:value-type="float">
            <text:p>0,3991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47" calcext:value-type="float">
            <text:p>-0,50947</text:p>
          </table:table-cell>
          <table:table-cell office:value-type="float" office:value="0.25191" calcext:value-type="float">
            <text:p>0,251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0094" calcext:value-type="float">
            <text:p>0,080094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7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68" calcext:value-type="float">
            <text:p>-0,55968</text:p>
          </table:table-cell>
          <table:table-cell office:value-type="float" office:value="-0.10251" calcext:value-type="float">
            <text:p>-0,10251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703" calcext:value-type="float">
            <text:p>-0,2703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77" calcext:value-type="float">
            <text:p>-0,40777</text:p>
          </table:table-cell>
          <table:table-cell office:value-type="float" office:value="-0.38905" calcext:value-type="float">
            <text:p>-0,38905</text:p>
          </table:table-cell>
          <table:table-cell table:style-name="ce3"/>
          <table:table-cell table:style-name="ce3" office:value-type="float" office:value="-10" calcext:value-type="float">
            <text:p>-1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9" calcext:value-type="float">
            <text:p>-0,3689</text:p>
          </table:table-cell>
          <table:table-cell office:value-type="float" office:value="-0.42914" calcext:value-type="float">
            <text:p>-0,42914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649" calcext:value-type="float">
            <text:p>-0,40649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8812" calcext:value-type="float">
            <text:p>-0,48812</text:p>
          </table:table-cell>
          <table:table-cell office:value-type="float" office:value="-0.24968" calcext:value-type="float">
            <text:p>-0,24968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842" calcext:value-type="float">
            <text:p>-0,55842</text:p>
          </table:table-cell>
          <table:table-cell office:value-type="float" office:value="-0.067012" calcext:value-type="float">
            <text:p>-0,06701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097" calcext:value-type="float">
            <text:p>-0,58097</text:p>
          </table:table-cell>
          <table:table-cell office:value-type="float" office:value="0.094347" calcext:value-type="float">
            <text:p>0,09434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221" calcext:value-type="float">
            <text:p>-0,58221</text:p>
          </table:table-cell>
          <table:table-cell office:value-type="float" office:value="0.15889" calcext:value-type="float">
            <text:p>0,158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574" calcext:value-type="float">
            <text:p>-0,57574</text:p>
          </table:table-cell>
          <table:table-cell office:value-type="float" office:value="0.091938" calcext:value-type="float">
            <text:p>0,091938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501" calcext:value-type="float">
            <text:p>-0,55501</text:p>
          </table:table-cell>
          <table:table-cell office:value-type="float" office:value="-0.072006" calcext:value-type="float">
            <text:p>-0,072006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921" calcext:value-type="float">
            <text:p>-0,49921</text:p>
          </table:table-cell>
          <table:table-cell office:value-type="float" office:value="-0.26079" calcext:value-type="float">
            <text:p>-0,2607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76" calcext:value-type="float">
            <text:p>-0,3976</text:p>
          </table:table-cell>
          <table:table-cell office:value-type="float" office:value="-0.40878" calcext:value-type="float">
            <text:p>-0,40878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469" calcext:value-type="float">
            <text:p>-0,25469</text:p>
          </table:table-cell>
          <table:table-cell office:value-type="float" office:value="-0.50999" calcext:value-type="float">
            <text:p>-0,50999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3088" calcext:value-type="float">
            <text:p>-0,083088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154" calcext:value-type="float">
            <text:p>0,10154</text:p>
          </table:table-cell>
          <table:table-cell office:value-type="float" office:value="-0.55968" calcext:value-type="float">
            <text:p>-0,55968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082" calcext:value-type="float">
            <text:p>0,27082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05" calcext:value-type="float">
            <text:p>0,38905</text:p>
          </table:table-cell>
          <table:table-cell office:value-type="float" office:value="-0.40777" calcext:value-type="float">
            <text:p>-0,4077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14" calcext:value-type="float">
            <text:p>0,42914</text:p>
          </table:table-cell>
          <table:table-cell office:value-type="float" office:value="-0.3689" calcext:value-type="float">
            <text:p>-0,36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649" calcext:value-type="float">
            <text:p>-0,40649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5176" calcext:value-type="float">
            <text:p>0,25176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080809" calcext:value-type="float">
            <text:p>0,080809</text:p>
          </table:table-cell>
          <table:table-cell office:value-type="float" office:value="-0.562" calcext:value-type="float">
            <text:p>-0,56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204" calcext:value-type="float">
            <text:p>-0,10204</text:p>
          </table:table-cell>
          <table:table-cell office:value-type="float" office:value="-0.56183" calcext:value-type="float">
            <text:p>-0,56183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92" calcext:value-type="float">
            <text:p>-0,27392</text:p>
          </table:table-cell>
          <table:table-cell office:value-type="float" office:value="-0.50187" calcext:value-type="float">
            <text:p>-0,5018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412" calcext:value-type="float">
            <text:p>-0,41412</text:p>
          </table:table-cell>
          <table:table-cell office:value-type="float" office:value="-0.39241" calcext:value-type="float">
            <text:p>-0,3924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952" calcext:value-type="float">
            <text:p>-0,50952</text:p>
          </table:table-cell>
          <table:table-cell office:value-type="float" office:value="-0.24345" calcext:value-type="float">
            <text:p>-0,24345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11" calcext:value-type="float">
            <text:p>-0,56111</text:p>
          </table:table-cell>
          <table:table-cell office:value-type="float" office:value="-0.059155" calcext:value-type="float">
            <text:p>-0,059155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8"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091" calcext:value-type="float">
            <text:p>-0,58091</text:p>
          </table:table-cell>
          <table:table-cell office:value-type="float" office:value="0.098318" calcext:value-type="float">
            <text:p>0,09831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395" calcext:value-type="float">
            <text:p>-0,58395</text:p>
          </table:table-cell>
          <table:table-cell office:value-type="float" office:value="0.15935" calcext:value-type="float">
            <text:p>0,15935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874" calcext:value-type="float">
            <text:p>-0,57874</text:p>
          </table:table-cell>
          <table:table-cell office:value-type="float" office:value="0.091417" calcext:value-type="float">
            <text:p>0,091417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599" calcext:value-type="float">
            <text:p>-0,55599</text:p>
          </table:table-cell>
          <table:table-cell office:value-type="float" office:value="-0.072006" calcext:value-type="float">
            <text:p>-0,072006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869" calcext:value-type="float">
            <text:p>-0,49869</text:p>
          </table:table-cell>
          <table:table-cell office:value-type="float" office:value="-0.26079" calcext:value-type="float">
            <text:p>-0,2607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76" calcext:value-type="float">
            <text:p>-0,3976</text:p>
          </table:table-cell>
          <table:table-cell office:value-type="float" office:value="-0.40878" calcext:value-type="float">
            <text:p>-0,40878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469" calcext:value-type="float">
            <text:p>-0,25469</text:p>
          </table:table-cell>
          <table:table-cell office:value-type="float" office:value="-0.50999" calcext:value-type="float">
            <text:p>-0,50999</text:p>
          </table:table-cell>
          <table:table-cell table:style-name="ce3"/>
          <table:table-cell table:style-name="ce3" office:value-type="float" office:value="-80" calcext:value-type="float">
            <text:p>-8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3088" calcext:value-type="float">
            <text:p>-0,083088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7892" calcext:value-type="float">
            <text:p>0,097892</text:p>
          </table:table-cell>
          <table:table-cell office:value-type="float" office:value="-0.56176" calcext:value-type="float">
            <text:p>-0,5617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724" calcext:value-type="float">
            <text:p>0,26724</text:p>
          </table:table-cell>
          <table:table-cell office:value-type="float" office:value="-0.50609" calcext:value-type="float">
            <text:p>-0,506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19" calcext:value-type="float">
            <text:p>0,40819</text:p>
          </table:table-cell>
          <table:table-cell office:value-type="float" office:value="-0.3991" calcext:value-type="float">
            <text:p>-0,3991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47" calcext:value-type="float">
            <text:p>0,50947</text:p>
          </table:table-cell>
          <table:table-cell office:value-type="float" office:value="-0.25191" calcext:value-type="float">
            <text:p>-0,2519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0094" calcext:value-type="float">
            <text:p>-0,080094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68" calcext:value-type="float">
            <text:p>0,55968</text:p>
          </table:table-cell>
          <table:table-cell office:value-type="float" office:value="0.10251" calcext:value-type="float">
            <text:p>0,10251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703" calcext:value-type="float">
            <text:p>0,2703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8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77" calcext:value-type="float">
            <text:p>0,40777</text:p>
          </table:table-cell>
          <table:table-cell office:value-type="float" office:value="0.38905" calcext:value-type="float">
            <text:p>0,38905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9" calcext:value-type="float">
            <text:p>0,3689</text:p>
          </table:table-cell>
          <table:table-cell office:value-type="float" office:value="0.42914" calcext:value-type="float">
            <text:p>0,4291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649" calcext:value-type="float">
            <text:p>0,40649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8812" calcext:value-type="float">
            <text:p>0,48812</text:p>
          </table:table-cell>
          <table:table-cell office:value-type="float" office:value="0.24968" calcext:value-type="float">
            <text:p>0,24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842" calcext:value-type="float">
            <text:p>0,55842</text:p>
          </table:table-cell>
          <table:table-cell office:value-type="float" office:value="0.067012" calcext:value-type="float">
            <text:p>0,06701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097" calcext:value-type="float">
            <text:p>0,58097</text:p>
          </table:table-cell>
          <table:table-cell office:value-type="float" office:value="-0.094347" calcext:value-type="float">
            <text:p>-0,094347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221" calcext:value-type="float">
            <text:p>0,58221</text:p>
          </table:table-cell>
          <table:table-cell office:value-type="float" office:value="-0.15889" calcext:value-type="float">
            <text:p>-0,15889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7574" calcext:value-type="float">
            <text:p>0,57574</text:p>
          </table:table-cell>
          <table:table-cell office:value-type="float" office:value="-0.091938" calcext:value-type="float">
            <text:p>-0,091938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501" calcext:value-type="float">
            <text:p>0,55501</text:p>
          </table:table-cell>
          <table:table-cell office:value-type="float" office:value="0.072006" calcext:value-type="float">
            <text:p>0,072006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921" calcext:value-type="float">
            <text:p>0,49921</text:p>
          </table:table-cell>
          <table:table-cell office:value-type="float" office:value="0.26079" calcext:value-type="float">
            <text:p>0,26079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976" calcext:value-type="float">
            <text:p>0,3976</text:p>
          </table:table-cell>
          <table:table-cell office:value-type="float" office:value="0.40878" calcext:value-type="float">
            <text:p>0,40878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25469" calcext:value-type="float">
            <text:p>0,25469</text:p>
          </table:table-cell>
          <table:table-cell office:value-type="float" office:value="0.50999" calcext:value-type="float">
            <text:p>0,50999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083088" calcext:value-type="float">
            <text:p>0,083088</text:p>
          </table:table-cell>
          <table:table-cell office:value-type="float" office:value="0.56222" calcext:value-type="float">
            <text:p>0,562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154" calcext:value-type="float">
            <text:p>-0,10154</text:p>
          </table:table-cell>
          <table:table-cell office:value-type="float" office:value="0.55968" calcext:value-type="float">
            <text:p>0,55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0" office:value-type="float" office:value="-10" calcext:value-type="float">
            <text:p>-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082" calcext:value-type="float">
            <text:p>-0,27082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-28" calcext:value-type="float">
            <text:p>-28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05" calcext:value-type="float">
            <text:p>-0,38905</text:p>
          </table:table-cell>
          <table:table-cell office:value-type="float" office:value="0.40777" calcext:value-type="float">
            <text:p>0,40777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14" calcext:value-type="float">
            <text:p>-0,42914</text:p>
          </table:table-cell>
          <table:table-cell office:value-type="float" office:value="0.3689" calcext:value-type="float">
            <text:p>0,368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649" calcext:value-type="float">
            <text:p>0,4064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5176" calcext:value-type="float">
            <text:p>-0,25176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080809" calcext:value-type="float">
            <text:p>-0,080809</text:p>
          </table:table-cell>
          <table:table-cell office:value-type="float" office:value="0.562" calcext:value-type="float">
            <text:p>0,56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8" office:value-type="float" office:value="-10" calcext:value-type="float">
            <text:p>-10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204" calcext:value-type="float">
            <text:p>0,10204</text:p>
          </table:table-cell>
          <table:table-cell office:value-type="float" office:value="0.56183" calcext:value-type="float">
            <text:p>0,56183</text:p>
          </table:table-cell>
          <table:table-cell table:style-name="ce3"/>
          <table:table-cell table:style-name="ce3" office:value-type="float" office:value="-10" calcext:value-type="float">
            <text:p>-10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92" calcext:value-type="float">
            <text:p>0,27392</text:p>
          </table:table-cell>
          <table:table-cell office:value-type="float" office:value="0.50187" calcext:value-type="float">
            <text:p>0,50187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41412" calcext:value-type="float">
            <text:p>0,41412</text:p>
          </table:table-cell>
          <table:table-cell office:value-type="float" office:value="0.39241" calcext:value-type="float">
            <text:p>0,3924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1368" calcext:value-type="float">
            <text:p>0,51368</text:p>
          </table:table-cell>
          <table:table-cell office:value-type="float" office:value="0.24553" calcext:value-type="float">
            <text:p>0,24553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7" office:value-type="float" office:value="62" calcext:value-type="float">
            <text:p>6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371" calcext:value-type="float">
            <text:p>0,56371</text:p>
          </table:table-cell>
          <table:table-cell office:value-type="float" office:value="0.072952" calcext:value-type="float">
            <text:p>0,072952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81" calcext:value-type="float">
            <text:p>0,55981</text:p>
          </table:table-cell>
          <table:table-cell office:value-type="float" office:value="-0.10601" calcext:value-type="float">
            <text:p>-0,10601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94" calcext:value-type="float">
            <text:p>0,4994</text:p>
          </table:table-cell>
          <table:table-cell office:value-type="float" office:value="-0.27438" calcext:value-type="float">
            <text:p>-0,27438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9046" calcext:value-type="float">
            <text:p>0,39046</text:p>
          </table:table-cell>
          <table:table-cell office:value-type="float" office:value="-0.4136" calcext:value-type="float">
            <text:p>-0,4136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022" calcext:value-type="float">
            <text:p>0,24022</text:p>
          </table:table-cell>
          <table:table-cell office:value-type="float" office:value="-0.50952" calcext:value-type="float">
            <text:p>-0,50952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56681" calcext:value-type="float">
            <text:p>0,056681</text:p>
          </table:table-cell>
          <table:table-cell office:value-type="float" office:value="-0.56111" calcext:value-type="float">
            <text:p>-0,5611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2"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9294" calcext:value-type="float">
            <text:p>-0,099294</text:p>
          </table:table-cell>
          <table:table-cell office:value-type="float" office:value="-0.58091" calcext:value-type="float">
            <text:p>-0,580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3" calcext:value-type="float">
            <text:p>-0,15883</text:p>
          </table:table-cell>
          <table:table-cell office:value-type="float" office:value="-0.58395" calcext:value-type="float">
            <text:p>-0,58395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417" calcext:value-type="float">
            <text:p>-0,091417</text:p>
          </table:table-cell>
          <table:table-cell office:value-type="float" office:value="-0.57874" calcext:value-type="float">
            <text:p>-0,5787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2006" calcext:value-type="float">
            <text:p>0,072006</text:p>
          </table:table-cell>
          <table:table-cell office:value-type="float" office:value="-0.55599" calcext:value-type="float">
            <text:p>-0,5559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079" calcext:value-type="float">
            <text:p>0,26079</text:p>
          </table:table-cell>
          <table:table-cell office:value-type="float" office:value="-0.49869" calcext:value-type="float">
            <text:p>-0,4986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78" calcext:value-type="float">
            <text:p>0,40878</text:p>
          </table:table-cell>
          <table:table-cell office:value-type="float" office:value="-0.3976" calcext:value-type="float">
            <text:p>-0,3976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99" calcext:value-type="float">
            <text:p>0,50999</text:p>
          </table:table-cell>
          <table:table-cell office:value-type="float" office:value="-0.25469" calcext:value-type="float">
            <text:p>-0,2546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3088" calcext:value-type="float">
            <text:p>-0,08308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76" calcext:value-type="float">
            <text:p>0,56176</text:p>
          </table:table-cell>
          <table:table-cell office:value-type="float" office:value="0.097892" calcext:value-type="float">
            <text:p>0,097892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609" calcext:value-type="float">
            <text:p>0,50609</text:p>
          </table:table-cell>
          <table:table-cell office:value-type="float" office:value="0.26724" calcext:value-type="float">
            <text:p>0,26724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office:value-type="float" office:value="0.3991" calcext:value-type="float">
            <text:p>0,3991</text:p>
          </table:table-cell>
          <table:table-cell office:value-type="float" office:value="0.40819" calcext:value-type="float">
            <text:p>0,4081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25191" calcext:value-type="float">
            <text:p>0,25191</text:p>
          </table:table-cell>
          <table:table-cell office:value-type="float" office:value="0.50947" calcext:value-type="float">
            <text:p>0,5094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080094" calcext:value-type="float">
            <text:p>0,080094</text:p>
          </table:table-cell>
          <table:table-cell office:value-type="float" office:value="0.56222" calcext:value-type="float">
            <text:p>0,562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8868" calcext:value-type="float">
            <text:p>-0,098868</text:p>
          </table:table-cell>
          <table:table-cell office:value-type="float" office:value="0.56176" calcext:value-type="float">
            <text:p>0,56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0" office:value-type="float" office:value="-10" calcext:value-type="float">
            <text:p>-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672" calcext:value-type="float">
            <text:p>-0,26672</text:p>
          </table:table-cell>
          <table:table-cell office:value-type="float" office:value="0.50609" calcext:value-type="float">
            <text:p>0,506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-28" calcext:value-type="float">
            <text:p>-28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table:number-columns-repeated="1005"/>
        </table:table-row>
        <table:table-row table:style-name="ro1">
          <table:table-cell office:value-type="float" office:value="-0.40819" calcext:value-type="float">
            <text:p>-0,40819</text:p>
          </table:table-cell>
          <table:table-cell office:value-type="float" office:value="0.3991" calcext:value-type="float">
            <text:p>0,3991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47" calcext:value-type="float">
            <text:p>-0,50947</text:p>
          </table:table-cell>
          <table:table-cell office:value-type="float" office:value="0.25191" calcext:value-type="float">
            <text:p>0,251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0094" calcext:value-type="float">
            <text:p>0,080094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7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76" calcext:value-type="float">
            <text:p>-0,56176</text:p>
          </table:table-cell>
          <table:table-cell office:value-type="float" office:value="-0.098868" calcext:value-type="float">
            <text:p>-0,098868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609" calcext:value-type="float">
            <text:p>-0,50609</text:p>
          </table:table-cell>
          <table:table-cell office:value-type="float" office:value="-0.26672" calcext:value-type="float">
            <text:p>-0,2667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91" calcext:value-type="float">
            <text:p>-0,3991</text:p>
          </table:table-cell>
          <table:table-cell office:value-type="float" office:value="-0.40819" calcext:value-type="float">
            <text:p>-0,40819</text:p>
          </table:table-cell>
          <table:table-cell table:style-name="ce3"/>
          <table:table-cell table:style-name="ce3" office:value-type="float" office:value="-10" calcext:value-type="float">
            <text:p>-1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191" calcext:value-type="float">
            <text:p>-0,25191</text:p>
          </table:table-cell>
          <table:table-cell office:value-type="float" office:value="-0.50947" calcext:value-type="float">
            <text:p>-0,50947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0094" calcext:value-type="float">
            <text:p>-0,080094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251" calcext:value-type="float">
            <text:p>0,10251</text:p>
          </table:table-cell>
          <table:table-cell office:value-type="float" office:value="-0.55968" calcext:value-type="float">
            <text:p>-0,55968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03" calcext:value-type="float">
            <text:p>0,2703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05" calcext:value-type="float">
            <text:p>0,38905</text:p>
          </table:table-cell>
          <table:table-cell office:value-type="float" office:value="-0.40777" calcext:value-type="float">
            <text:p>-0,4077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14" calcext:value-type="float">
            <text:p>0,42914</text:p>
          </table:table-cell>
          <table:table-cell office:value-type="float" office:value="-0.3689" calcext:value-type="float">
            <text:p>-0,36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649" calcext:value-type="float">
            <text:p>-0,40649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5176" calcext:value-type="float">
            <text:p>0,25176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080809" calcext:value-type="float">
            <text:p>0,080809</text:p>
          </table:table-cell>
          <table:table-cell office:value-type="float" office:value="-0.562" calcext:value-type="float">
            <text:p>-0,56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204" calcext:value-type="float">
            <text:p>-0,10204</text:p>
          </table:table-cell>
          <table:table-cell office:value-type="float" office:value="-0.56183" calcext:value-type="float">
            <text:p>-0,56183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92" calcext:value-type="float">
            <text:p>-0,27392</text:p>
          </table:table-cell>
          <table:table-cell office:value-type="float" office:value="-0.50187" calcext:value-type="float">
            <text:p>-0,5018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412" calcext:value-type="float">
            <text:p>-0,41412</text:p>
          </table:table-cell>
          <table:table-cell office:value-type="float" office:value="-0.39241" calcext:value-type="float">
            <text:p>-0,3924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1368" calcext:value-type="float">
            <text:p>-0,51368</text:p>
          </table:table-cell>
          <table:table-cell office:value-type="float" office:value="-0.24553" calcext:value-type="float">
            <text:p>-0,2455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371" calcext:value-type="float">
            <text:p>-0,56371</text:p>
          </table:table-cell>
          <table:table-cell office:value-type="float" office:value="-0.072952" calcext:value-type="float">
            <text:p>-0,072952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81" calcext:value-type="float">
            <text:p>-0,55981</text:p>
          </table:table-cell>
          <table:table-cell office:value-type="float" office:value="0.10601" calcext:value-type="float">
            <text:p>0,1060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94" calcext:value-type="float">
            <text:p>-0,4994</text:p>
          </table:table-cell>
          <table:table-cell office:value-type="float" office:value="0.27438" calcext:value-type="float">
            <text:p>0,27438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9046" calcext:value-type="float">
            <text:p>-0,39046</text:p>
          </table:table-cell>
          <table:table-cell office:value-type="float" office:value="0.4136" calcext:value-type="float">
            <text:p>0,4136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022" calcext:value-type="float">
            <text:p>-0,24022</text:p>
          </table:table-cell>
          <table:table-cell office:value-type="float" office:value="0.50952" calcext:value-type="float">
            <text:p>0,5095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56681" calcext:value-type="float">
            <text:p>-0,056681</text:p>
          </table:table-cell>
          <table:table-cell office:value-type="float" office:value="0.56111" calcext:value-type="float">
            <text:p>0,5611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0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9294" calcext:value-type="float">
            <text:p>0,099294</text:p>
          </table:table-cell>
          <table:table-cell office:value-type="float" office:value="0.58091" calcext:value-type="float">
            <text:p>0,5809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3" calcext:value-type="float">
            <text:p>0,15883</text:p>
          </table:table-cell>
          <table:table-cell office:value-type="float" office:value="0.58395" calcext:value-type="float">
            <text:p>0,58395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417" calcext:value-type="float">
            <text:p>0,091417</text:p>
          </table:table-cell>
          <table:table-cell office:value-type="float" office:value="0.57874" calcext:value-type="float">
            <text:p>0,57874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5651" calcext:value-type="float">
            <text:p>-0,075651</text:p>
          </table:table-cell>
          <table:table-cell office:value-type="float" office:value="0.55443" calcext:value-type="float">
            <text:p>0,55443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437" calcext:value-type="float">
            <text:p>-0,26437</text:p>
          </table:table-cell>
          <table:table-cell office:value-type="float" office:value="0.48339" calcext:value-type="float">
            <text:p>0,48339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-28" calcext:value-type="float">
            <text:p>-28</text:p>
          </table:table-cell>
          <table:table-cell table:number-columns-repeated="2"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64" calcext:value-type="float">
            <text:p>-0,38964</text:p>
          </table:table-cell>
          <table:table-cell office:value-type="float" office:value="0.4038" calcext:value-type="float">
            <text:p>0,4038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1" office:value-type="float" office:value="-44" calcext:value-type="float">
            <text:p>-44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66" calcext:value-type="float">
            <text:p>-0,42966</text:p>
          </table:table-cell>
          <table:table-cell office:value-type="float" office:value="0.36844" calcext:value-type="float">
            <text:p>0,36844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701" calcext:value-type="float">
            <text:p>0,4070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968" calcext:value-type="float">
            <text:p>-0,24968</text:p>
          </table:table-cell>
          <table:table-cell office:value-type="float" office:value="0.48812" calcext:value-type="float">
            <text:p>0,4881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67012" calcext:value-type="float">
            <text:p>-0,067012</text:p>
          </table:table-cell>
          <table:table-cell office:value-type="float" office:value="0.55842" calcext:value-type="float">
            <text:p>0,5584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4347" calcext:value-type="float">
            <text:p>0,094347</text:p>
          </table:table-cell>
          <table:table-cell office:value-type="float" office:value="0.58097" calcext:value-type="float">
            <text:p>0,58097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9" calcext:value-type="float">
            <text:p>0,15889</text:p>
          </table:table-cell>
          <table:table-cell office:value-type="float" office:value="0.58221" calcext:value-type="float">
            <text:p>0,58221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938" calcext:value-type="float">
            <text:p>0,091938</text:p>
          </table:table-cell>
          <table:table-cell office:value-type="float" office:value="0.57574" calcext:value-type="float">
            <text:p>0,57574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2006" calcext:value-type="float">
            <text:p>-0,072006</text:p>
          </table:table-cell>
          <table:table-cell office:value-type="float" office:value="0.55501" calcext:value-type="float">
            <text:p>0,55501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079" calcext:value-type="float">
            <text:p>-0,26079</text:p>
          </table:table-cell>
          <table:table-cell office:value-type="float" office:value="0.49921" calcext:value-type="float">
            <text:p>0,4992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0878" calcext:value-type="float">
            <text:p>-0,40878</text:p>
          </table:table-cell>
          <table:table-cell office:value-type="float" office:value="0.3976" calcext:value-type="float">
            <text:p>0,3976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99" calcext:value-type="float">
            <text:p>-0,50999</text:p>
          </table:table-cell>
          <table:table-cell office:value-type="float" office:value="0.25469" calcext:value-type="float">
            <text:p>0,2546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3088" calcext:value-type="float">
            <text:p>0,08308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68" calcext:value-type="float">
            <text:p>-0,55968</text:p>
          </table:table-cell>
          <table:table-cell office:value-type="float" office:value="-0.10154" calcext:value-type="float">
            <text:p>-0,1015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7082" calcext:value-type="float">
            <text:p>-0,2708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77" calcext:value-type="float">
            <text:p>-0,40777</text:p>
          </table:table-cell>
          <table:table-cell office:value-type="float" office:value="-0.38905" calcext:value-type="float">
            <text:p>-0,38905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9" calcext:value-type="float">
            <text:p>-0,3689</text:p>
          </table:table-cell>
          <table:table-cell office:value-type="float" office:value="-0.42914" calcext:value-type="float">
            <text:p>-0,42914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649" calcext:value-type="float">
            <text:p>-0,40649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5176" calcext:value-type="float">
            <text:p>-0,25176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" calcext:value-type="float">
            <text:p>-0,562</text:p>
          </table:table-cell>
          <table:table-cell office:value-type="float" office:value="-0.080809" calcext:value-type="float">
            <text:p>-0,0808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35" calcext:value-type="float">
            <text:p>-0,56235</text:p>
          </table:table-cell>
          <table:table-cell office:value-type="float" office:value="0.10204" calcext:value-type="float">
            <text:p>0,1020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09" calcext:value-type="float">
            <text:p>-0,5009</text:p>
          </table:table-cell>
          <table:table-cell office:value-type="float" office:value="0.27392" calcext:value-type="float">
            <text:p>0,2739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38994" calcext:value-type="float">
            <text:p>-0,38994</text:p>
          </table:table-cell>
          <table:table-cell office:value-type="float" office:value="0.41412" calcext:value-type="float">
            <text:p>0,4141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022" calcext:value-type="float">
            <text:p>-0,24022</text:p>
          </table:table-cell>
          <table:table-cell office:value-type="float" office:value="0.50952" calcext:value-type="float">
            <text:p>0,5095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0"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56681" calcext:value-type="float">
            <text:p>-0,056681</text:p>
          </table:table-cell>
          <table:table-cell office:value-type="float" office:value="0.56111" calcext:value-type="float">
            <text:p>0,5611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0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9294" calcext:value-type="float">
            <text:p>0,099294</text:p>
          </table:table-cell>
          <table:table-cell office:value-type="float" office:value="0.58091" calcext:value-type="float">
            <text:p>0,5809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3" calcext:value-type="float">
            <text:p>0,15883</text:p>
          </table:table-cell>
          <table:table-cell office:value-type="float" office:value="0.58395" calcext:value-type="float">
            <text:p>0,58395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417" calcext:value-type="float">
            <text:p>0,091417</text:p>
          </table:table-cell>
          <table:table-cell office:value-type="float" office:value="0.57874" calcext:value-type="float">
            <text:p>0,57874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2006" calcext:value-type="float">
            <text:p>-0,072006</text:p>
          </table:table-cell>
          <table:table-cell office:value-type="float" office:value="0.55599" calcext:value-type="float">
            <text:p>0,55599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079" calcext:value-type="float">
            <text:p>-0,26079</text:p>
          </table:table-cell>
          <table:table-cell office:value-type="float" office:value="0.49869" calcext:value-type="float">
            <text:p>0,49869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0878" calcext:value-type="float">
            <text:p>-0,40878</text:p>
          </table:table-cell>
          <table:table-cell office:value-type="float" office:value="0.3976" calcext:value-type="float">
            <text:p>0,3976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99" calcext:value-type="float">
            <text:p>-0,50999</text:p>
          </table:table-cell>
          <table:table-cell office:value-type="float" office:value="0.25469" calcext:value-type="float">
            <text:p>0,2546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3088" calcext:value-type="float">
            <text:p>0,08308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68" calcext:value-type="float">
            <text:p>-0,55968</text:p>
          </table:table-cell>
          <table:table-cell office:value-type="float" office:value="-0.10154" calcext:value-type="float">
            <text:p>-0,1015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7082" calcext:value-type="float">
            <text:p>-0,2708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77" calcext:value-type="float">
            <text:p>-0,40777</text:p>
          </table:table-cell>
          <table:table-cell office:value-type="float" office:value="-0.38905" calcext:value-type="float">
            <text:p>-0,38905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9" calcext:value-type="float">
            <text:p>-0,3689</text:p>
          </table:table-cell>
          <table:table-cell office:value-type="float" office:value="-0.42914" calcext:value-type="float">
            <text:p>-0,42914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649" calcext:value-type="float">
            <text:p>-0,40649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8812" calcext:value-type="float">
            <text:p>-0,48812</text:p>
          </table:table-cell>
          <table:table-cell office:value-type="float" office:value="-0.24968" calcext:value-type="float">
            <text:p>-0,24968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842" calcext:value-type="float">
            <text:p>-0,55842</text:p>
          </table:table-cell>
          <table:table-cell office:value-type="float" office:value="-0.067012" calcext:value-type="float">
            <text:p>-0,06701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097" calcext:value-type="float">
            <text:p>-0,58097</text:p>
          </table:table-cell>
          <table:table-cell office:value-type="float" office:value="0.094347" calcext:value-type="float">
            <text:p>0,09434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221" calcext:value-type="float">
            <text:p>-0,58221</text:p>
          </table:table-cell>
          <table:table-cell office:value-type="float" office:value="0.15889" calcext:value-type="float">
            <text:p>0,158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574" calcext:value-type="float">
            <text:p>-0,57574</text:p>
          </table:table-cell>
          <table:table-cell office:value-type="float" office:value="0.091938" calcext:value-type="float">
            <text:p>0,091938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345" calcext:value-type="float">
            <text:p>-0,55345</text:p>
          </table:table-cell>
          <table:table-cell office:value-type="float" office:value="-0.075651" calcext:value-type="float">
            <text:p>-0,075651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8391" calcext:value-type="float">
            <text:p>-0,48391</text:p>
          </table:table-cell>
          <table:table-cell office:value-type="float" office:value="-0.26437" calcext:value-type="float">
            <text:p>-0,26437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38" calcext:value-type="float">
            <text:p>-0,4038</text:p>
          </table:table-cell>
          <table:table-cell office:value-type="float" office:value="-0.38964" calcext:value-type="float">
            <text:p>-0,38964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44" calcext:value-type="float">
            <text:p>-0,36844</text:p>
          </table:table-cell>
          <table:table-cell office:value-type="float" office:value="-0.42966" calcext:value-type="float">
            <text:p>-0,42966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01" calcext:value-type="float">
            <text:p>-0,40701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5176" calcext:value-type="float">
            <text:p>-0,2517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" calcext:value-type="float">
            <text:p>-0,562</text:p>
          </table:table-cell>
          <table:table-cell office:value-type="float" office:value="-0.080809" calcext:value-type="float">
            <text:p>-0,0808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35" calcext:value-type="float">
            <text:p>-0,56235</text:p>
          </table:table-cell>
          <table:table-cell office:value-type="float" office:value="0.10204" calcext:value-type="float">
            <text:p>0,1020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09" calcext:value-type="float">
            <text:p>-0,5009</text:p>
          </table:table-cell>
          <table:table-cell office:value-type="float" office:value="0.27392" calcext:value-type="float">
            <text:p>0,2739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38994" calcext:value-type="float">
            <text:p>-0,38994</text:p>
          </table:table-cell>
          <table:table-cell office:value-type="float" office:value="0.41412" calcext:value-type="float">
            <text:p>0,4141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022" calcext:value-type="float">
            <text:p>-0,24022</text:p>
          </table:table-cell>
          <table:table-cell office:value-type="float" office:value="0.50952" calcext:value-type="float">
            <text:p>0,5095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0"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56681" calcext:value-type="float">
            <text:p>-0,056681</text:p>
          </table:table-cell>
          <table:table-cell office:value-type="float" office:value="0.56111" calcext:value-type="float">
            <text:p>0,5611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0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9294" calcext:value-type="float">
            <text:p>0,099294</text:p>
          </table:table-cell>
          <table:table-cell office:value-type="float" office:value="0.58091" calcext:value-type="float">
            <text:p>0,5809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3" calcext:value-type="float">
            <text:p>0,15883</text:p>
          </table:table-cell>
          <table:table-cell office:value-type="float" office:value="0.58395" calcext:value-type="float">
            <text:p>0,58395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417" calcext:value-type="float">
            <text:p>0,091417</text:p>
          </table:table-cell>
          <table:table-cell office:value-type="float" office:value="0.57874" calcext:value-type="float">
            <text:p>0,57874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2006" calcext:value-type="float">
            <text:p>-0,072006</text:p>
          </table:table-cell>
          <table:table-cell office:value-type="float" office:value="0.55599" calcext:value-type="float">
            <text:p>0,55599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079" calcext:value-type="float">
            <text:p>-0,26079</text:p>
          </table:table-cell>
          <table:table-cell office:value-type="float" office:value="0.49869" calcext:value-type="float">
            <text:p>0,49869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0878" calcext:value-type="float">
            <text:p>-0,40878</text:p>
          </table:table-cell>
          <table:table-cell office:value-type="float" office:value="0.3976" calcext:value-type="float">
            <text:p>0,3976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99" calcext:value-type="float">
            <text:p>-0,50999</text:p>
          </table:table-cell>
          <table:table-cell office:value-type="float" office:value="0.25469" calcext:value-type="float">
            <text:p>0,2546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3088" calcext:value-type="float">
            <text:p>0,08308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76" calcext:value-type="float">
            <text:p>-0,56176</text:p>
          </table:table-cell>
          <table:table-cell office:value-type="float" office:value="-0.097892" calcext:value-type="float">
            <text:p>-0,09789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609" calcext:value-type="float">
            <text:p>-0,50609</text:p>
          </table:table-cell>
          <table:table-cell office:value-type="float" office:value="-0.26724" calcext:value-type="float">
            <text:p>-0,2672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91" calcext:value-type="float">
            <text:p>-0,3991</text:p>
          </table:table-cell>
          <table:table-cell office:value-type="float" office:value="-0.40819" calcext:value-type="float">
            <text:p>-0,4081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191" calcext:value-type="float">
            <text:p>-0,25191</text:p>
          </table:table-cell>
          <table:table-cell office:value-type="float" office:value="-0.50947" calcext:value-type="float">
            <text:p>-0,50947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0094" calcext:value-type="float">
            <text:p>-0,080094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8868" calcext:value-type="float">
            <text:p>0,098868</text:p>
          </table:table-cell>
          <table:table-cell office:value-type="float" office:value="-0.56176" calcext:value-type="float">
            <text:p>-0,56176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672" calcext:value-type="float">
            <text:p>0,26672</text:p>
          </table:table-cell>
          <table:table-cell office:value-type="float" office:value="-0.50609" calcext:value-type="float">
            <text:p>-0,506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19" calcext:value-type="float">
            <text:p>0,40819</text:p>
          </table:table-cell>
          <table:table-cell office:value-type="float" office:value="-0.3991" calcext:value-type="float">
            <text:p>-0,3991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47" calcext:value-type="float">
            <text:p>0,50947</text:p>
          </table:table-cell>
          <table:table-cell office:value-type="float" office:value="-0.25191" calcext:value-type="float">
            <text:p>-0,2519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0094" calcext:value-type="float">
            <text:p>-0,080094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68" calcext:value-type="float">
            <text:p>0,55968</text:p>
          </table:table-cell>
          <table:table-cell office:value-type="float" office:value="0.10251" calcext:value-type="float">
            <text:p>0,10251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703" calcext:value-type="float">
            <text:p>0,2703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8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77" calcext:value-type="float">
            <text:p>0,40777</text:p>
          </table:table-cell>
          <table:table-cell office:value-type="float" office:value="0.38905" calcext:value-type="float">
            <text:p>0,38905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9" calcext:value-type="float">
            <text:p>0,3689</text:p>
          </table:table-cell>
          <table:table-cell office:value-type="float" office:value="0.42914" calcext:value-type="float">
            <text:p>0,4291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649" calcext:value-type="float">
            <text:p>0,40649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8812" calcext:value-type="float">
            <text:p>0,48812</text:p>
          </table:table-cell>
          <table:table-cell office:value-type="float" office:value="0.24968" calcext:value-type="float">
            <text:p>0,24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842" calcext:value-type="float">
            <text:p>0,55842</text:p>
          </table:table-cell>
          <table:table-cell office:value-type="float" office:value="0.067012" calcext:value-type="float">
            <text:p>0,06701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097" calcext:value-type="float">
            <text:p>0,58097</text:p>
          </table:table-cell>
          <table:table-cell office:value-type="float" office:value="-0.094347" calcext:value-type="float">
            <text:p>-0,094347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221" calcext:value-type="float">
            <text:p>0,58221</text:p>
          </table:table-cell>
          <table:table-cell office:value-type="float" office:value="-0.15889" calcext:value-type="float">
            <text:p>-0,15889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7574" calcext:value-type="float">
            <text:p>0,57574</text:p>
          </table:table-cell>
          <table:table-cell office:value-type="float" office:value="-0.091938" calcext:value-type="float">
            <text:p>-0,091938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345" calcext:value-type="float">
            <text:p>0,55345</text:p>
          </table:table-cell>
          <table:table-cell office:value-type="float" office:value="0.075651" calcext:value-type="float">
            <text:p>0,075651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8391" calcext:value-type="float">
            <text:p>0,48391</text:p>
          </table:table-cell>
          <table:table-cell office:value-type="float" office:value="0.26437" calcext:value-type="float">
            <text:p>0,26437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0"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38" calcext:value-type="float">
            <text:p>0,4038</text:p>
          </table:table-cell>
          <table:table-cell office:value-type="float" office:value="0.38964" calcext:value-type="float">
            <text:p>0,3896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44" calcext:value-type="float">
            <text:p>0,36844</text:p>
          </table:table-cell>
          <table:table-cell office:value-type="float" office:value="0.42966" calcext:value-type="float">
            <text:p>0,42966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01" calcext:value-type="float">
            <text:p>0,40701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8812" calcext:value-type="float">
            <text:p>0,48812</text:p>
          </table:table-cell>
          <table:table-cell office:value-type="float" office:value="0.24968" calcext:value-type="float">
            <text:p>0,24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842" calcext:value-type="float">
            <text:p>0,55842</text:p>
          </table:table-cell>
          <table:table-cell office:value-type="float" office:value="0.067012" calcext:value-type="float">
            <text:p>0,06701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097" calcext:value-type="float">
            <text:p>0,58097</text:p>
          </table:table-cell>
          <table:table-cell office:value-type="float" office:value="-0.094347" calcext:value-type="float">
            <text:p>-0,094347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221" calcext:value-type="float">
            <text:p>0,58221</text:p>
          </table:table-cell>
          <table:table-cell office:value-type="float" office:value="-0.15889" calcext:value-type="float">
            <text:p>-0,15889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7574" calcext:value-type="float">
            <text:p>0,57574</text:p>
          </table:table-cell>
          <table:table-cell office:value-type="float" office:value="-0.091938" calcext:value-type="float">
            <text:p>-0,091938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501" calcext:value-type="float">
            <text:p>0,55501</text:p>
          </table:table-cell>
          <table:table-cell office:value-type="float" office:value="0.072006" calcext:value-type="float">
            <text:p>0,072006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921" calcext:value-type="float">
            <text:p>0,49921</text:p>
          </table:table-cell>
          <table:table-cell office:value-type="float" office:value="0.26079" calcext:value-type="float">
            <text:p>0,26079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976" calcext:value-type="float">
            <text:p>0,3976</text:p>
          </table:table-cell>
          <table:table-cell office:value-type="float" office:value="0.40878" calcext:value-type="float">
            <text:p>0,40878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25469" calcext:value-type="float">
            <text:p>0,25469</text:p>
          </table:table-cell>
          <table:table-cell office:value-type="float" office:value="0.50999" calcext:value-type="float">
            <text:p>0,50999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083088" calcext:value-type="float">
            <text:p>0,083088</text:p>
          </table:table-cell>
          <table:table-cell office:value-type="float" office:value="0.56222" calcext:value-type="float">
            <text:p>0,562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154" calcext:value-type="float">
            <text:p>-0,10154</text:p>
          </table:table-cell>
          <table:table-cell office:value-type="float" office:value="0.55968" calcext:value-type="float">
            <text:p>0,55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0" office:value-type="float" office:value="-10" calcext:value-type="float">
            <text:p>-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082" calcext:value-type="float">
            <text:p>-0,27082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-28" calcext:value-type="float">
            <text:p>-28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05" calcext:value-type="float">
            <text:p>-0,38905</text:p>
          </table:table-cell>
          <table:table-cell office:value-type="float" office:value="0.40777" calcext:value-type="float">
            <text:p>0,40777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14" calcext:value-type="float">
            <text:p>-0,42914</text:p>
          </table:table-cell>
          <table:table-cell office:value-type="float" office:value="0.3689" calcext:value-type="float">
            <text:p>0,368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649" calcext:value-type="float">
            <text:p>0,4064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968" calcext:value-type="float">
            <text:p>-0,24968</text:p>
          </table:table-cell>
          <table:table-cell office:value-type="float" office:value="0.48812" calcext:value-type="float">
            <text:p>0,48812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67012" calcext:value-type="float">
            <text:p>-0,067012</text:p>
          </table:table-cell>
          <table:table-cell office:value-type="float" office:value="0.55842" calcext:value-type="float">
            <text:p>0,5584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4347" calcext:value-type="float">
            <text:p>0,094347</text:p>
          </table:table-cell>
          <table:table-cell office:value-type="float" office:value="0.58097" calcext:value-type="float">
            <text:p>0,58097</text:p>
          </table:table-cell>
          <table:table-cell table:style-name="ce3"/>
          <table:table-cell table:style-name="ce3" office:value-type="float" office:value="-10" calcext:value-type="float">
            <text:p>-10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9" calcext:value-type="float">
            <text:p>0,15889</text:p>
          </table:table-cell>
          <table:table-cell office:value-type="float" office:value="0.58221" calcext:value-type="float">
            <text:p>0,58221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938" calcext:value-type="float">
            <text:p>0,091938</text:p>
          </table:table-cell>
          <table:table-cell office:value-type="float" office:value="0.57574" calcext:value-type="float">
            <text:p>0,57574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2006" calcext:value-type="float">
            <text:p>-0,072006</text:p>
          </table:table-cell>
          <table:table-cell office:value-type="float" office:value="0.55501" calcext:value-type="float">
            <text:p>0,55501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079" calcext:value-type="float">
            <text:p>-0,26079</text:p>
          </table:table-cell>
          <table:table-cell office:value-type="float" office:value="0.49921" calcext:value-type="float">
            <text:p>0,4992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0878" calcext:value-type="float">
            <text:p>-0,40878</text:p>
          </table:table-cell>
          <table:table-cell office:value-type="float" office:value="0.3976" calcext:value-type="float">
            <text:p>0,3976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99" calcext:value-type="float">
            <text:p>-0,50999</text:p>
          </table:table-cell>
          <table:table-cell office:value-type="float" office:value="0.25469" calcext:value-type="float">
            <text:p>0,2546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3088" calcext:value-type="float">
            <text:p>0,08308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76" calcext:value-type="float">
            <text:p>-0,56176</text:p>
          </table:table-cell>
          <table:table-cell office:value-type="float" office:value="-0.097892" calcext:value-type="float">
            <text:p>-0,09789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609" calcext:value-type="float">
            <text:p>-0,50609</text:p>
          </table:table-cell>
          <table:table-cell office:value-type="float" office:value="-0.26724" calcext:value-type="float">
            <text:p>-0,2672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91" calcext:value-type="float">
            <text:p>-0,3991</text:p>
          </table:table-cell>
          <table:table-cell office:value-type="float" office:value="-0.40819" calcext:value-type="float">
            <text:p>-0,4081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191" calcext:value-type="float">
            <text:p>-0,25191</text:p>
          </table:table-cell>
          <table:table-cell office:value-type="float" office:value="-0.50947" calcext:value-type="float">
            <text:p>-0,50947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0094" calcext:value-type="float">
            <text:p>-0,080094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8868" calcext:value-type="float">
            <text:p>0,098868</text:p>
          </table:table-cell>
          <table:table-cell office:value-type="float" office:value="-0.56176" calcext:value-type="float">
            <text:p>-0,56176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672" calcext:value-type="float">
            <text:p>0,26672</text:p>
          </table:table-cell>
          <table:table-cell office:value-type="float" office:value="-0.50609" calcext:value-type="float">
            <text:p>-0,506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19" calcext:value-type="float">
            <text:p>0,40819</text:p>
          </table:table-cell>
          <table:table-cell office:value-type="float" office:value="-0.3991" calcext:value-type="float">
            <text:p>-0,3991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47" calcext:value-type="float">
            <text:p>0,50947</text:p>
          </table:table-cell>
          <table:table-cell office:value-type="float" office:value="-0.25191" calcext:value-type="float">
            <text:p>-0,2519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0094" calcext:value-type="float">
            <text:p>-0,080094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76" calcext:value-type="float">
            <text:p>0,56176</text:p>
          </table:table-cell>
          <table:table-cell office:value-type="float" office:value="0.098868" calcext:value-type="float">
            <text:p>0,09886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609" calcext:value-type="float">
            <text:p>0,50609</text:p>
          </table:table-cell>
          <table:table-cell office:value-type="float" office:value="0.26672" calcext:value-type="float">
            <text:p>0,2667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1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office:value-type="float" office:value="0.3991" calcext:value-type="float">
            <text:p>0,3991</text:p>
          </table:table-cell>
          <table:table-cell office:value-type="float" office:value="0.40819" calcext:value-type="float">
            <text:p>0,4081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25191" calcext:value-type="float">
            <text:p>0,25191</text:p>
          </table:table-cell>
          <table:table-cell office:value-type="float" office:value="0.50947" calcext:value-type="float">
            <text:p>0,5094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080094" calcext:value-type="float">
            <text:p>0,080094</text:p>
          </table:table-cell>
          <table:table-cell office:value-type="float" office:value="0.56222" calcext:value-type="float">
            <text:p>0,562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251" calcext:value-type="float">
            <text:p>-0,10251</text:p>
          </table:table-cell>
          <table:table-cell office:value-type="float" office:value="0.55968" calcext:value-type="float">
            <text:p>0,55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0" office:value-type="float" office:value="-10" calcext:value-type="float">
            <text:p>-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03" calcext:value-type="float">
            <text:p>-0,2703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-28" calcext:value-type="float">
            <text:p>-28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05" calcext:value-type="float">
            <text:p>-0,38905</text:p>
          </table:table-cell>
          <table:table-cell office:value-type="float" office:value="0.40777" calcext:value-type="float">
            <text:p>0,40777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14" calcext:value-type="float">
            <text:p>-0,42914</text:p>
          </table:table-cell>
          <table:table-cell office:value-type="float" office:value="0.3689" calcext:value-type="float">
            <text:p>0,368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649" calcext:value-type="float">
            <text:p>0,4064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968" calcext:value-type="float">
            <text:p>-0,24968</text:p>
          </table:table-cell>
          <table:table-cell office:value-type="float" office:value="0.48812" calcext:value-type="float">
            <text:p>0,48812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67012" calcext:value-type="float">
            <text:p>-0,067012</text:p>
          </table:table-cell>
          <table:table-cell office:value-type="float" office:value="0.55842" calcext:value-type="float">
            <text:p>0,5584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4347" calcext:value-type="float">
            <text:p>0,094347</text:p>
          </table:table-cell>
          <table:table-cell office:value-type="float" office:value="0.58097" calcext:value-type="float">
            <text:p>0,58097</text:p>
          </table:table-cell>
          <table:table-cell table:style-name="ce3"/>
          <table:table-cell table:style-name="ce3" office:value-type="float" office:value="-10" calcext:value-type="float">
            <text:p>-10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9" calcext:value-type="float">
            <text:p>0,15889</text:p>
          </table:table-cell>
          <table:table-cell office:value-type="float" office:value="0.58221" calcext:value-type="float">
            <text:p>0,58221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938" calcext:value-type="float">
            <text:p>0,091938</text:p>
          </table:table-cell>
          <table:table-cell office:value-type="float" office:value="0.57574" calcext:value-type="float">
            <text:p>0,57574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2006" calcext:value-type="float">
            <text:p>-0,072006</text:p>
          </table:table-cell>
          <table:table-cell office:value-type="float" office:value="0.55501" calcext:value-type="float">
            <text:p>0,55501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079" calcext:value-type="float">
            <text:p>-0,26079</text:p>
          </table:table-cell>
          <table:table-cell office:value-type="float" office:value="0.49921" calcext:value-type="float">
            <text:p>0,4992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0878" calcext:value-type="float">
            <text:p>-0,40878</text:p>
          </table:table-cell>
          <table:table-cell office:value-type="float" office:value="0.3976" calcext:value-type="float">
            <text:p>0,3976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99" calcext:value-type="float">
            <text:p>-0,50999</text:p>
          </table:table-cell>
          <table:table-cell office:value-type="float" office:value="0.25469" calcext:value-type="float">
            <text:p>0,2546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3088" calcext:value-type="float">
            <text:p>0,08308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76" calcext:value-type="float">
            <text:p>-0,56176</text:p>
          </table:table-cell>
          <table:table-cell office:value-type="float" office:value="-0.097892" calcext:value-type="float">
            <text:p>-0,09789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609" calcext:value-type="float">
            <text:p>-0,50609</text:p>
          </table:table-cell>
          <table:table-cell office:value-type="float" office:value="-0.26724" calcext:value-type="float">
            <text:p>-0,2672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91" calcext:value-type="float">
            <text:p>-0,3991</text:p>
          </table:table-cell>
          <table:table-cell office:value-type="float" office:value="-0.40819" calcext:value-type="float">
            <text:p>-0,4081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191" calcext:value-type="float">
            <text:p>-0,25191</text:p>
          </table:table-cell>
          <table:table-cell office:value-type="float" office:value="-0.50947" calcext:value-type="float">
            <text:p>-0,50947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0094" calcext:value-type="float">
            <text:p>-0,080094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251" calcext:value-type="float">
            <text:p>0,10251</text:p>
          </table:table-cell>
          <table:table-cell office:value-type="float" office:value="-0.55968" calcext:value-type="float">
            <text:p>-0,55968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03" calcext:value-type="float">
            <text:p>0,2703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05" calcext:value-type="float">
            <text:p>0,38905</text:p>
          </table:table-cell>
          <table:table-cell office:value-type="float" office:value="-0.40777" calcext:value-type="float">
            <text:p>-0,4077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14" calcext:value-type="float">
            <text:p>0,42914</text:p>
          </table:table-cell>
          <table:table-cell office:value-type="float" office:value="-0.3689" calcext:value-type="float">
            <text:p>-0,36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649" calcext:value-type="float">
            <text:p>-0,40649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5176" calcext:value-type="float">
            <text:p>0,25176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080809" calcext:value-type="float">
            <text:p>0,080809</text:p>
          </table:table-cell>
          <table:table-cell office:value-type="float" office:value="-0.562" calcext:value-type="float">
            <text:p>-0,56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204" calcext:value-type="float">
            <text:p>-0,10204</text:p>
          </table:table-cell>
          <table:table-cell office:value-type="float" office:value="-0.56183" calcext:value-type="float">
            <text:p>-0,56183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92" calcext:value-type="float">
            <text:p>-0,27392</text:p>
          </table:table-cell>
          <table:table-cell office:value-type="float" office:value="-0.50187" calcext:value-type="float">
            <text:p>-0,5018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412" calcext:value-type="float">
            <text:p>-0,41412</text:p>
          </table:table-cell>
          <table:table-cell office:value-type="float" office:value="-0.39241" calcext:value-type="float">
            <text:p>-0,3924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952" calcext:value-type="float">
            <text:p>-0,50952</text:p>
          </table:table-cell>
          <table:table-cell office:value-type="float" office:value="-0.24345" calcext:value-type="float">
            <text:p>-0,24345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11" calcext:value-type="float">
            <text:p>-0,56111</text:p>
          </table:table-cell>
          <table:table-cell office:value-type="float" office:value="-0.059155" calcext:value-type="float">
            <text:p>-0,059155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8" office:value-type="float" office:value="-94" calcext:value-type="float">
            <text:p>-94</text:p>
          </table:table-cell>
          <table:table-cell office:value-type="float" office:value="-96" calcext:value-type="float">
            <text:p>-96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091" calcext:value-type="float">
            <text:p>-0,58091</text:p>
          </table:table-cell>
          <table:table-cell office:value-type="float" office:value="0.098318" calcext:value-type="float">
            <text:p>0,09831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395" calcext:value-type="float">
            <text:p>-0,58395</text:p>
          </table:table-cell>
          <table:table-cell office:value-type="float" office:value="0.15935" calcext:value-type="float">
            <text:p>0,15935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874" calcext:value-type="float">
            <text:p>-0,57874</text:p>
          </table:table-cell>
          <table:table-cell office:value-type="float" office:value="0.091417" calcext:value-type="float">
            <text:p>0,091417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599" calcext:value-type="float">
            <text:p>-0,55599</text:p>
          </table:table-cell>
          <table:table-cell office:value-type="float" office:value="-0.072006" calcext:value-type="float">
            <text:p>-0,072006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869" calcext:value-type="float">
            <text:p>-0,49869</text:p>
          </table:table-cell>
          <table:table-cell office:value-type="float" office:value="-0.26079" calcext:value-type="float">
            <text:p>-0,2607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76" calcext:value-type="float">
            <text:p>-0,3976</text:p>
          </table:table-cell>
          <table:table-cell office:value-type="float" office:value="-0.40878" calcext:value-type="float">
            <text:p>-0,40878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469" calcext:value-type="float">
            <text:p>-0,25469</text:p>
          </table:table-cell>
          <table:table-cell office:value-type="float" office:value="-0.50999" calcext:value-type="float">
            <text:p>-0,50999</text:p>
          </table:table-cell>
          <table:table-cell table:style-name="ce3"/>
          <table:table-cell table:style-name="ce3" office:value-type="float" office:value="-80" calcext:value-type="float">
            <text:p>-8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3088" calcext:value-type="float">
            <text:p>-0,083088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154" calcext:value-type="float">
            <text:p>0,10154</text:p>
          </table:table-cell>
          <table:table-cell office:value-type="float" office:value="-0.55968" calcext:value-type="float">
            <text:p>-0,55968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082" calcext:value-type="float">
            <text:p>0,27082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05" calcext:value-type="float">
            <text:p>0,38905</text:p>
          </table:table-cell>
          <table:table-cell office:value-type="float" office:value="-0.40777" calcext:value-type="float">
            <text:p>-0,4077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14" calcext:value-type="float">
            <text:p>0,42914</text:p>
          </table:table-cell>
          <table:table-cell office:value-type="float" office:value="-0.3689" calcext:value-type="float">
            <text:p>-0,36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649" calcext:value-type="float">
            <text:p>-0,40649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968" calcext:value-type="float">
            <text:p>0,24968</text:p>
          </table:table-cell>
          <table:table-cell office:value-type="float" office:value="-0.48812" calcext:value-type="float">
            <text:p>-0,4881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67012" calcext:value-type="float">
            <text:p>0,067012</text:p>
          </table:table-cell>
          <table:table-cell office:value-type="float" office:value="-0.55842" calcext:value-type="float">
            <text:p>-0,5584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4347" calcext:value-type="float">
            <text:p>-0,094347</text:p>
          </table:table-cell>
          <table:table-cell office:value-type="float" office:value="-0.58097" calcext:value-type="float">
            <text:p>-0,58097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9" calcext:value-type="float">
            <text:p>-0,15889</text:p>
          </table:table-cell>
          <table:table-cell office:value-type="float" office:value="-0.58221" calcext:value-type="float">
            <text:p>-0,5822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938" calcext:value-type="float">
            <text:p>-0,091938</text:p>
          </table:table-cell>
          <table:table-cell office:value-type="float" office:value="-0.57574" calcext:value-type="float">
            <text:p>-0,5757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5651" calcext:value-type="float">
            <text:p>0,075651</text:p>
          </table:table-cell>
          <table:table-cell office:value-type="float" office:value="-0.55345" calcext:value-type="float">
            <text:p>-0,55345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437" calcext:value-type="float">
            <text:p>0,26437</text:p>
          </table:table-cell>
          <table:table-cell office:value-type="float" office:value="-0.48391" calcext:value-type="float">
            <text:p>-0,4839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64" calcext:value-type="float">
            <text:p>0,38964</text:p>
          </table:table-cell>
          <table:table-cell office:value-type="float" office:value="-0.4038" calcext:value-type="float">
            <text:p>-0,4038</text:p>
          </table:table-cell>
          <table:table-cell table:style-name="ce3"/>
          <table:table-cell table:style-name="ce3" office:value-type="float" office:value="52" calcext:value-type="float">
            <text:p>5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66" calcext:value-type="float">
            <text:p>0,42966</text:p>
          </table:table-cell>
          <table:table-cell office:value-type="float" office:value="-0.36844" calcext:value-type="float">
            <text:p>-0,3684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701" calcext:value-type="float">
            <text:p>-0,40701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5176" calcext:value-type="float">
            <text:p>0,25176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080809" calcext:value-type="float">
            <text:p>0,080809</text:p>
          </table:table-cell>
          <table:table-cell office:value-type="float" office:value="-0.562" calcext:value-type="float">
            <text:p>-0,56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204" calcext:value-type="float">
            <text:p>-0,10204</text:p>
          </table:table-cell>
          <table:table-cell office:value-type="float" office:value="-0.56183" calcext:value-type="float">
            <text:p>-0,56183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92" calcext:value-type="float">
            <text:p>-0,27392</text:p>
          </table:table-cell>
          <table:table-cell office:value-type="float" office:value="-0.50187" calcext:value-type="float">
            <text:p>-0,5018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412" calcext:value-type="float">
            <text:p>-0,41412</text:p>
          </table:table-cell>
          <table:table-cell office:value-type="float" office:value="-0.39241" calcext:value-type="float">
            <text:p>-0,3924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1368" calcext:value-type="float">
            <text:p>-0,51368</text:p>
          </table:table-cell>
          <table:table-cell office:value-type="float" office:value="-0.24553" calcext:value-type="float">
            <text:p>-0,2455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371" calcext:value-type="float">
            <text:p>-0,56371</text:p>
          </table:table-cell>
          <table:table-cell office:value-type="float" office:value="-0.072952" calcext:value-type="float">
            <text:p>-0,072952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81" calcext:value-type="float">
            <text:p>-0,55981</text:p>
          </table:table-cell>
          <table:table-cell office:value-type="float" office:value="0.10601" calcext:value-type="float">
            <text:p>0,1060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94" calcext:value-type="float">
            <text:p>-0,4994</text:p>
          </table:table-cell>
          <table:table-cell office:value-type="float" office:value="0.27438" calcext:value-type="float">
            <text:p>0,27438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9046" calcext:value-type="float">
            <text:p>-0,39046</text:p>
          </table:table-cell>
          <table:table-cell office:value-type="float" office:value="0.4136" calcext:value-type="float">
            <text:p>0,4136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23" calcext:value-type="float">
            <text:p>-0,2423</text:p>
          </table:table-cell>
          <table:table-cell office:value-type="float" office:value="0.51368" calcext:value-type="float">
            <text:p>0,5136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8" office:value-type="float" office:value="-24" calcext:value-type="float">
            <text:p>-24</text:p>
          </table:table-cell>
          <table:table-cell table:number-columns-repeated="3"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0478" calcext:value-type="float">
            <text:p>-0,070478</text:p>
          </table:table-cell>
          <table:table-cell office:value-type="float" office:value="0.56371" calcext:value-type="float">
            <text:p>0,5637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2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699" calcext:value-type="float">
            <text:p>0,10699</text:p>
          </table:table-cell>
          <table:table-cell office:value-type="float" office:value="0.55981" calcext:value-type="float">
            <text:p>0,5598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86" calcext:value-type="float">
            <text:p>0,27386</text:p>
          </table:table-cell>
          <table:table-cell office:value-type="float" office:value="0.4994" calcext:value-type="float">
            <text:p>0,499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136" calcext:value-type="float">
            <text:p>0,4136</text:p>
          </table:table-cell>
          <table:table-cell office:value-type="float" office:value="0.39046" calcext:value-type="float">
            <text:p>0,3904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0952" calcext:value-type="float">
            <text:p>0,50952</text:p>
          </table:table-cell>
          <table:table-cell office:value-type="float" office:value="0.24022" calcext:value-type="float">
            <text:p>0,2402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11" calcext:value-type="float">
            <text:p>0,56111</text:p>
          </table:table-cell>
          <table:table-cell office:value-type="float" office:value="0.056681" calcext:value-type="float">
            <text:p>0,05668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091" calcext:value-type="float">
            <text:p>0,58091</text:p>
          </table:table-cell>
          <table:table-cell office:value-type="float" office:value="-0.099294" calcext:value-type="float">
            <text:p>-0,099294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395" calcext:value-type="float">
            <text:p>0,58395</text:p>
          </table:table-cell>
          <table:table-cell office:value-type="float" office:value="-0.15883" calcext:value-type="float">
            <text:p>-0,15883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7874" calcext:value-type="float">
            <text:p>0,57874</text:p>
          </table:table-cell>
          <table:table-cell office:value-type="float" office:value="-0.091417" calcext:value-type="float">
            <text:p>-0,09141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599" calcext:value-type="float">
            <text:p>0,55599</text:p>
          </table:table-cell>
          <table:table-cell office:value-type="float" office:value="0.072006" calcext:value-type="float">
            <text:p>0,072006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869" calcext:value-type="float">
            <text:p>0,49869</text:p>
          </table:table-cell>
          <table:table-cell office:value-type="float" office:value="0.26079" calcext:value-type="float">
            <text:p>0,26079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976" calcext:value-type="float">
            <text:p>0,3976</text:p>
          </table:table-cell>
          <table:table-cell office:value-type="float" office:value="0.40878" calcext:value-type="float">
            <text:p>0,40878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25469" calcext:value-type="float">
            <text:p>0,25469</text:p>
          </table:table-cell>
          <table:table-cell office:value-type="float" office:value="0.50999" calcext:value-type="float">
            <text:p>0,50999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083088" calcext:value-type="float">
            <text:p>0,083088</text:p>
          </table:table-cell>
          <table:table-cell office:value-type="float" office:value="0.56222" calcext:value-type="float">
            <text:p>0,562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154" calcext:value-type="float">
            <text:p>-0,10154</text:p>
          </table:table-cell>
          <table:table-cell office:value-type="float" office:value="0.55968" calcext:value-type="float">
            <text:p>0,55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0" office:value-type="float" office:value="-10" calcext:value-type="float">
            <text:p>-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082" calcext:value-type="float">
            <text:p>-0,27082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-28" calcext:value-type="float">
            <text:p>-28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05" calcext:value-type="float">
            <text:p>-0,38905</text:p>
          </table:table-cell>
          <table:table-cell office:value-type="float" office:value="0.40777" calcext:value-type="float">
            <text:p>0,40777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14" calcext:value-type="float">
            <text:p>-0,42914</text:p>
          </table:table-cell>
          <table:table-cell office:value-type="float" office:value="0.3689" calcext:value-type="float">
            <text:p>0,368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649" calcext:value-type="float">
            <text:p>0,4064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968" calcext:value-type="float">
            <text:p>-0,24968</text:p>
          </table:table-cell>
          <table:table-cell office:value-type="float" office:value="0.48812" calcext:value-type="float">
            <text:p>0,48812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67012" calcext:value-type="float">
            <text:p>-0,067012</text:p>
          </table:table-cell>
          <table:table-cell office:value-type="float" office:value="0.55842" calcext:value-type="float">
            <text:p>0,5584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4347" calcext:value-type="float">
            <text:p>0,094347</text:p>
          </table:table-cell>
          <table:table-cell office:value-type="float" office:value="0.58097" calcext:value-type="float">
            <text:p>0,58097</text:p>
          </table:table-cell>
          <table:table-cell table:style-name="ce3"/>
          <table:table-cell table:style-name="ce3" office:value-type="float" office:value="-10" calcext:value-type="float">
            <text:p>-10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9" calcext:value-type="float">
            <text:p>0,15889</text:p>
          </table:table-cell>
          <table:table-cell office:value-type="float" office:value="0.58221" calcext:value-type="float">
            <text:p>0,58221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938" calcext:value-type="float">
            <text:p>0,091938</text:p>
          </table:table-cell>
          <table:table-cell office:value-type="float" office:value="0.57574" calcext:value-type="float">
            <text:p>0,57574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5651" calcext:value-type="float">
            <text:p>-0,075651</text:p>
          </table:table-cell>
          <table:table-cell office:value-type="float" office:value="0.55345" calcext:value-type="float">
            <text:p>0,55345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437" calcext:value-type="float">
            <text:p>-0,26437</text:p>
          </table:table-cell>
          <table:table-cell office:value-type="float" office:value="0.48391" calcext:value-type="float">
            <text:p>0,4839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-28" calcext:value-type="float">
            <text:p>-28</text:p>
          </table:table-cell>
          <table:table-cell table:number-columns-repeated="2"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64" calcext:value-type="float">
            <text:p>-0,38964</text:p>
          </table:table-cell>
          <table:table-cell office:value-type="float" office:value="0.4038" calcext:value-type="float">
            <text:p>0,4038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1" office:value-type="float" office:value="-44" calcext:value-type="float">
            <text:p>-44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66" calcext:value-type="float">
            <text:p>-0,42966</text:p>
          </table:table-cell>
          <table:table-cell office:value-type="float" office:value="0.36844" calcext:value-type="float">
            <text:p>0,36844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701" calcext:value-type="float">
            <text:p>0,4070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5176" calcext:value-type="float">
            <text:p>-0,25176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080809" calcext:value-type="float">
            <text:p>-0,080809</text:p>
          </table:table-cell>
          <table:table-cell office:value-type="float" office:value="0.562" calcext:value-type="float">
            <text:p>0,56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8" office:value-type="float" office:value="-10" calcext:value-type="float">
            <text:p>-10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204" calcext:value-type="float">
            <text:p>0,10204</text:p>
          </table:table-cell>
          <table:table-cell office:value-type="float" office:value="0.56183" calcext:value-type="float">
            <text:p>0,56183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92" calcext:value-type="float">
            <text:p>0,27392</text:p>
          </table:table-cell>
          <table:table-cell office:value-type="float" office:value="0.50187" calcext:value-type="float">
            <text:p>0,50187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41412" calcext:value-type="float">
            <text:p>0,41412</text:p>
          </table:table-cell>
          <table:table-cell office:value-type="float" office:value="0.39241" calcext:value-type="float">
            <text:p>0,3924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1368" calcext:value-type="float">
            <text:p>0,51368</text:p>
          </table:table-cell>
          <table:table-cell office:value-type="float" office:value="0.24553" calcext:value-type="float">
            <text:p>0,24553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7" office:value-type="float" office:value="62" calcext:value-type="float">
            <text:p>6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371" calcext:value-type="float">
            <text:p>0,56371</text:p>
          </table:table-cell>
          <table:table-cell office:value-type="float" office:value="0.072952" calcext:value-type="float">
            <text:p>0,072952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81" calcext:value-type="float">
            <text:p>0,55981</text:p>
          </table:table-cell>
          <table:table-cell office:value-type="float" office:value="-0.10601" calcext:value-type="float">
            <text:p>-0,10601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94" calcext:value-type="float">
            <text:p>0,4994</text:p>
          </table:table-cell>
          <table:table-cell office:value-type="float" office:value="-0.27438" calcext:value-type="float">
            <text:p>-0,27438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9046" calcext:value-type="float">
            <text:p>0,39046</text:p>
          </table:table-cell>
          <table:table-cell office:value-type="float" office:value="-0.4136" calcext:value-type="float">
            <text:p>-0,4136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022" calcext:value-type="float">
            <text:p>0,24022</text:p>
          </table:table-cell>
          <table:table-cell office:value-type="float" office:value="-0.50952" calcext:value-type="float">
            <text:p>-0,50952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56681" calcext:value-type="float">
            <text:p>0,056681</text:p>
          </table:table-cell>
          <table:table-cell office:value-type="float" office:value="-0.56111" calcext:value-type="float">
            <text:p>-0,5611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2"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9294" calcext:value-type="float">
            <text:p>-0,099294</text:p>
          </table:table-cell>
          <table:table-cell office:value-type="float" office:value="-0.58091" calcext:value-type="float">
            <text:p>-0,580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3" calcext:value-type="float">
            <text:p>-0,15883</text:p>
          </table:table-cell>
          <table:table-cell office:value-type="float" office:value="-0.58395" calcext:value-type="float">
            <text:p>-0,58395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417" calcext:value-type="float">
            <text:p>-0,091417</text:p>
          </table:table-cell>
          <table:table-cell office:value-type="float" office:value="-0.57874" calcext:value-type="float">
            <text:p>-0,5787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2006" calcext:value-type="float">
            <text:p>0,072006</text:p>
          </table:table-cell>
          <table:table-cell office:value-type="float" office:value="-0.55599" calcext:value-type="float">
            <text:p>-0,5559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079" calcext:value-type="float">
            <text:p>0,26079</text:p>
          </table:table-cell>
          <table:table-cell office:value-type="float" office:value="-0.49869" calcext:value-type="float">
            <text:p>-0,4986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78" calcext:value-type="float">
            <text:p>0,40878</text:p>
          </table:table-cell>
          <table:table-cell office:value-type="float" office:value="-0.3976" calcext:value-type="float">
            <text:p>-0,3976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99" calcext:value-type="float">
            <text:p>0,50999</text:p>
          </table:table-cell>
          <table:table-cell office:value-type="float" office:value="-0.25469" calcext:value-type="float">
            <text:p>-0,2546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3088" calcext:value-type="float">
            <text:p>-0,08308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76" calcext:value-type="float">
            <text:p>0,56176</text:p>
          </table:table-cell>
          <table:table-cell office:value-type="float" office:value="0.097892" calcext:value-type="float">
            <text:p>0,097892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609" calcext:value-type="float">
            <text:p>0,50609</text:p>
          </table:table-cell>
          <table:table-cell office:value-type="float" office:value="0.26724" calcext:value-type="float">
            <text:p>0,26724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office:value-type="float" office:value="0.3991" calcext:value-type="float">
            <text:p>0,3991</text:p>
          </table:table-cell>
          <table:table-cell office:value-type="float" office:value="0.40819" calcext:value-type="float">
            <text:p>0,4081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25191" calcext:value-type="float">
            <text:p>0,25191</text:p>
          </table:table-cell>
          <table:table-cell office:value-type="float" office:value="0.50947" calcext:value-type="float">
            <text:p>0,5094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080094" calcext:value-type="float">
            <text:p>0,080094</text:p>
          </table:table-cell>
          <table:table-cell office:value-type="float" office:value="0.56222" calcext:value-type="float">
            <text:p>0,562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8868" calcext:value-type="float">
            <text:p>-0,098868</text:p>
          </table:table-cell>
          <table:table-cell office:value-type="float" office:value="0.56176" calcext:value-type="float">
            <text:p>0,56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0" office:value-type="float" office:value="-10" calcext:value-type="float">
            <text:p>-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672" calcext:value-type="float">
            <text:p>-0,26672</text:p>
          </table:table-cell>
          <table:table-cell office:value-type="float" office:value="0.50609" calcext:value-type="float">
            <text:p>0,506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-28" calcext:value-type="float">
            <text:p>-28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table:number-columns-repeated="1005"/>
        </table:table-row>
        <table:table-row table:style-name="ro1">
          <table:table-cell office:value-type="float" office:value="-0.40819" calcext:value-type="float">
            <text:p>-0,40819</text:p>
          </table:table-cell>
          <table:table-cell office:value-type="float" office:value="0.3991" calcext:value-type="float">
            <text:p>0,3991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47" calcext:value-type="float">
            <text:p>-0,50947</text:p>
          </table:table-cell>
          <table:table-cell office:value-type="float" office:value="0.25191" calcext:value-type="float">
            <text:p>0,251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0094" calcext:value-type="float">
            <text:p>0,080094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7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76" calcext:value-type="float">
            <text:p>-0,56176</text:p>
          </table:table-cell>
          <table:table-cell office:value-type="float" office:value="-0.098868" calcext:value-type="float">
            <text:p>-0,098868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609" calcext:value-type="float">
            <text:p>-0,50609</text:p>
          </table:table-cell>
          <table:table-cell office:value-type="float" office:value="-0.26672" calcext:value-type="float">
            <text:p>-0,2667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91" calcext:value-type="float">
            <text:p>-0,3991</text:p>
          </table:table-cell>
          <table:table-cell office:value-type="float" office:value="-0.40819" calcext:value-type="float">
            <text:p>-0,40819</text:p>
          </table:table-cell>
          <table:table-cell table:style-name="ce3"/>
          <table:table-cell table:style-name="ce3" office:value-type="float" office:value="-10" calcext:value-type="float">
            <text:p>-1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191" calcext:value-type="float">
            <text:p>-0,25191</text:p>
          </table:table-cell>
          <table:table-cell office:value-type="float" office:value="-0.50947" calcext:value-type="float">
            <text:p>-0,50947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0094" calcext:value-type="float">
            <text:p>-0,080094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251" calcext:value-type="float">
            <text:p>0,10251</text:p>
          </table:table-cell>
          <table:table-cell office:value-type="float" office:value="-0.55968" calcext:value-type="float">
            <text:p>-0,55968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03" calcext:value-type="float">
            <text:p>0,2703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05" calcext:value-type="float">
            <text:p>0,38905</text:p>
          </table:table-cell>
          <table:table-cell office:value-type="float" office:value="-0.40777" calcext:value-type="float">
            <text:p>-0,4077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14" calcext:value-type="float">
            <text:p>0,42914</text:p>
          </table:table-cell>
          <table:table-cell office:value-type="float" office:value="-0.3689" calcext:value-type="float">
            <text:p>-0,36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649" calcext:value-type="float">
            <text:p>-0,40649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968" calcext:value-type="float">
            <text:p>0,24968</text:p>
          </table:table-cell>
          <table:table-cell office:value-type="float" office:value="-0.48812" calcext:value-type="float">
            <text:p>-0,4881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67012" calcext:value-type="float">
            <text:p>0,067012</text:p>
          </table:table-cell>
          <table:table-cell office:value-type="float" office:value="-0.55842" calcext:value-type="float">
            <text:p>-0,5584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4347" calcext:value-type="float">
            <text:p>-0,094347</text:p>
          </table:table-cell>
          <table:table-cell office:value-type="float" office:value="-0.58097" calcext:value-type="float">
            <text:p>-0,58097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9" calcext:value-type="float">
            <text:p>-0,15889</text:p>
          </table:table-cell>
          <table:table-cell office:value-type="float" office:value="-0.58221" calcext:value-type="float">
            <text:p>-0,5822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938" calcext:value-type="float">
            <text:p>-0,091938</text:p>
          </table:table-cell>
          <table:table-cell office:value-type="float" office:value="-0.57574" calcext:value-type="float">
            <text:p>-0,5757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5651" calcext:value-type="float">
            <text:p>0,075651</text:p>
          </table:table-cell>
          <table:table-cell office:value-type="float" office:value="-0.55345" calcext:value-type="float">
            <text:p>-0,55345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437" calcext:value-type="float">
            <text:p>0,26437</text:p>
          </table:table-cell>
          <table:table-cell office:value-type="float" office:value="-0.48391" calcext:value-type="float">
            <text:p>-0,4839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64" calcext:value-type="float">
            <text:p>0,38964</text:p>
          </table:table-cell>
          <table:table-cell office:value-type="float" office:value="-0.4038" calcext:value-type="float">
            <text:p>-0,4038</text:p>
          </table:table-cell>
          <table:table-cell table:style-name="ce3"/>
          <table:table-cell table:style-name="ce3" office:value-type="float" office:value="52" calcext:value-type="float">
            <text:p>5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66" calcext:value-type="float">
            <text:p>0,42966</text:p>
          </table:table-cell>
          <table:table-cell office:value-type="float" office:value="-0.36844" calcext:value-type="float">
            <text:p>-0,3684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701" calcext:value-type="float">
            <text:p>-0,40701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968" calcext:value-type="float">
            <text:p>0,24968</text:p>
          </table:table-cell>
          <table:table-cell office:value-type="float" office:value="-0.48812" calcext:value-type="float">
            <text:p>-0,48812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67012" calcext:value-type="float">
            <text:p>0,067012</text:p>
          </table:table-cell>
          <table:table-cell office:value-type="float" office:value="-0.55842" calcext:value-type="float">
            <text:p>-0,5584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4347" calcext:value-type="float">
            <text:p>-0,094347</text:p>
          </table:table-cell>
          <table:table-cell office:value-type="float" office:value="-0.58097" calcext:value-type="float">
            <text:p>-0,58097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9" calcext:value-type="float">
            <text:p>-0,15889</text:p>
          </table:table-cell>
          <table:table-cell office:value-type="float" office:value="-0.58221" calcext:value-type="float">
            <text:p>-0,5822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938" calcext:value-type="float">
            <text:p>-0,091938</text:p>
          </table:table-cell>
          <table:table-cell office:value-type="float" office:value="-0.57574" calcext:value-type="float">
            <text:p>-0,5757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2006" calcext:value-type="float">
            <text:p>0,072006</text:p>
          </table:table-cell>
          <table:table-cell office:value-type="float" office:value="-0.55501" calcext:value-type="float">
            <text:p>-0,55501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079" calcext:value-type="float">
            <text:p>0,26079</text:p>
          </table:table-cell>
          <table:table-cell office:value-type="float" office:value="-0.49921" calcext:value-type="float">
            <text:p>-0,4992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78" calcext:value-type="float">
            <text:p>0,40878</text:p>
          </table:table-cell>
          <table:table-cell office:value-type="float" office:value="-0.3976" calcext:value-type="float">
            <text:p>-0,3976</text:p>
          </table:table-cell>
          <table:table-cell table:style-name="ce3"/>
          <table:table-cell table:style-name="ce3" office:value-type="float" office:value="52" calcext:value-type="float">
            <text:p>5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99" calcext:value-type="float">
            <text:p>0,50999</text:p>
          </table:table-cell>
          <table:table-cell office:value-type="float" office:value="-0.25469" calcext:value-type="float">
            <text:p>-0,2546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3088" calcext:value-type="float">
            <text:p>-0,08308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76" calcext:value-type="float">
            <text:p>0,56176</text:p>
          </table:table-cell>
          <table:table-cell office:value-type="float" office:value="0.097892" calcext:value-type="float">
            <text:p>0,097892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609" calcext:value-type="float">
            <text:p>0,50609</text:p>
          </table:table-cell>
          <table:table-cell office:value-type="float" office:value="0.26724" calcext:value-type="float">
            <text:p>0,26724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office:value-type="float" office:value="0.3991" calcext:value-type="float">
            <text:p>0,3991</text:p>
          </table:table-cell>
          <table:table-cell office:value-type="float" office:value="0.40819" calcext:value-type="float">
            <text:p>0,4081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25191" calcext:value-type="float">
            <text:p>0,25191</text:p>
          </table:table-cell>
          <table:table-cell office:value-type="float" office:value="0.50947" calcext:value-type="float">
            <text:p>0,5094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080094" calcext:value-type="float">
            <text:p>0,080094</text:p>
          </table:table-cell>
          <table:table-cell office:value-type="float" office:value="0.56222" calcext:value-type="float">
            <text:p>0,562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8868" calcext:value-type="float">
            <text:p>-0,098868</text:p>
          </table:table-cell>
          <table:table-cell office:value-type="float" office:value="0.56176" calcext:value-type="float">
            <text:p>0,56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0" office:value-type="float" office:value="-10" calcext:value-type="float">
            <text:p>-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672" calcext:value-type="float">
            <text:p>-0,26672</text:p>
          </table:table-cell>
          <table:table-cell office:value-type="float" office:value="0.50609" calcext:value-type="float">
            <text:p>0,506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-28" calcext:value-type="float">
            <text:p>-28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table:number-columns-repeated="1005"/>
        </table:table-row>
        <table:table-row table:style-name="ro1">
          <table:table-cell office:value-type="float" office:value="-0.40819" calcext:value-type="float">
            <text:p>-0,40819</text:p>
          </table:table-cell>
          <table:table-cell office:value-type="float" office:value="0.3991" calcext:value-type="float">
            <text:p>0,3991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47" calcext:value-type="float">
            <text:p>-0,50947</text:p>
          </table:table-cell>
          <table:table-cell office:value-type="float" office:value="0.25191" calcext:value-type="float">
            <text:p>0,251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0094" calcext:value-type="float">
            <text:p>0,080094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7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68" calcext:value-type="float">
            <text:p>-0,55968</text:p>
          </table:table-cell>
          <table:table-cell office:value-type="float" office:value="-0.10251" calcext:value-type="float">
            <text:p>-0,10251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703" calcext:value-type="float">
            <text:p>-0,2703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77" calcext:value-type="float">
            <text:p>-0,40777</text:p>
          </table:table-cell>
          <table:table-cell office:value-type="float" office:value="-0.38905" calcext:value-type="float">
            <text:p>-0,38905</text:p>
          </table:table-cell>
          <table:table-cell table:style-name="ce3"/>
          <table:table-cell table:style-name="ce3" office:value-type="float" office:value="-10" calcext:value-type="float">
            <text:p>-1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9" calcext:value-type="float">
            <text:p>-0,3689</text:p>
          </table:table-cell>
          <table:table-cell office:value-type="float" office:value="-0.42914" calcext:value-type="float">
            <text:p>-0,42914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649" calcext:value-type="float">
            <text:p>-0,40649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8812" calcext:value-type="float">
            <text:p>-0,48812</text:p>
          </table:table-cell>
          <table:table-cell office:value-type="float" office:value="-0.24968" calcext:value-type="float">
            <text:p>-0,24968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842" calcext:value-type="float">
            <text:p>-0,55842</text:p>
          </table:table-cell>
          <table:table-cell office:value-type="float" office:value="-0.067012" calcext:value-type="float">
            <text:p>-0,06701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097" calcext:value-type="float">
            <text:p>-0,58097</text:p>
          </table:table-cell>
          <table:table-cell office:value-type="float" office:value="0.094347" calcext:value-type="float">
            <text:p>0,09434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221" calcext:value-type="float">
            <text:p>-0,58221</text:p>
          </table:table-cell>
          <table:table-cell office:value-type="float" office:value="0.15889" calcext:value-type="float">
            <text:p>0,158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574" calcext:value-type="float">
            <text:p>-0,57574</text:p>
          </table:table-cell>
          <table:table-cell office:value-type="float" office:value="0.091938" calcext:value-type="float">
            <text:p>0,091938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501" calcext:value-type="float">
            <text:p>-0,55501</text:p>
          </table:table-cell>
          <table:table-cell office:value-type="float" office:value="-0.072006" calcext:value-type="float">
            <text:p>-0,072006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921" calcext:value-type="float">
            <text:p>-0,49921</text:p>
          </table:table-cell>
          <table:table-cell office:value-type="float" office:value="-0.26079" calcext:value-type="float">
            <text:p>-0,2607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76" calcext:value-type="float">
            <text:p>-0,3976</text:p>
          </table:table-cell>
          <table:table-cell office:value-type="float" office:value="-0.40878" calcext:value-type="float">
            <text:p>-0,40878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469" calcext:value-type="float">
            <text:p>-0,25469</text:p>
          </table:table-cell>
          <table:table-cell office:value-type="float" office:value="-0.50999" calcext:value-type="float">
            <text:p>-0,50999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3088" calcext:value-type="float">
            <text:p>-0,083088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7892" calcext:value-type="float">
            <text:p>0,097892</text:p>
          </table:table-cell>
          <table:table-cell office:value-type="float" office:value="-0.56176" calcext:value-type="float">
            <text:p>-0,5617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724" calcext:value-type="float">
            <text:p>0,26724</text:p>
          </table:table-cell>
          <table:table-cell office:value-type="float" office:value="-0.50609" calcext:value-type="float">
            <text:p>-0,506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19" calcext:value-type="float">
            <text:p>0,40819</text:p>
          </table:table-cell>
          <table:table-cell office:value-type="float" office:value="-0.3991" calcext:value-type="float">
            <text:p>-0,3991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47" calcext:value-type="float">
            <text:p>0,50947</text:p>
          </table:table-cell>
          <table:table-cell office:value-type="float" office:value="-0.25191" calcext:value-type="float">
            <text:p>-0,2519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0094" calcext:value-type="float">
            <text:p>-0,080094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68" calcext:value-type="float">
            <text:p>0,55968</text:p>
          </table:table-cell>
          <table:table-cell office:value-type="float" office:value="0.10251" calcext:value-type="float">
            <text:p>0,10251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703" calcext:value-type="float">
            <text:p>0,2703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8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77" calcext:value-type="float">
            <text:p>0,40777</text:p>
          </table:table-cell>
          <table:table-cell office:value-type="float" office:value="0.38905" calcext:value-type="float">
            <text:p>0,38905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9" calcext:value-type="float">
            <text:p>0,3689</text:p>
          </table:table-cell>
          <table:table-cell office:value-type="float" office:value="0.42914" calcext:value-type="float">
            <text:p>0,4291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649" calcext:value-type="float">
            <text:p>0,40649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5176" calcext:value-type="float">
            <text:p>0,25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62" calcext:value-type="float">
            <text:p>0,562</text:p>
          </table:table-cell>
          <table:table-cell office:value-type="float" office:value="0.080809" calcext:value-type="float">
            <text:p>0,0808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35" calcext:value-type="float">
            <text:p>0,56235</text:p>
          </table:table-cell>
          <table:table-cell office:value-type="float" office:value="-0.10204" calcext:value-type="float">
            <text:p>-0,10204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09" calcext:value-type="float">
            <text:p>0,5009</text:p>
          </table:table-cell>
          <table:table-cell office:value-type="float" office:value="-0.27392" calcext:value-type="float">
            <text:p>-0,27392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94" calcext:value-type="float">
            <text:p>0,38994</text:p>
          </table:table-cell>
          <table:table-cell office:value-type="float" office:value="-0.41412" calcext:value-type="float">
            <text:p>-0,41412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23" calcext:value-type="float">
            <text:p>0,2423</text:p>
          </table:table-cell>
          <table:table-cell office:value-type="float" office:value="-0.51368" calcext:value-type="float">
            <text:p>-0,51368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0478" calcext:value-type="float">
            <text:p>0,070478</text:p>
          </table:table-cell>
          <table:table-cell office:value-type="float" office:value="-0.56371" calcext:value-type="float">
            <text:p>-0,5637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699" calcext:value-type="float">
            <text:p>-0,10699</text:p>
          </table:table-cell>
          <table:table-cell office:value-type="float" office:value="-0.55981" calcext:value-type="float">
            <text:p>-0,5598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86" calcext:value-type="float">
            <text:p>-0,27386</text:p>
          </table:table-cell>
          <table:table-cell office:value-type="float" office:value="-0.4994" calcext:value-type="float">
            <text:p>-0,4994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36" calcext:value-type="float">
            <text:p>-0,4136</text:p>
          </table:table-cell>
          <table:table-cell office:value-type="float" office:value="-0.39046" calcext:value-type="float">
            <text:p>-0,3904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1368" calcext:value-type="float">
            <text:p>-0,51368</text:p>
          </table:table-cell>
          <table:table-cell office:value-type="float" office:value="-0.2423" calcext:value-type="float">
            <text:p>-0,242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371" calcext:value-type="float">
            <text:p>-0,56371</text:p>
          </table:table-cell>
          <table:table-cell office:value-type="float" office:value="-0.070478" calcext:value-type="float">
            <text:p>-0,07047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81" calcext:value-type="float">
            <text:p>-0,55981</text:p>
          </table:table-cell>
          <table:table-cell office:value-type="float" office:value="0.10699" calcext:value-type="float">
            <text:p>0,1069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94" calcext:value-type="float">
            <text:p>-0,4994</text:p>
          </table:table-cell>
          <table:table-cell office:value-type="float" office:value="0.27386" calcext:value-type="float">
            <text:p>0,27386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9046" calcext:value-type="float">
            <text:p>-0,39046</text:p>
          </table:table-cell>
          <table:table-cell office:value-type="float" office:value="0.4136" calcext:value-type="float">
            <text:p>0,4136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022" calcext:value-type="float">
            <text:p>-0,24022</text:p>
          </table:table-cell>
          <table:table-cell office:value-type="float" office:value="0.50952" calcext:value-type="float">
            <text:p>0,5095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56681" calcext:value-type="float">
            <text:p>-0,056681</text:p>
          </table:table-cell>
          <table:table-cell office:value-type="float" office:value="0.56111" calcext:value-type="float">
            <text:p>0,5611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0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9294" calcext:value-type="float">
            <text:p>0,099294</text:p>
          </table:table-cell>
          <table:table-cell office:value-type="float" office:value="0.58091" calcext:value-type="float">
            <text:p>0,5809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3" calcext:value-type="float">
            <text:p>0,15883</text:p>
          </table:table-cell>
          <table:table-cell office:value-type="float" office:value="0.58395" calcext:value-type="float">
            <text:p>0,58395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417" calcext:value-type="float">
            <text:p>0,091417</text:p>
          </table:table-cell>
          <table:table-cell office:value-type="float" office:value="0.57874" calcext:value-type="float">
            <text:p>0,57874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2006" calcext:value-type="float">
            <text:p>-0,072006</text:p>
          </table:table-cell>
          <table:table-cell office:value-type="float" office:value="0.55599" calcext:value-type="float">
            <text:p>0,55599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079" calcext:value-type="float">
            <text:p>-0,26079</text:p>
          </table:table-cell>
          <table:table-cell office:value-type="float" office:value="0.49869" calcext:value-type="float">
            <text:p>0,49869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0878" calcext:value-type="float">
            <text:p>-0,40878</text:p>
          </table:table-cell>
          <table:table-cell office:value-type="float" office:value="0.3976" calcext:value-type="float">
            <text:p>0,3976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99" calcext:value-type="float">
            <text:p>-0,50999</text:p>
          </table:table-cell>
          <table:table-cell office:value-type="float" office:value="0.25469" calcext:value-type="float">
            <text:p>0,2546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3088" calcext:value-type="float">
            <text:p>0,08308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68" calcext:value-type="float">
            <text:p>-0,55968</text:p>
          </table:table-cell>
          <table:table-cell office:value-type="float" office:value="-0.10154" calcext:value-type="float">
            <text:p>-0,1015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7082" calcext:value-type="float">
            <text:p>-0,2708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777" calcext:value-type="float">
            <text:p>-0,40777</text:p>
          </table:table-cell>
          <table:table-cell office:value-type="float" office:value="-0.38905" calcext:value-type="float">
            <text:p>-0,38905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689" calcext:value-type="float">
            <text:p>-0,3689</text:p>
          </table:table-cell>
          <table:table-cell office:value-type="float" office:value="-0.42914" calcext:value-type="float">
            <text:p>-0,42914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0649" calcext:value-type="float">
            <text:p>-0,40649</text:p>
          </table:table-cell>
          <table:table-cell office:value-type="float" office:value="-0.37889" calcext:value-type="float">
            <text:p>-0,37889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177" calcext:value-type="float">
            <text:p>-0,49177</text:p>
          </table:table-cell>
          <table:table-cell office:value-type="float" office:value="-0.25176" calcext:value-type="float">
            <text:p>-0,25176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" calcext:value-type="float">
            <text:p>-0,562</text:p>
          </table:table-cell>
          <table:table-cell office:value-type="float" office:value="-0.080809" calcext:value-type="float">
            <text:p>-0,080809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235" calcext:value-type="float">
            <text:p>-0,56235</text:p>
          </table:table-cell>
          <table:table-cell office:value-type="float" office:value="0.10204" calcext:value-type="float">
            <text:p>0,1020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09" calcext:value-type="float">
            <text:p>-0,5009</text:p>
          </table:table-cell>
          <table:table-cell office:value-type="float" office:value="0.27392" calcext:value-type="float">
            <text:p>0,2739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38994" calcext:value-type="float">
            <text:p>-0,38994</text:p>
          </table:table-cell>
          <table:table-cell office:value-type="float" office:value="0.41412" calcext:value-type="float">
            <text:p>0,41412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8" office:value-type="float" office:value="-44" calcext:value-type="float">
            <text:p>-44</text:p>
          </table:table-cell>
          <table:table-cell table:number-columns-repeated="2"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022" calcext:value-type="float">
            <text:p>-0,24022</text:p>
          </table:table-cell>
          <table:table-cell office:value-type="float" office:value="0.50952" calcext:value-type="float">
            <text:p>0,5095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0"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56681" calcext:value-type="float">
            <text:p>-0,056681</text:p>
          </table:table-cell>
          <table:table-cell office:value-type="float" office:value="0.56111" calcext:value-type="float">
            <text:p>0,5611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0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9294" calcext:value-type="float">
            <text:p>0,099294</text:p>
          </table:table-cell>
          <table:table-cell office:value-type="float" office:value="0.58091" calcext:value-type="float">
            <text:p>0,5809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3" calcext:value-type="float">
            <text:p>0,15883</text:p>
          </table:table-cell>
          <table:table-cell office:value-type="float" office:value="0.58395" calcext:value-type="float">
            <text:p>0,58395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417" calcext:value-type="float">
            <text:p>0,091417</text:p>
          </table:table-cell>
          <table:table-cell office:value-type="float" office:value="0.57874" calcext:value-type="float">
            <text:p>0,57874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2006" calcext:value-type="float">
            <text:p>-0,072006</text:p>
          </table:table-cell>
          <table:table-cell office:value-type="float" office:value="0.55599" calcext:value-type="float">
            <text:p>0,55599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079" calcext:value-type="float">
            <text:p>-0,26079</text:p>
          </table:table-cell>
          <table:table-cell office:value-type="float" office:value="0.49869" calcext:value-type="float">
            <text:p>0,49869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0878" calcext:value-type="float">
            <text:p>-0,40878</text:p>
          </table:table-cell>
          <table:table-cell office:value-type="float" office:value="0.3976" calcext:value-type="float">
            <text:p>0,3976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2" office:value-type="float" office:value="-46" calcext:value-type="float">
            <text:p>-46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50999" calcext:value-type="float">
            <text:p>-0,50999</text:p>
          </table:table-cell>
          <table:table-cell office:value-type="float" office:value="0.25469" calcext:value-type="float">
            <text:p>0,2546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71" calcext:value-type="float">
            <text:p>-71</text:p>
          </table:table-cell>
          <table:table-cell table:number-columns-repeated="1005"/>
        </table:table-row>
        <table:table-row table:style-name="ro1">
          <table:table-cell office:value-type="float" office:value="-0.56222" calcext:value-type="float">
            <text:p>-0,56222</text:p>
          </table:table-cell>
          <table:table-cell office:value-type="float" office:value="0.083088" calcext:value-type="float">
            <text:p>0,08308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76" calcext:value-type="float">
            <text:p>-0,56176</text:p>
          </table:table-cell>
          <table:table-cell office:value-type="float" office:value="-0.097892" calcext:value-type="float">
            <text:p>-0,09789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609" calcext:value-type="float">
            <text:p>-0,50609</text:p>
          </table:table-cell>
          <table:table-cell office:value-type="float" office:value="-0.26724" calcext:value-type="float">
            <text:p>-0,2672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91" calcext:value-type="float">
            <text:p>-0,3991</text:p>
          </table:table-cell>
          <table:table-cell office:value-type="float" office:value="-0.40819" calcext:value-type="float">
            <text:p>-0,40819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191" calcext:value-type="float">
            <text:p>-0,25191</text:p>
          </table:table-cell>
          <table:table-cell office:value-type="float" office:value="-0.50947" calcext:value-type="float">
            <text:p>-0,50947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0094" calcext:value-type="float">
            <text:p>-0,080094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251" calcext:value-type="float">
            <text:p>0,10251</text:p>
          </table:table-cell>
          <table:table-cell office:value-type="float" office:value="-0.55968" calcext:value-type="float">
            <text:p>-0,55968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03" calcext:value-type="float">
            <text:p>0,2703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05" calcext:value-type="float">
            <text:p>0,38905</text:p>
          </table:table-cell>
          <table:table-cell office:value-type="float" office:value="-0.40777" calcext:value-type="float">
            <text:p>-0,4077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14" calcext:value-type="float">
            <text:p>0,42914</text:p>
          </table:table-cell>
          <table:table-cell office:value-type="float" office:value="-0.3689" calcext:value-type="float">
            <text:p>-0,36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649" calcext:value-type="float">
            <text:p>-0,40649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5176" calcext:value-type="float">
            <text:p>0,25176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080809" calcext:value-type="float">
            <text:p>0,080809</text:p>
          </table:table-cell>
          <table:table-cell office:value-type="float" office:value="-0.562" calcext:value-type="float">
            <text:p>-0,56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204" calcext:value-type="float">
            <text:p>-0,10204</text:p>
          </table:table-cell>
          <table:table-cell office:value-type="float" office:value="-0.56183" calcext:value-type="float">
            <text:p>-0,56183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92" calcext:value-type="float">
            <text:p>-0,27392</text:p>
          </table:table-cell>
          <table:table-cell office:value-type="float" office:value="-0.50187" calcext:value-type="float">
            <text:p>-0,5018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412" calcext:value-type="float">
            <text:p>-0,41412</text:p>
          </table:table-cell>
          <table:table-cell office:value-type="float" office:value="-0.39241" calcext:value-type="float">
            <text:p>-0,3924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1368" calcext:value-type="float">
            <text:p>-0,51368</text:p>
          </table:table-cell>
          <table:table-cell office:value-type="float" office:value="-0.24553" calcext:value-type="float">
            <text:p>-0,2455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371" calcext:value-type="float">
            <text:p>-0,56371</text:p>
          </table:table-cell>
          <table:table-cell office:value-type="float" office:value="-0.072952" calcext:value-type="float">
            <text:p>-0,072952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81" calcext:value-type="float">
            <text:p>-0,55981</text:p>
          </table:table-cell>
          <table:table-cell office:value-type="float" office:value="0.10601" calcext:value-type="float">
            <text:p>0,1060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94" calcext:value-type="float">
            <text:p>-0,4994</text:p>
          </table:table-cell>
          <table:table-cell office:value-type="float" office:value="0.27438" calcext:value-type="float">
            <text:p>0,27438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9046" calcext:value-type="float">
            <text:p>-0,39046</text:p>
          </table:table-cell>
          <table:table-cell office:value-type="float" office:value="0.4136" calcext:value-type="float">
            <text:p>0,4136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23" calcext:value-type="float">
            <text:p>-0,2423</text:p>
          </table:table-cell>
          <table:table-cell office:value-type="float" office:value="0.51368" calcext:value-type="float">
            <text:p>0,5136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8" office:value-type="float" office:value="-24" calcext:value-type="float">
            <text:p>-24</text:p>
          </table:table-cell>
          <table:table-cell table:number-columns-repeated="3"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0478" calcext:value-type="float">
            <text:p>-0,070478</text:p>
          </table:table-cell>
          <table:table-cell office:value-type="float" office:value="0.56371" calcext:value-type="float">
            <text:p>0,5637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2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699" calcext:value-type="float">
            <text:p>0,10699</text:p>
          </table:table-cell>
          <table:table-cell office:value-type="float" office:value="0.55981" calcext:value-type="float">
            <text:p>0,5598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86" calcext:value-type="float">
            <text:p>0,27386</text:p>
          </table:table-cell>
          <table:table-cell office:value-type="float" office:value="0.4994" calcext:value-type="float">
            <text:p>0,499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136" calcext:value-type="float">
            <text:p>0,4136</text:p>
          </table:table-cell>
          <table:table-cell office:value-type="float" office:value="0.39046" calcext:value-type="float">
            <text:p>0,3904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0952" calcext:value-type="float">
            <text:p>0,50952</text:p>
          </table:table-cell>
          <table:table-cell office:value-type="float" office:value="0.24022" calcext:value-type="float">
            <text:p>0,2402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11" calcext:value-type="float">
            <text:p>0,56111</text:p>
          </table:table-cell>
          <table:table-cell office:value-type="float" office:value="0.056681" calcext:value-type="float">
            <text:p>0,05668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091" calcext:value-type="float">
            <text:p>0,58091</text:p>
          </table:table-cell>
          <table:table-cell office:value-type="float" office:value="-0.099294" calcext:value-type="float">
            <text:p>-0,099294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395" calcext:value-type="float">
            <text:p>0,58395</text:p>
          </table:table-cell>
          <table:table-cell office:value-type="float" office:value="-0.15883" calcext:value-type="float">
            <text:p>-0,15883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7874" calcext:value-type="float">
            <text:p>0,57874</text:p>
          </table:table-cell>
          <table:table-cell office:value-type="float" office:value="-0.091417" calcext:value-type="float">
            <text:p>-0,09141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443" calcext:value-type="float">
            <text:p>0,55443</text:p>
          </table:table-cell>
          <table:table-cell office:value-type="float" office:value="0.075651" calcext:value-type="float">
            <text:p>0,075651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8339" calcext:value-type="float">
            <text:p>0,48339</text:p>
          </table:table-cell>
          <table:table-cell office:value-type="float" office:value="0.26437" calcext:value-type="float">
            <text:p>0,26437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0"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38" calcext:value-type="float">
            <text:p>0,4038</text:p>
          </table:table-cell>
          <table:table-cell office:value-type="float" office:value="0.38964" calcext:value-type="float">
            <text:p>0,3896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44" calcext:value-type="float">
            <text:p>0,36844</text:p>
          </table:table-cell>
          <table:table-cell office:value-type="float" office:value="0.42966" calcext:value-type="float">
            <text:p>0,42966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01" calcext:value-type="float">
            <text:p>0,40701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5176" calcext:value-type="float">
            <text:p>0,25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62" calcext:value-type="float">
            <text:p>0,562</text:p>
          </table:table-cell>
          <table:table-cell office:value-type="float" office:value="0.080809" calcext:value-type="float">
            <text:p>0,0808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35" calcext:value-type="float">
            <text:p>0,56235</text:p>
          </table:table-cell>
          <table:table-cell office:value-type="float" office:value="-0.10204" calcext:value-type="float">
            <text:p>-0,10204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09" calcext:value-type="float">
            <text:p>0,5009</text:p>
          </table:table-cell>
          <table:table-cell office:value-type="float" office:value="-0.27392" calcext:value-type="float">
            <text:p>-0,27392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94" calcext:value-type="float">
            <text:p>0,38994</text:p>
          </table:table-cell>
          <table:table-cell office:value-type="float" office:value="-0.41412" calcext:value-type="float">
            <text:p>-0,41412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022" calcext:value-type="float">
            <text:p>0,24022</text:p>
          </table:table-cell>
          <table:table-cell office:value-type="float" office:value="-0.50952" calcext:value-type="float">
            <text:p>-0,50952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56681" calcext:value-type="float">
            <text:p>0,056681</text:p>
          </table:table-cell>
          <table:table-cell office:value-type="float" office:value="-0.56111" calcext:value-type="float">
            <text:p>-0,5611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2"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9294" calcext:value-type="float">
            <text:p>-0,099294</text:p>
          </table:table-cell>
          <table:table-cell office:value-type="float" office:value="-0.58091" calcext:value-type="float">
            <text:p>-0,580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3" calcext:value-type="float">
            <text:p>-0,15883</text:p>
          </table:table-cell>
          <table:table-cell office:value-type="float" office:value="-0.58395" calcext:value-type="float">
            <text:p>-0,58395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417" calcext:value-type="float">
            <text:p>-0,091417</text:p>
          </table:table-cell>
          <table:table-cell office:value-type="float" office:value="-0.57874" calcext:value-type="float">
            <text:p>-0,5787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5651" calcext:value-type="float">
            <text:p>0,075651</text:p>
          </table:table-cell>
          <table:table-cell office:value-type="float" office:value="-0.55443" calcext:value-type="float">
            <text:p>-0,5544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437" calcext:value-type="float">
            <text:p>0,26437</text:p>
          </table:table-cell>
          <table:table-cell office:value-type="float" office:value="-0.48339" calcext:value-type="float">
            <text:p>-0,4833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64" calcext:value-type="float">
            <text:p>0,38964</text:p>
          </table:table-cell>
          <table:table-cell office:value-type="float" office:value="-0.4038" calcext:value-type="float">
            <text:p>-0,403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66" calcext:value-type="float">
            <text:p>0,42966</text:p>
          </table:table-cell>
          <table:table-cell office:value-type="float" office:value="-0.36844" calcext:value-type="float">
            <text:p>-0,3684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701" calcext:value-type="float">
            <text:p>-0,40701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5176" calcext:value-type="float">
            <text:p>0,25176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080809" calcext:value-type="float">
            <text:p>0,080809</text:p>
          </table:table-cell>
          <table:table-cell office:value-type="float" office:value="-0.562" calcext:value-type="float">
            <text:p>-0,56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204" calcext:value-type="float">
            <text:p>-0,10204</text:p>
          </table:table-cell>
          <table:table-cell office:value-type="float" office:value="-0.56183" calcext:value-type="float">
            <text:p>-0,56183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92" calcext:value-type="float">
            <text:p>-0,27392</text:p>
          </table:table-cell>
          <table:table-cell office:value-type="float" office:value="-0.50187" calcext:value-type="float">
            <text:p>-0,5018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412" calcext:value-type="float">
            <text:p>-0,41412</text:p>
          </table:table-cell>
          <table:table-cell office:value-type="float" office:value="-0.39241" calcext:value-type="float">
            <text:p>-0,3924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1368" calcext:value-type="float">
            <text:p>-0,51368</text:p>
          </table:table-cell>
          <table:table-cell office:value-type="float" office:value="-0.24553" calcext:value-type="float">
            <text:p>-0,2455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371" calcext:value-type="float">
            <text:p>-0,56371</text:p>
          </table:table-cell>
          <table:table-cell office:value-type="float" office:value="-0.072952" calcext:value-type="float">
            <text:p>-0,072952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81" calcext:value-type="float">
            <text:p>-0,55981</text:p>
          </table:table-cell>
          <table:table-cell office:value-type="float" office:value="0.10601" calcext:value-type="float">
            <text:p>0,1060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94" calcext:value-type="float">
            <text:p>-0,4994</text:p>
          </table:table-cell>
          <table:table-cell office:value-type="float" office:value="0.27438" calcext:value-type="float">
            <text:p>0,27438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9046" calcext:value-type="float">
            <text:p>-0,39046</text:p>
          </table:table-cell>
          <table:table-cell office:value-type="float" office:value="0.4136" calcext:value-type="float">
            <text:p>0,4136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022" calcext:value-type="float">
            <text:p>-0,24022</text:p>
          </table:table-cell>
          <table:table-cell office:value-type="float" office:value="0.50952" calcext:value-type="float">
            <text:p>0,5095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56681" calcext:value-type="float">
            <text:p>-0,056681</text:p>
          </table:table-cell>
          <table:table-cell office:value-type="float" office:value="0.56111" calcext:value-type="float">
            <text:p>0,5611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0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9294" calcext:value-type="float">
            <text:p>0,099294</text:p>
          </table:table-cell>
          <table:table-cell office:value-type="float" office:value="0.58091" calcext:value-type="float">
            <text:p>0,5809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3" calcext:value-type="float">
            <text:p>0,15883</text:p>
          </table:table-cell>
          <table:table-cell office:value-type="float" office:value="0.58395" calcext:value-type="float">
            <text:p>0,58395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417" calcext:value-type="float">
            <text:p>0,091417</text:p>
          </table:table-cell>
          <table:table-cell office:value-type="float" office:value="0.57874" calcext:value-type="float">
            <text:p>0,57874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5651" calcext:value-type="float">
            <text:p>-0,075651</text:p>
          </table:table-cell>
          <table:table-cell office:value-type="float" office:value="0.55443" calcext:value-type="float">
            <text:p>0,55443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437" calcext:value-type="float">
            <text:p>-0,26437</text:p>
          </table:table-cell>
          <table:table-cell office:value-type="float" office:value="0.48339" calcext:value-type="float">
            <text:p>0,48339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-28" calcext:value-type="float">
            <text:p>-28</text:p>
          </table:table-cell>
          <table:table-cell table:number-columns-repeated="2"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64" calcext:value-type="float">
            <text:p>-0,38964</text:p>
          </table:table-cell>
          <table:table-cell office:value-type="float" office:value="0.4038" calcext:value-type="float">
            <text:p>0,4038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1" office:value-type="float" office:value="-44" calcext:value-type="float">
            <text:p>-44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66" calcext:value-type="float">
            <text:p>-0,42966</text:p>
          </table:table-cell>
          <table:table-cell office:value-type="float" office:value="0.36844" calcext:value-type="float">
            <text:p>0,36844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701" calcext:value-type="float">
            <text:p>0,4070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5176" calcext:value-type="float">
            <text:p>-0,25176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080809" calcext:value-type="float">
            <text:p>-0,080809</text:p>
          </table:table-cell>
          <table:table-cell office:value-type="float" office:value="0.562" calcext:value-type="float">
            <text:p>0,56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8" office:value-type="float" office:value="-10" calcext:value-type="float">
            <text:p>-10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204" calcext:value-type="float">
            <text:p>0,10204</text:p>
          </table:table-cell>
          <table:table-cell office:value-type="float" office:value="0.56183" calcext:value-type="float">
            <text:p>0,56183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92" calcext:value-type="float">
            <text:p>0,27392</text:p>
          </table:table-cell>
          <table:table-cell office:value-type="float" office:value="0.50187" calcext:value-type="float">
            <text:p>0,50187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41412" calcext:value-type="float">
            <text:p>0,41412</text:p>
          </table:table-cell>
          <table:table-cell office:value-type="float" office:value="0.39241" calcext:value-type="float">
            <text:p>0,3924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0952" calcext:value-type="float">
            <text:p>0,50952</text:p>
          </table:table-cell>
          <table:table-cell office:value-type="float" office:value="0.24345" calcext:value-type="float">
            <text:p>0,24345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9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11" calcext:value-type="float">
            <text:p>0,56111</text:p>
          </table:table-cell>
          <table:table-cell office:value-type="float" office:value="0.059155" calcext:value-type="float">
            <text:p>0,059155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091" calcext:value-type="float">
            <text:p>0,58091</text:p>
          </table:table-cell>
          <table:table-cell office:value-type="float" office:value="-0.098318" calcext:value-type="float">
            <text:p>-0,098318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395" calcext:value-type="float">
            <text:p>0,58395</text:p>
          </table:table-cell>
          <table:table-cell office:value-type="float" office:value="-0.15935" calcext:value-type="float">
            <text:p>-0,15935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7874" calcext:value-type="float">
            <text:p>0,57874</text:p>
          </table:table-cell>
          <table:table-cell office:value-type="float" office:value="-0.091417" calcext:value-type="float">
            <text:p>-0,09141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443" calcext:value-type="float">
            <text:p>0,55443</text:p>
          </table:table-cell>
          <table:table-cell office:value-type="float" office:value="0.075651" calcext:value-type="float">
            <text:p>0,075651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8339" calcext:value-type="float">
            <text:p>0,48339</text:p>
          </table:table-cell>
          <table:table-cell office:value-type="float" office:value="0.26437" calcext:value-type="float">
            <text:p>0,26437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0"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38" calcext:value-type="float">
            <text:p>0,4038</text:p>
          </table:table-cell>
          <table:table-cell office:value-type="float" office:value="0.38964" calcext:value-type="float">
            <text:p>0,3896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44" calcext:value-type="float">
            <text:p>0,36844</text:p>
          </table:table-cell>
          <table:table-cell office:value-type="float" office:value="0.42966" calcext:value-type="float">
            <text:p>0,42966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01" calcext:value-type="float">
            <text:p>0,40701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8812" calcext:value-type="float">
            <text:p>0,48812</text:p>
          </table:table-cell>
          <table:table-cell office:value-type="float" office:value="0.24968" calcext:value-type="float">
            <text:p>0,24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842" calcext:value-type="float">
            <text:p>0,55842</text:p>
          </table:table-cell>
          <table:table-cell office:value-type="float" office:value="0.067012" calcext:value-type="float">
            <text:p>0,06701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097" calcext:value-type="float">
            <text:p>0,58097</text:p>
          </table:table-cell>
          <table:table-cell office:value-type="float" office:value="-0.094347" calcext:value-type="float">
            <text:p>-0,094347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221" calcext:value-type="float">
            <text:p>0,58221</text:p>
          </table:table-cell>
          <table:table-cell office:value-type="float" office:value="-0.15889" calcext:value-type="float">
            <text:p>-0,15889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7574" calcext:value-type="float">
            <text:p>0,57574</text:p>
          </table:table-cell>
          <table:table-cell office:value-type="float" office:value="-0.091938" calcext:value-type="float">
            <text:p>-0,091938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345" calcext:value-type="float">
            <text:p>0,55345</text:p>
          </table:table-cell>
          <table:table-cell office:value-type="float" office:value="0.075651" calcext:value-type="float">
            <text:p>0,075651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8391" calcext:value-type="float">
            <text:p>0,48391</text:p>
          </table:table-cell>
          <table:table-cell office:value-type="float" office:value="0.26437" calcext:value-type="float">
            <text:p>0,26437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0"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38" calcext:value-type="float">
            <text:p>0,4038</text:p>
          </table:table-cell>
          <table:table-cell office:value-type="float" office:value="0.38964" calcext:value-type="float">
            <text:p>0,38964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46" calcext:value-type="float">
            <text:p>46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44" calcext:value-type="float">
            <text:p>0,36844</text:p>
          </table:table-cell>
          <table:table-cell office:value-type="float" office:value="0.42966" calcext:value-type="float">
            <text:p>0,42966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01" calcext:value-type="float">
            <text:p>0,40701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5176" calcext:value-type="float">
            <text:p>0,25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62" calcext:value-type="float">
            <text:p>0,562</text:p>
          </table:table-cell>
          <table:table-cell office:value-type="float" office:value="0.080809" calcext:value-type="float">
            <text:p>0,0808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35" calcext:value-type="float">
            <text:p>0,56235</text:p>
          </table:table-cell>
          <table:table-cell office:value-type="float" office:value="-0.10204" calcext:value-type="float">
            <text:p>-0,10204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09" calcext:value-type="float">
            <text:p>0,5009</text:p>
          </table:table-cell>
          <table:table-cell office:value-type="float" office:value="-0.27392" calcext:value-type="float">
            <text:p>-0,27392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94" calcext:value-type="float">
            <text:p>0,38994</text:p>
          </table:table-cell>
          <table:table-cell office:value-type="float" office:value="-0.41412" calcext:value-type="float">
            <text:p>-0,41412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022" calcext:value-type="float">
            <text:p>0,24022</text:p>
          </table:table-cell>
          <table:table-cell office:value-type="float" office:value="-0.50952" calcext:value-type="float">
            <text:p>-0,50952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56681" calcext:value-type="float">
            <text:p>0,056681</text:p>
          </table:table-cell>
          <table:table-cell office:value-type="float" office:value="-0.56111" calcext:value-type="float">
            <text:p>-0,5611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2"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9294" calcext:value-type="float">
            <text:p>-0,099294</text:p>
          </table:table-cell>
          <table:table-cell office:value-type="float" office:value="-0.58091" calcext:value-type="float">
            <text:p>-0,580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3" calcext:value-type="float">
            <text:p>-0,15883</text:p>
          </table:table-cell>
          <table:table-cell office:value-type="float" office:value="-0.58395" calcext:value-type="float">
            <text:p>-0,58395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417" calcext:value-type="float">
            <text:p>-0,091417</text:p>
          </table:table-cell>
          <table:table-cell office:value-type="float" office:value="-0.57874" calcext:value-type="float">
            <text:p>-0,5787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2006" calcext:value-type="float">
            <text:p>0,072006</text:p>
          </table:table-cell>
          <table:table-cell office:value-type="float" office:value="-0.55599" calcext:value-type="float">
            <text:p>-0,5559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079" calcext:value-type="float">
            <text:p>0,26079</text:p>
          </table:table-cell>
          <table:table-cell office:value-type="float" office:value="-0.49869" calcext:value-type="float">
            <text:p>-0,4986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78" calcext:value-type="float">
            <text:p>0,40878</text:p>
          </table:table-cell>
          <table:table-cell office:value-type="float" office:value="-0.3976" calcext:value-type="float">
            <text:p>-0,3976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99" calcext:value-type="float">
            <text:p>0,50999</text:p>
          </table:table-cell>
          <table:table-cell office:value-type="float" office:value="-0.25469" calcext:value-type="float">
            <text:p>-0,2546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3088" calcext:value-type="float">
            <text:p>-0,08308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68" calcext:value-type="float">
            <text:p>0,55968</text:p>
          </table:table-cell>
          <table:table-cell office:value-type="float" office:value="0.10154" calcext:value-type="float">
            <text:p>0,10154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7082" calcext:value-type="float">
            <text:p>0,2708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8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77" calcext:value-type="float">
            <text:p>0,40777</text:p>
          </table:table-cell>
          <table:table-cell office:value-type="float" office:value="0.38905" calcext:value-type="float">
            <text:p>0,38905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9" calcext:value-type="float">
            <text:p>0,3689</text:p>
          </table:table-cell>
          <table:table-cell office:value-type="float" office:value="0.42914" calcext:value-type="float">
            <text:p>0,4291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649" calcext:value-type="float">
            <text:p>0,40649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5176" calcext:value-type="float">
            <text:p>0,25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62" calcext:value-type="float">
            <text:p>0,562</text:p>
          </table:table-cell>
          <table:table-cell office:value-type="float" office:value="0.080809" calcext:value-type="float">
            <text:p>0,0808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35" calcext:value-type="float">
            <text:p>0,56235</text:p>
          </table:table-cell>
          <table:table-cell office:value-type="float" office:value="-0.10204" calcext:value-type="float">
            <text:p>-0,10204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09" calcext:value-type="float">
            <text:p>0,5009</text:p>
          </table:table-cell>
          <table:table-cell office:value-type="float" office:value="-0.27392" calcext:value-type="float">
            <text:p>-0,27392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94" calcext:value-type="float">
            <text:p>0,38994</text:p>
          </table:table-cell>
          <table:table-cell office:value-type="float" office:value="-0.41412" calcext:value-type="float">
            <text:p>-0,41412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022" calcext:value-type="float">
            <text:p>0,24022</text:p>
          </table:table-cell>
          <table:table-cell office:value-type="float" office:value="-0.50952" calcext:value-type="float">
            <text:p>-0,50952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56681" calcext:value-type="float">
            <text:p>0,056681</text:p>
          </table:table-cell>
          <table:table-cell office:value-type="float" office:value="-0.56111" calcext:value-type="float">
            <text:p>-0,5611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2"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9294" calcext:value-type="float">
            <text:p>-0,099294</text:p>
          </table:table-cell>
          <table:table-cell office:value-type="float" office:value="-0.58091" calcext:value-type="float">
            <text:p>-0,5809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3" calcext:value-type="float">
            <text:p>-0,15883</text:p>
          </table:table-cell>
          <table:table-cell office:value-type="float" office:value="-0.58395" calcext:value-type="float">
            <text:p>-0,58395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417" calcext:value-type="float">
            <text:p>-0,091417</text:p>
          </table:table-cell>
          <table:table-cell office:value-type="float" office:value="-0.57874" calcext:value-type="float">
            <text:p>-0,5787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2006" calcext:value-type="float">
            <text:p>0,072006</text:p>
          </table:table-cell>
          <table:table-cell office:value-type="float" office:value="-0.55599" calcext:value-type="float">
            <text:p>-0,5559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079" calcext:value-type="float">
            <text:p>0,26079</text:p>
          </table:table-cell>
          <table:table-cell office:value-type="float" office:value="-0.49869" calcext:value-type="float">
            <text:p>-0,4986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78" calcext:value-type="float">
            <text:p>0,40878</text:p>
          </table:table-cell>
          <table:table-cell office:value-type="float" office:value="-0.3976" calcext:value-type="float">
            <text:p>-0,3976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99" calcext:value-type="float">
            <text:p>0,50999</text:p>
          </table:table-cell>
          <table:table-cell office:value-type="float" office:value="-0.25469" calcext:value-type="float">
            <text:p>-0,2546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3088" calcext:value-type="float">
            <text:p>-0,08308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68" calcext:value-type="float">
            <text:p>0,55968</text:p>
          </table:table-cell>
          <table:table-cell office:value-type="float" office:value="0.10154" calcext:value-type="float">
            <text:p>0,10154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7082" calcext:value-type="float">
            <text:p>0,2708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8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77" calcext:value-type="float">
            <text:p>0,40777</text:p>
          </table:table-cell>
          <table:table-cell office:value-type="float" office:value="0.38905" calcext:value-type="float">
            <text:p>0,38905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9" calcext:value-type="float">
            <text:p>0,3689</text:p>
          </table:table-cell>
          <table:table-cell office:value-type="float" office:value="0.42914" calcext:value-type="float">
            <text:p>0,4291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649" calcext:value-type="float">
            <text:p>0,40649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5176" calcext:value-type="float">
            <text:p>0,25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62" calcext:value-type="float">
            <text:p>0,562</text:p>
          </table:table-cell>
          <table:table-cell office:value-type="float" office:value="0.080809" calcext:value-type="float">
            <text:p>0,0808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35" calcext:value-type="float">
            <text:p>0,56235</text:p>
          </table:table-cell>
          <table:table-cell office:value-type="float" office:value="-0.10204" calcext:value-type="float">
            <text:p>-0,10204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09" calcext:value-type="float">
            <text:p>0,5009</text:p>
          </table:table-cell>
          <table:table-cell office:value-type="float" office:value="-0.27392" calcext:value-type="float">
            <text:p>-0,27392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94" calcext:value-type="float">
            <text:p>0,38994</text:p>
          </table:table-cell>
          <table:table-cell office:value-type="float" office:value="-0.41412" calcext:value-type="float">
            <text:p>-0,41412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23" calcext:value-type="float">
            <text:p>0,2423</text:p>
          </table:table-cell>
          <table:table-cell office:value-type="float" office:value="-0.51368" calcext:value-type="float">
            <text:p>-0,51368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0478" calcext:value-type="float">
            <text:p>0,070478</text:p>
          </table:table-cell>
          <table:table-cell office:value-type="float" office:value="-0.56371" calcext:value-type="float">
            <text:p>-0,5637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699" calcext:value-type="float">
            <text:p>-0,10699</text:p>
          </table:table-cell>
          <table:table-cell office:value-type="float" office:value="-0.55981" calcext:value-type="float">
            <text:p>-0,5598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86" calcext:value-type="float">
            <text:p>-0,27386</text:p>
          </table:table-cell>
          <table:table-cell office:value-type="float" office:value="-0.4994" calcext:value-type="float">
            <text:p>-0,4994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36" calcext:value-type="float">
            <text:p>-0,4136</text:p>
          </table:table-cell>
          <table:table-cell office:value-type="float" office:value="-0.39046" calcext:value-type="float">
            <text:p>-0,3904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1368" calcext:value-type="float">
            <text:p>-0,51368</text:p>
          </table:table-cell>
          <table:table-cell office:value-type="float" office:value="-0.2423" calcext:value-type="float">
            <text:p>-0,242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371" calcext:value-type="float">
            <text:p>-0,56371</text:p>
          </table:table-cell>
          <table:table-cell office:value-type="float" office:value="-0.070478" calcext:value-type="float">
            <text:p>-0,07047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81" calcext:value-type="float">
            <text:p>-0,55981</text:p>
          </table:table-cell>
          <table:table-cell office:value-type="float" office:value="0.10699" calcext:value-type="float">
            <text:p>0,1069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94" calcext:value-type="float">
            <text:p>-0,4994</text:p>
          </table:table-cell>
          <table:table-cell office:value-type="float" office:value="0.27386" calcext:value-type="float">
            <text:p>0,27386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9046" calcext:value-type="float">
            <text:p>-0,39046</text:p>
          </table:table-cell>
          <table:table-cell office:value-type="float" office:value="0.4136" calcext:value-type="float">
            <text:p>0,4136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23" calcext:value-type="float">
            <text:p>-0,2423</text:p>
          </table:table-cell>
          <table:table-cell office:value-type="float" office:value="0.51368" calcext:value-type="float">
            <text:p>0,5136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8" office:value-type="float" office:value="-24" calcext:value-type="float">
            <text:p>-24</text:p>
          </table:table-cell>
          <table:table-cell table:number-columns-repeated="3"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0478" calcext:value-type="float">
            <text:p>-0,070478</text:p>
          </table:table-cell>
          <table:table-cell office:value-type="float" office:value="0.56371" calcext:value-type="float">
            <text:p>0,5637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2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699" calcext:value-type="float">
            <text:p>0,10699</text:p>
          </table:table-cell>
          <table:table-cell office:value-type="float" office:value="0.55981" calcext:value-type="float">
            <text:p>0,5598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86" calcext:value-type="float">
            <text:p>0,27386</text:p>
          </table:table-cell>
          <table:table-cell office:value-type="float" office:value="0.4994" calcext:value-type="float">
            <text:p>0,499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136" calcext:value-type="float">
            <text:p>0,4136</text:p>
          </table:table-cell>
          <table:table-cell office:value-type="float" office:value="0.39046" calcext:value-type="float">
            <text:p>0,3904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0952" calcext:value-type="float">
            <text:p>0,50952</text:p>
          </table:table-cell>
          <table:table-cell office:value-type="float" office:value="0.24022" calcext:value-type="float">
            <text:p>0,2402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11" calcext:value-type="float">
            <text:p>0,56111</text:p>
          </table:table-cell>
          <table:table-cell office:value-type="float" office:value="0.056681" calcext:value-type="float">
            <text:p>0,05668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091" calcext:value-type="float">
            <text:p>0,58091</text:p>
          </table:table-cell>
          <table:table-cell office:value-type="float" office:value="-0.099294" calcext:value-type="float">
            <text:p>-0,099294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395" calcext:value-type="float">
            <text:p>0,58395</text:p>
          </table:table-cell>
          <table:table-cell office:value-type="float" office:value="-0.15883" calcext:value-type="float">
            <text:p>-0,15883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7874" calcext:value-type="float">
            <text:p>0,57874</text:p>
          </table:table-cell>
          <table:table-cell office:value-type="float" office:value="-0.091417" calcext:value-type="float">
            <text:p>-0,09141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599" calcext:value-type="float">
            <text:p>0,55599</text:p>
          </table:table-cell>
          <table:table-cell office:value-type="float" office:value="0.072006" calcext:value-type="float">
            <text:p>0,072006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869" calcext:value-type="float">
            <text:p>0,49869</text:p>
          </table:table-cell>
          <table:table-cell office:value-type="float" office:value="0.26079" calcext:value-type="float">
            <text:p>0,26079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976" calcext:value-type="float">
            <text:p>0,3976</text:p>
          </table:table-cell>
          <table:table-cell office:value-type="float" office:value="0.40878" calcext:value-type="float">
            <text:p>0,40878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25469" calcext:value-type="float">
            <text:p>0,25469</text:p>
          </table:table-cell>
          <table:table-cell office:value-type="float" office:value="0.50999" calcext:value-type="float">
            <text:p>0,50999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083088" calcext:value-type="float">
            <text:p>0,083088</text:p>
          </table:table-cell>
          <table:table-cell office:value-type="float" office:value="0.56222" calcext:value-type="float">
            <text:p>0,562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154" calcext:value-type="float">
            <text:p>-0,10154</text:p>
          </table:table-cell>
          <table:table-cell office:value-type="float" office:value="0.55968" calcext:value-type="float">
            <text:p>0,55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0" office:value-type="float" office:value="-10" calcext:value-type="float">
            <text:p>-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082" calcext:value-type="float">
            <text:p>-0,27082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-28" calcext:value-type="float">
            <text:p>-28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05" calcext:value-type="float">
            <text:p>-0,38905</text:p>
          </table:table-cell>
          <table:table-cell office:value-type="float" office:value="0.40777" calcext:value-type="float">
            <text:p>0,40777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14" calcext:value-type="float">
            <text:p>-0,42914</text:p>
          </table:table-cell>
          <table:table-cell office:value-type="float" office:value="0.3689" calcext:value-type="float">
            <text:p>0,368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649" calcext:value-type="float">
            <text:p>0,4064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5176" calcext:value-type="float">
            <text:p>-0,25176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080809" calcext:value-type="float">
            <text:p>-0,080809</text:p>
          </table:table-cell>
          <table:table-cell office:value-type="float" office:value="0.562" calcext:value-type="float">
            <text:p>0,56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8" office:value-type="float" office:value="-10" calcext:value-type="float">
            <text:p>-10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204" calcext:value-type="float">
            <text:p>0,10204</text:p>
          </table:table-cell>
          <table:table-cell office:value-type="float" office:value="0.56183" calcext:value-type="float">
            <text:p>0,56183</text:p>
          </table:table-cell>
          <table:table-cell table:style-name="ce3"/>
          <table:table-cell table:style-name="ce3" office:value-type="float" office:value="-10" calcext:value-type="float">
            <text:p>-10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92" calcext:value-type="float">
            <text:p>0,27392</text:p>
          </table:table-cell>
          <table:table-cell office:value-type="float" office:value="0.50187" calcext:value-type="float">
            <text:p>0,50187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41412" calcext:value-type="float">
            <text:p>0,41412</text:p>
          </table:table-cell>
          <table:table-cell office:value-type="float" office:value="0.39241" calcext:value-type="float">
            <text:p>0,3924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1368" calcext:value-type="float">
            <text:p>0,51368</text:p>
          </table:table-cell>
          <table:table-cell office:value-type="float" office:value="0.24553" calcext:value-type="float">
            <text:p>0,24553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7" office:value-type="float" office:value="62" calcext:value-type="float">
            <text:p>6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371" calcext:value-type="float">
            <text:p>0,56371</text:p>
          </table:table-cell>
          <table:table-cell office:value-type="float" office:value="0.072952" calcext:value-type="float">
            <text:p>0,072952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81" calcext:value-type="float">
            <text:p>0,55981</text:p>
          </table:table-cell>
          <table:table-cell office:value-type="float" office:value="-0.10601" calcext:value-type="float">
            <text:p>-0,10601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94" calcext:value-type="float">
            <text:p>0,4994</text:p>
          </table:table-cell>
          <table:table-cell office:value-type="float" office:value="-0.27438" calcext:value-type="float">
            <text:p>-0,27438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9046" calcext:value-type="float">
            <text:p>0,39046</text:p>
          </table:table-cell>
          <table:table-cell office:value-type="float" office:value="-0.4136" calcext:value-type="float">
            <text:p>-0,4136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23" calcext:value-type="float">
            <text:p>0,2423</text:p>
          </table:table-cell>
          <table:table-cell office:value-type="float" office:value="-0.51368" calcext:value-type="float">
            <text:p>-0,51368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0478" calcext:value-type="float">
            <text:p>0,070478</text:p>
          </table:table-cell>
          <table:table-cell office:value-type="float" office:value="-0.56371" calcext:value-type="float">
            <text:p>-0,5637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699" calcext:value-type="float">
            <text:p>-0,10699</text:p>
          </table:table-cell>
          <table:table-cell office:value-type="float" office:value="-0.55981" calcext:value-type="float">
            <text:p>-0,5598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86" calcext:value-type="float">
            <text:p>-0,27386</text:p>
          </table:table-cell>
          <table:table-cell office:value-type="float" office:value="-0.4994" calcext:value-type="float">
            <text:p>-0,4994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36" calcext:value-type="float">
            <text:p>-0,4136</text:p>
          </table:table-cell>
          <table:table-cell office:value-type="float" office:value="-0.39046" calcext:value-type="float">
            <text:p>-0,3904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0952" calcext:value-type="float">
            <text:p>-0,50952</text:p>
          </table:table-cell>
          <table:table-cell office:value-type="float" office:value="-0.24022" calcext:value-type="float">
            <text:p>-0,240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111" calcext:value-type="float">
            <text:p>-0,56111</text:p>
          </table:table-cell>
          <table:table-cell office:value-type="float" office:value="-0.056681" calcext:value-type="float">
            <text:p>-0,05668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9" office:value-type="float" office:value="-94" calcext:value-type="float">
            <text:p>-94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091" calcext:value-type="float">
            <text:p>-0,58091</text:p>
          </table:table-cell>
          <table:table-cell office:value-type="float" office:value="0.099294" calcext:value-type="float">
            <text:p>0,09929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0" office:value-type="float" office:value="-80" calcext:value-type="float">
            <text:p>-80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8395" calcext:value-type="float">
            <text:p>-0,58395</text:p>
          </table:table-cell>
          <table:table-cell office:value-type="float" office:value="0.15883" calcext:value-type="float">
            <text:p>0,15883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7874" calcext:value-type="float">
            <text:p>-0,57874</text:p>
          </table:table-cell>
          <table:table-cell office:value-type="float" office:value="0.091417" calcext:value-type="float">
            <text:p>0,091417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9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599" calcext:value-type="float">
            <text:p>-0,55599</text:p>
          </table:table-cell>
          <table:table-cell office:value-type="float" office:value="-0.072006" calcext:value-type="float">
            <text:p>-0,072006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869" calcext:value-type="float">
            <text:p>-0,49869</text:p>
          </table:table-cell>
          <table:table-cell office:value-type="float" office:value="-0.26079" calcext:value-type="float">
            <text:p>-0,2607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3976" calcext:value-type="float">
            <text:p>-0,3976</text:p>
          </table:table-cell>
          <table:table-cell office:value-type="float" office:value="-0.40878" calcext:value-type="float">
            <text:p>-0,40878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25469" calcext:value-type="float">
            <text:p>-0,25469</text:p>
          </table:table-cell>
          <table:table-cell office:value-type="float" office:value="-0.50999" calcext:value-type="float">
            <text:p>-0,50999</text:p>
          </table:table-cell>
          <table:table-cell table:style-name="ce3"/>
          <table:table-cell table:style-name="ce3" office:value-type="float" office:value="-80" calcext:value-type="float">
            <text:p>-80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083088" calcext:value-type="float">
            <text:p>-0,083088</text:p>
          </table:table-cell>
          <table:table-cell office:value-type="float" office:value="-0.56222" calcext:value-type="float">
            <text:p>-0,56222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154" calcext:value-type="float">
            <text:p>0,10154</text:p>
          </table:table-cell>
          <table:table-cell office:value-type="float" office:value="-0.55968" calcext:value-type="float">
            <text:p>-0,55968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082" calcext:value-type="float">
            <text:p>0,27082</text:p>
          </table:table-cell>
          <table:table-cell office:value-type="float" office:value="-0.49177" calcext:value-type="float">
            <text:p>-0,49177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05" calcext:value-type="float">
            <text:p>0,38905</text:p>
          </table:table-cell>
          <table:table-cell office:value-type="float" office:value="-0.40777" calcext:value-type="float">
            <text:p>-0,40777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2914" calcext:value-type="float">
            <text:p>0,42914</text:p>
          </table:table-cell>
          <table:table-cell office:value-type="float" office:value="-0.3689" calcext:value-type="float">
            <text:p>-0,3689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7889" calcext:value-type="float">
            <text:p>0,37889</text:p>
          </table:table-cell>
          <table:table-cell office:value-type="float" office:value="-0.40649" calcext:value-type="float">
            <text:p>-0,40649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968" calcext:value-type="float">
            <text:p>0,24968</text:p>
          </table:table-cell>
          <table:table-cell office:value-type="float" office:value="-0.48812" calcext:value-type="float">
            <text:p>-0,4881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67012" calcext:value-type="float">
            <text:p>0,067012</text:p>
          </table:table-cell>
          <table:table-cell office:value-type="float" office:value="-0.55842" calcext:value-type="float">
            <text:p>-0,55842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4347" calcext:value-type="float">
            <text:p>-0,094347</text:p>
          </table:table-cell>
          <table:table-cell office:value-type="float" office:value="-0.58097" calcext:value-type="float">
            <text:p>-0,58097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5889" calcext:value-type="float">
            <text:p>-0,15889</text:p>
          </table:table-cell>
          <table:table-cell office:value-type="float" office:value="-0.58221" calcext:value-type="float">
            <text:p>-0,5822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4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91938" calcext:value-type="float">
            <text:p>-0,091938</text:p>
          </table:table-cell>
          <table:table-cell office:value-type="float" office:value="-0.57574" calcext:value-type="float">
            <text:p>-0,5757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2006" calcext:value-type="float">
            <text:p>0,072006</text:p>
          </table:table-cell>
          <table:table-cell office:value-type="float" office:value="-0.55501" calcext:value-type="float">
            <text:p>-0,55501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6079" calcext:value-type="float">
            <text:p>0,26079</text:p>
          </table:table-cell>
          <table:table-cell office:value-type="float" office:value="-0.49921" calcext:value-type="float">
            <text:p>-0,49921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0878" calcext:value-type="float">
            <text:p>0,40878</text:p>
          </table:table-cell>
          <table:table-cell office:value-type="float" office:value="-0.3976" calcext:value-type="float">
            <text:p>-0,3976</text:p>
          </table:table-cell>
          <table:table-cell table:style-name="ce3"/>
          <table:table-cell table:style-name="ce3" office:value-type="float" office:value="52" calcext:value-type="float">
            <text:p>5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999" calcext:value-type="float">
            <text:p>0,50999</text:p>
          </table:table-cell>
          <table:table-cell office:value-type="float" office:value="-0.25469" calcext:value-type="float">
            <text:p>-0,2546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22" calcext:value-type="float">
            <text:p>0,56222</text:p>
          </table:table-cell>
          <table:table-cell office:value-type="float" office:value="-0.083088" calcext:value-type="float">
            <text:p>-0,08308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68" calcext:value-type="float">
            <text:p>0,55968</text:p>
          </table:table-cell>
          <table:table-cell office:value-type="float" office:value="0.10154" calcext:value-type="float">
            <text:p>0,10154</text:p>
          </table:table-cell>
          <table:table-cell table:style-name="ce3"/>
          <table:table-cell table:style-name="ce3" office:value-type="float" office:value="-68" calcext:value-type="float">
            <text:p>-68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7082" calcext:value-type="float">
            <text:p>0,2708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8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777" calcext:value-type="float">
            <text:p>0,40777</text:p>
          </table:table-cell>
          <table:table-cell office:value-type="float" office:value="0.38905" calcext:value-type="float">
            <text:p>0,38905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689" calcext:value-type="float">
            <text:p>0,3689</text:p>
          </table:table-cell>
          <table:table-cell office:value-type="float" office:value="0.42914" calcext:value-type="float">
            <text:p>0,42914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0649" calcext:value-type="float">
            <text:p>0,40649</text:p>
          </table:table-cell>
          <table:table-cell office:value-type="float" office:value="0.37889" calcext:value-type="float">
            <text:p>0,3788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9177" calcext:value-type="float">
            <text:p>0,49177</text:p>
          </table:table-cell>
          <table:table-cell office:value-type="float" office:value="0.25176" calcext:value-type="float">
            <text:p>0,2517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62" calcext:value-type="float">
            <text:p>0,562</text:p>
          </table:table-cell>
          <table:table-cell office:value-type="float" office:value="0.080809" calcext:value-type="float">
            <text:p>0,080809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235" calcext:value-type="float">
            <text:p>0,56235</text:p>
          </table:table-cell>
          <table:table-cell office:value-type="float" office:value="-0.10204" calcext:value-type="float">
            <text:p>-0,10204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009" calcext:value-type="float">
            <text:p>0,5009</text:p>
          </table:table-cell>
          <table:table-cell office:value-type="float" office:value="-0.27392" calcext:value-type="float">
            <text:p>-0,27392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8994" calcext:value-type="float">
            <text:p>0,38994</text:p>
          </table:table-cell>
          <table:table-cell office:value-type="float" office:value="-0.41412" calcext:value-type="float">
            <text:p>-0,41412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23" calcext:value-type="float">
            <text:p>0,2423</text:p>
          </table:table-cell>
          <table:table-cell office:value-type="float" office:value="-0.51368" calcext:value-type="float">
            <text:p>-0,51368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0478" calcext:value-type="float">
            <text:p>0,070478</text:p>
          </table:table-cell>
          <table:table-cell office:value-type="float" office:value="-0.56371" calcext:value-type="float">
            <text:p>-0,5637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699" calcext:value-type="float">
            <text:p>-0,10699</text:p>
          </table:table-cell>
          <table:table-cell office:value-type="float" office:value="-0.55981" calcext:value-type="float">
            <text:p>-0,5598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86" calcext:value-type="float">
            <text:p>-0,27386</text:p>
          </table:table-cell>
          <table:table-cell office:value-type="float" office:value="-0.4994" calcext:value-type="float">
            <text:p>-0,4994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36" calcext:value-type="float">
            <text:p>-0,4136</text:p>
          </table:table-cell>
          <table:table-cell office:value-type="float" office:value="-0.39046" calcext:value-type="float">
            <text:p>-0,3904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1368" calcext:value-type="float">
            <text:p>-0,51368</text:p>
          </table:table-cell>
          <table:table-cell office:value-type="float" office:value="-0.2423" calcext:value-type="float">
            <text:p>-0,242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371" calcext:value-type="float">
            <text:p>-0,56371</text:p>
          </table:table-cell>
          <table:table-cell office:value-type="float" office:value="-0.070478" calcext:value-type="float">
            <text:p>-0,07047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81" calcext:value-type="float">
            <text:p>-0,55981</text:p>
          </table:table-cell>
          <table:table-cell office:value-type="float" office:value="0.10699" calcext:value-type="float">
            <text:p>0,1069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94" calcext:value-type="float">
            <text:p>-0,4994</text:p>
          </table:table-cell>
          <table:table-cell office:value-type="float" office:value="0.27386" calcext:value-type="float">
            <text:p>0,27386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9046" calcext:value-type="float">
            <text:p>-0,39046</text:p>
          </table:table-cell>
          <table:table-cell office:value-type="float" office:value="0.4136" calcext:value-type="float">
            <text:p>0,4136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23" calcext:value-type="float">
            <text:p>-0,2423</text:p>
          </table:table-cell>
          <table:table-cell office:value-type="float" office:value="0.51368" calcext:value-type="float">
            <text:p>0,51368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8" office:value-type="float" office:value="-24" calcext:value-type="float">
            <text:p>-24</text:p>
          </table:table-cell>
          <table:table-cell table:number-columns-repeated="3"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0478" calcext:value-type="float">
            <text:p>-0,070478</text:p>
          </table:table-cell>
          <table:table-cell office:value-type="float" office:value="0.56371" calcext:value-type="float">
            <text:p>0,5637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2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699" calcext:value-type="float">
            <text:p>0,10699</text:p>
          </table:table-cell>
          <table:table-cell office:value-type="float" office:value="0.55981" calcext:value-type="float">
            <text:p>0,55981</text:p>
          </table:table-cell>
          <table:table-cell table:style-name="ce3"/>
          <table:table-cell table:style-name="ce3" office:value-type="float" office:value="-94" calcext:value-type="float">
            <text:p>-94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86" calcext:value-type="float">
            <text:p>0,27386</text:p>
          </table:table-cell>
          <table:table-cell office:value-type="float" office:value="0.4994" calcext:value-type="float">
            <text:p>0,4994</text:p>
          </table:table-cell>
          <table:table-cell table:style-name="ce3"/>
          <table:table-cell table:style-name="ce3" office:value-type="float" office:value="-82" calcext:value-type="float">
            <text:p>-82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4136" calcext:value-type="float">
            <text:p>0,4136</text:p>
          </table:table-cell>
          <table:table-cell office:value-type="float" office:value="0.39046" calcext:value-type="float">
            <text:p>0,39046</text:p>
          </table:table-cell>
          <table:table-cell table:style-name="ce3"/>
          <table:table-cell table:style-name="ce3" office:value-type="float" office:value="-74" calcext:value-type="float">
            <text:p>-7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0952" calcext:value-type="float">
            <text:p>0,50952</text:p>
          </table:table-cell>
          <table:table-cell office:value-type="float" office:value="0.24022" calcext:value-type="float">
            <text:p>0,2402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111" calcext:value-type="float">
            <text:p>0,56111</text:p>
          </table:table-cell>
          <table:table-cell office:value-type="float" office:value="0.056681" calcext:value-type="float">
            <text:p>0,05668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091" calcext:value-type="float">
            <text:p>0,58091</text:p>
          </table:table-cell>
          <table:table-cell office:value-type="float" office:value="-0.099294" calcext:value-type="float">
            <text:p>-0,099294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8395" calcext:value-type="float">
            <text:p>0,58395</text:p>
          </table:table-cell>
          <table:table-cell office:value-type="float" office:value="-0.15883" calcext:value-type="float">
            <text:p>-0,15883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7874" calcext:value-type="float">
            <text:p>0,57874</text:p>
          </table:table-cell>
          <table:table-cell office:value-type="float" office:value="-0.091417" calcext:value-type="float">
            <text:p>-0,09141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599" calcext:value-type="float">
            <text:p>0,55599</text:p>
          </table:table-cell>
          <table:table-cell office:value-type="float" office:value="0.072006" calcext:value-type="float">
            <text:p>0,072006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1"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869" calcext:value-type="float">
            <text:p>0,49869</text:p>
          </table:table-cell>
          <table:table-cell office:value-type="float" office:value="0.26079" calcext:value-type="float">
            <text:p>0,26079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3976" calcext:value-type="float">
            <text:p>0,3976</text:p>
          </table:table-cell>
          <table:table-cell office:value-type="float" office:value="0.40878" calcext:value-type="float">
            <text:p>0,40878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2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25469" calcext:value-type="float">
            <text:p>0,25469</text:p>
          </table:table-cell>
          <table:table-cell office:value-type="float" office:value="0.50999" calcext:value-type="float">
            <text:p>0,50999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083088" calcext:value-type="float">
            <text:p>0,083088</text:p>
          </table:table-cell>
          <table:table-cell office:value-type="float" office:value="0.56222" calcext:value-type="float">
            <text:p>0,56222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154" calcext:value-type="float">
            <text:p>-0,10154</text:p>
          </table:table-cell>
          <table:table-cell office:value-type="float" office:value="0.55968" calcext:value-type="float">
            <text:p>0,55968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0" office:value-type="float" office:value="-10" calcext:value-type="float">
            <text:p>-10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082" calcext:value-type="float">
            <text:p>-0,27082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8" office:value-type="float" office:value="-28" calcext:value-type="float">
            <text:p>-28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05" calcext:value-type="float">
            <text:p>-0,38905</text:p>
          </table:table-cell>
          <table:table-cell office:value-type="float" office:value="0.40777" calcext:value-type="float">
            <text:p>0,40777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14" calcext:value-type="float">
            <text:p>-0,42914</text:p>
          </table:table-cell>
          <table:table-cell office:value-type="float" office:value="0.3689" calcext:value-type="float">
            <text:p>0,3689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649" calcext:value-type="float">
            <text:p>0,4064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968" calcext:value-type="float">
            <text:p>-0,24968</text:p>
          </table:table-cell>
          <table:table-cell office:value-type="float" office:value="0.48812" calcext:value-type="float">
            <text:p>0,48812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67012" calcext:value-type="float">
            <text:p>-0,067012</text:p>
          </table:table-cell>
          <table:table-cell office:value-type="float" office:value="0.55842" calcext:value-type="float">
            <text:p>0,5584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4347" calcext:value-type="float">
            <text:p>0,094347</text:p>
          </table:table-cell>
          <table:table-cell office:value-type="float" office:value="0.58097" calcext:value-type="float">
            <text:p>0,58097</text:p>
          </table:table-cell>
          <table:table-cell table:style-name="ce3"/>
          <table:table-cell table:style-name="ce3" office:value-type="float" office:value="-10" calcext:value-type="float">
            <text:p>-10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9" calcext:value-type="float">
            <text:p>0,15889</text:p>
          </table:table-cell>
          <table:table-cell office:value-type="float" office:value="0.58221" calcext:value-type="float">
            <text:p>0,58221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938" calcext:value-type="float">
            <text:p>0,091938</text:p>
          </table:table-cell>
          <table:table-cell office:value-type="float" office:value="0.57574" calcext:value-type="float">
            <text:p>0,57574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5651" calcext:value-type="float">
            <text:p>-0,075651</text:p>
          </table:table-cell>
          <table:table-cell office:value-type="float" office:value="0.55345" calcext:value-type="float">
            <text:p>0,55345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437" calcext:value-type="float">
            <text:p>-0,26437</text:p>
          </table:table-cell>
          <table:table-cell office:value-type="float" office:value="0.48391" calcext:value-type="float">
            <text:p>0,4839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-28" calcext:value-type="float">
            <text:p>-28</text:p>
          </table:table-cell>
          <table:table-cell table:number-columns-repeated="2"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64" calcext:value-type="float">
            <text:p>-0,38964</text:p>
          </table:table-cell>
          <table:table-cell office:value-type="float" office:value="0.4038" calcext:value-type="float">
            <text:p>0,4038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1" office:value-type="float" office:value="-44" calcext:value-type="float">
            <text:p>-44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66" calcext:value-type="float">
            <text:p>-0,42966</text:p>
          </table:table-cell>
          <table:table-cell office:value-type="float" office:value="0.36844" calcext:value-type="float">
            <text:p>0,36844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701" calcext:value-type="float">
            <text:p>0,4070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968" calcext:value-type="float">
            <text:p>-0,24968</text:p>
          </table:table-cell>
          <table:table-cell office:value-type="float" office:value="0.48812" calcext:value-type="float">
            <text:p>0,4881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67012" calcext:value-type="float">
            <text:p>-0,067012</text:p>
          </table:table-cell>
          <table:table-cell office:value-type="float" office:value="0.55842" calcext:value-type="float">
            <text:p>0,5584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4347" calcext:value-type="float">
            <text:p>0,094347</text:p>
          </table:table-cell>
          <table:table-cell office:value-type="float" office:value="0.58097" calcext:value-type="float">
            <text:p>0,58097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5889" calcext:value-type="float">
            <text:p>0,15889</text:p>
          </table:table-cell>
          <table:table-cell office:value-type="float" office:value="0.58221" calcext:value-type="float">
            <text:p>0,58221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91938" calcext:value-type="float">
            <text:p>0,091938</text:p>
          </table:table-cell>
          <table:table-cell office:value-type="float" office:value="0.57574" calcext:value-type="float">
            <text:p>0,57574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75651" calcext:value-type="float">
            <text:p>-0,075651</text:p>
          </table:table-cell>
          <table:table-cell office:value-type="float" office:value="0.55345" calcext:value-type="float">
            <text:p>0,55345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11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6437" calcext:value-type="float">
            <text:p>-0,26437</text:p>
          </table:table-cell>
          <table:table-cell office:value-type="float" office:value="0.48391" calcext:value-type="float">
            <text:p>0,4839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0" office:value-type="float" office:value="-28" calcext:value-type="float">
            <text:p>-28</text:p>
          </table:table-cell>
          <table:table-cell table:number-columns-repeated="2"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8964" calcext:value-type="float">
            <text:p>-0,38964</text:p>
          </table:table-cell>
          <table:table-cell office:value-type="float" office:value="0.4038" calcext:value-type="float">
            <text:p>0,4038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1" office:value-type="float" office:value="-44" calcext:value-type="float">
            <text:p>-44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42966" calcext:value-type="float">
            <text:p>-0,42966</text:p>
          </table:table-cell>
          <table:table-cell office:value-type="float" office:value="0.36844" calcext:value-type="float">
            <text:p>0,36844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7889" calcext:value-type="float">
            <text:p>-0,37889</text:p>
          </table:table-cell>
          <table:table-cell office:value-type="float" office:value="0.40701" calcext:value-type="float">
            <text:p>0,4070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9"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5176" calcext:value-type="float">
            <text:p>-0,25176</text:p>
          </table:table-cell>
          <table:table-cell office:value-type="float" office:value="0.49177" calcext:value-type="float">
            <text:p>0,4917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1" office:value-type="float" office:value="-28" calcext:value-type="float">
            <text:p>-2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-33" calcext:value-type="float">
            <text:p>-33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080809" calcext:value-type="float">
            <text:p>-0,080809</text:p>
          </table:table-cell>
          <table:table-cell office:value-type="float" office:value="0.562" calcext:value-type="float">
            <text:p>0,562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8" office:value-type="float" office:value="-10" calcext:value-type="float">
            <text:p>-10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10204" calcext:value-type="float">
            <text:p>0,10204</text:p>
          </table:table-cell>
          <table:table-cell office:value-type="float" office:value="0.56183" calcext:value-type="float">
            <text:p>0,56183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27392" calcext:value-type="float">
            <text:p>0,27392</text:p>
          </table:table-cell>
          <table:table-cell office:value-type="float" office:value="0.50187" calcext:value-type="float">
            <text:p>0,50187</text:p>
          </table:table-cell>
          <table:table-cell table:style-name="ce3"/>
          <table:table-cell table:style-name="ce3" office:value-type="float" office:value="-24" calcext:value-type="float">
            <text:p>-24</text:p>
          </table:table-cell>
          <table:table-cell table:number-columns-repeated="8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0.41412" calcext:value-type="float">
            <text:p>0,41412</text:p>
          </table:table-cell>
          <table:table-cell office:value-type="float" office:value="0.39241" calcext:value-type="float">
            <text:p>0,39241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0.51368" calcext:value-type="float">
            <text:p>0,51368</text:p>
          </table:table-cell>
          <table:table-cell office:value-type="float" office:value="0.24553" calcext:value-type="float">
            <text:p>0,24553</text:p>
          </table:table-cell>
          <table:table-cell table:style-name="ce3"/>
          <table:table-cell table:style-name="ce3" office:value-type="float" office:value="-60" calcext:value-type="float">
            <text:p>-60</text:p>
          </table:table-cell>
          <table:table-cell table:number-columns-repeated="7" office:value-type="float" office:value="62" calcext:value-type="float">
            <text:p>62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6371" calcext:value-type="float">
            <text:p>0,56371</text:p>
          </table:table-cell>
          <table:table-cell office:value-type="float" office:value="0.072952" calcext:value-type="float">
            <text:p>0,072952</text:p>
          </table:table-cell>
          <table:table-cell table:style-name="ce3"/>
          <table:table-cell table:style-name="ce3" office:value-type="float" office:value="-44" calcext:value-type="float">
            <text:p>-44</text:p>
          </table:table-cell>
          <table:table-cell table:number-columns-repeated="12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55981" calcext:value-type="float">
            <text:p>0,55981</text:p>
          </table:table-cell>
          <table:table-cell office:value-type="float" office:value="-0.10601" calcext:value-type="float">
            <text:p>-0,10601</text:p>
          </table:table-cell>
          <table:table-cell table:style-name="ce3"/>
          <table:table-cell table:style-name="ce3" office:value-type="float" office:value="-22" calcext:value-type="float">
            <text:p>-22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4994" calcext:value-type="float">
            <text:p>0,4994</text:p>
          </table:table-cell>
          <table:table-cell office:value-type="float" office:value="-0.27438" calcext:value-type="float">
            <text:p>-0,27438</text:p>
          </table:table-cell>
          <table:table-cell table:style-name="ce3"/>
          <table:table-cell table:style-name="ce3" office:value-type="float" office:value="-8" calcext:value-type="float">
            <text:p>-8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39046" calcext:value-type="float">
            <text:p>0,39046</text:p>
          </table:table-cell>
          <table:table-cell office:value-type="float" office:value="-0.4136" calcext:value-type="float">
            <text:p>-0,4136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number-columns-repeated="15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float" office:value="0.2423" calcext:value-type="float">
            <text:p>0,2423</text:p>
          </table:table-cell>
          <table:table-cell office:value-type="float" office:value="-0.51368" calcext:value-type="float">
            <text:p>-0,51368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number-columns-repeated="1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.070478" calcext:value-type="float">
            <text:p>0,070478</text:p>
          </table:table-cell>
          <table:table-cell office:value-type="float" office:value="-0.56371" calcext:value-type="float">
            <text:p>-0,56371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number-columns-repeated="1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10699" calcext:value-type="float">
            <text:p>-0,10699</text:p>
          </table:table-cell>
          <table:table-cell office:value-type="float" office:value="-0.55981" calcext:value-type="float">
            <text:p>-0,55981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27386" calcext:value-type="float">
            <text:p>-0,27386</text:p>
          </table:table-cell>
          <table:table-cell office:value-type="float" office:value="-0.4994" calcext:value-type="float">
            <text:p>-0,4994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136" calcext:value-type="float">
            <text:p>-0,4136</text:p>
          </table:table-cell>
          <table:table-cell office:value-type="float" office:value="-0.39046" calcext:value-type="float">
            <text:p>-0,3904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1368" calcext:value-type="float">
            <text:p>-0,51368</text:p>
          </table:table-cell>
          <table:table-cell office:value-type="float" office:value="-0.2423" calcext:value-type="float">
            <text:p>-0,242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6371" calcext:value-type="float">
            <text:p>-0,56371</text:p>
          </table:table-cell>
          <table:table-cell office:value-type="float" office:value="-0.070478" calcext:value-type="float">
            <text:p>-0,070478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5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55981" calcext:value-type="float">
            <text:p>-0,55981</text:p>
          </table:table-cell>
          <table:table-cell office:value-type="float" office:value="0.10699" calcext:value-type="float">
            <text:p>0,10699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number-columns-repeated="11"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1005"/>
        </table:table-row>
        <table:table-row table:style-name="ro1">
          <table:table-cell office:value-type="float" office:value="-0.4994" calcext:value-type="float">
            <text:p>-0,4994</text:p>
          </table:table-cell>
          <table:table-cell office:value-type="float" office:value="0.27386" calcext:value-type="float">
            <text:p>0,27386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number-columns-repeated="8"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39046" calcext:value-type="float">
            <text:p>-0,39046</text:p>
          </table:table-cell>
          <table:table-cell office:value-type="float" office:value="0.4136" calcext:value-type="float">
            <text:p>0,4136</text:p>
          </table:table-cell>
          <table:table-cell table:style-name="ce3"/>
          <table:table-cell table:style-name="ce3" office:value-type="float" office:value="-62" calcext:value-type="float">
            <text:p>-62</text:p>
          </table:table-cell>
          <table:table-cell table:number-columns-repeated="12"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1005"/>
        </table:table-row>
        <table:table-row table:style-name="ro1">
          <table:table-cell office:value-type="float" office:value="-0.24022" calcext:value-type="float">
            <text:p>-0,24022</text:p>
          </table:table-cell>
          <table:table-cell office:value-type="float" office:value="0.50952" calcext:value-type="float">
            <text:p>0,50952</text:p>
          </table:table-cell>
          <table:table-cell table:style-name="ce3"/>
          <table:table-cell table:style-name="ce3" office:value-type="float" office:value="-66" calcext:value-type="float">
            <text:p>-66</text:p>
          </table:table-cell>
          <table:table-cell table:number-columns-repeated="10"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-0.056681" calcext:value-type="float">
            <text:p>-0,056681</text:p>
          </table:table-cell>
          <table:table-cell office:value-type="float" office:value="0.56111" calcext:value-type="float">
            <text:p>0,56111</text:p>
          </table:table-cell>
          <table:table-cell table:style-name="ce3"/>
          <table:table-cell table:style-name="ce3" office:value-type="float" office:value="-96" calcext:value-type="float">
            <text:p>-96</text:p>
          </table:table-cell>
          <table:table-cell table:number-columns-repeated="10"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10470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0:04:04.240726010</meta:creation-date>
    <meta:generator>LibreOffice/5.3.1.2$Linux_X86_64 LibreOffice_project/30m0$Build-2</meta:generator>
    <dc:date>2017-06-06T17:42:59.603899050</dc:date>
    <meta:editing-duration>PT5H9M2S</meta:editing-duration>
    <meta:editing-cycles>7</meta:editing-cycles>
    <meta:document-statistic meta:table-count="2" meta:cell-count="27991" meta:object-count="0"/>
  </office:meta>
</office:document-meta>
</file>